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ext-properties fo:color="#000000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5km time</text:p>
          </table:table-cell>
          <table:table-cell office:value-type="string">
            <text:p>short</text:p>
          </table:table-cell>
          <table:table-cell office:value-type="string">
            <text:p>mid</text:p>
          </table:table-cell>
          <table:table-cell office:value-type="string">
            <text:p>long</text:p>
          </table:table-cell>
          <table:table-cell office:value-type="string">
            <text:p>easy</text:p>
          </table:table-cell>
          <table:table-cell/>
          <table:table-cell table:style-name="ce1" office:value-type="string">
            <text:p>5km time</text:p>
          </table:table-cell>
          <table:table-cell office:value-type="string">
            <text:p>short</text:p>
          </table:table-cell>
          <table:table-cell office:value-type="string">
            <text:p>mid</text:p>
          </table:table-cell>
          <table:table-cell office:value-type="string">
            <text:p>long</text:p>
          </table:table-cell>
          <table:table-cell table:style-name="ce2" office:value-type="string">
            <text:p>easy</text:p>
          </table:table-cell>
        </table:table-row>
        <table:table-row table:style-name="ro1">
          <table:table-cell table:style-name="ce1" office:value-type="string">
            <text:p>0:15:00</text:p>
          </table:table-cell>
          <table:table-cell office:value-type="string">
            <text:p>0:03:11</text:p>
          </table:table-cell>
          <table:table-cell office:value-type="string">
            <text:p>0:03:20</text:p>
          </table:table-cell>
          <table:table-cell office:value-type="string">
            <text:p>0:03:29</text:p>
          </table:table-cell>
          <table:table-cell office:value-type="time" office:time-value="PT00H04M10S">
            <text:p>00:04:10</text:p>
          </table:table-cell>
          <table:table-cell/>
          <table:table-cell table:formula="of:=[.A2]" office:value-type="string" office:string-value="0:15:00">
            <text:p>0:15: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:15:05</text:p>
          </table:table-cell>
          <table:table-cell office:value-type="string">
            <text:p>0:03:12</text:p>
          </table:table-cell>
          <table:table-cell office:value-type="string">
            <text:p>0:03:21</text:p>
          </table:table-cell>
          <table:table-cell office:value-type="string">
            <text:p>0:03:30</text:p>
          </table:table-cell>
          <table:table-cell office:value-type="time" office:time-value="PT00H04M11S">
            <text:p>00:04:1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10</text:p>
          </table:table-cell>
          <table:table-cell office:value-type="string">
            <text:p>0:03:13</text:p>
          </table:table-cell>
          <table:table-cell office:value-type="string">
            <text:p>0:03:22</text:p>
          </table:table-cell>
          <table:table-cell office:value-type="string">
            <text:p>0:03:31</text:p>
          </table:table-cell>
          <table:table-cell office:value-type="time" office:time-value="PT00H04M12S">
            <text:p>00:04:1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15</text:p>
          </table:table-cell>
          <table:table-cell office:value-type="string">
            <text:p>0:03:14</text:p>
          </table:table-cell>
          <table:table-cell office:value-type="string">
            <text:p>0:03:23</text:p>
          </table:table-cell>
          <table:table-cell office:value-type="string">
            <text:p>0:03:32</text:p>
          </table:table-cell>
          <table:table-cell office:value-type="time" office:time-value="PT00H04M13S">
            <text:p>00:04:1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20</text:p>
          </table:table-cell>
          <table:table-cell office:value-type="string">
            <text:p>0:03:15</text:p>
          </table:table-cell>
          <table:table-cell office:value-type="string">
            <text:p>0:03:24</text:p>
          </table:table-cell>
          <table:table-cell office:value-type="string">
            <text:p>0:03:33</text:p>
          </table:table-cell>
          <table:table-cell office:value-type="time" office:time-value="PT00H04M14S">
            <text:p>00:04:1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25</text:p>
          </table:table-cell>
          <table:table-cell office:value-type="string">
            <text:p>0:03:16</text:p>
          </table:table-cell>
          <table:table-cell office:value-type="string">
            <text:p>0:03:25</text:p>
          </table:table-cell>
          <table:table-cell office:value-type="string">
            <text:p>0:03:34</text:p>
          </table:table-cell>
          <table:table-cell office:value-type="time" office:time-value="PT00H04M15S">
            <text:p>00:04:1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30</text:p>
          </table:table-cell>
          <table:table-cell office:value-type="string">
            <text:p>0:03:17</text:p>
          </table:table-cell>
          <table:table-cell office:value-type="string">
            <text:p>0:03:26</text:p>
          </table:table-cell>
          <table:table-cell office:value-type="string">
            <text:p>0:03:35</text:p>
          </table:table-cell>
          <table:table-cell office:value-type="time" office:time-value="PT00H04M16S">
            <text:p>00:04:1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35</text:p>
          </table:table-cell>
          <table:table-cell office:value-type="string">
            <text:p>0:03:18</text:p>
          </table:table-cell>
          <table:table-cell office:value-type="string">
            <text:p>0:03:27</text:p>
          </table:table-cell>
          <table:table-cell office:value-type="string">
            <text:p>0:03:36</text:p>
          </table:table-cell>
          <table:table-cell office:value-type="time" office:time-value="PT00H04M17S">
            <text:p>00:04:1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40</text:p>
          </table:table-cell>
          <table:table-cell office:value-type="string">
            <text:p>0:03:19</text:p>
          </table:table-cell>
          <table:table-cell office:value-type="string">
            <text:p>0:03:28</text:p>
          </table:table-cell>
          <table:table-cell office:value-type="string">
            <text:p>0:03:37</text:p>
          </table:table-cell>
          <table:table-cell office:value-type="time" office:time-value="PT00H04M18S">
            <text:p>00:04:1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45</text:p>
          </table:table-cell>
          <table:table-cell office:value-type="string">
            <text:p>0:03:20</text:p>
          </table:table-cell>
          <table:table-cell office:value-type="string">
            <text:p>0:03:29</text:p>
          </table:table-cell>
          <table:table-cell office:value-type="string">
            <text:p>0:03:38</text:p>
          </table:table-cell>
          <table:table-cell office:value-type="time" office:time-value="PT00H04M19S">
            <text:p>00:04:1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50</text:p>
          </table:table-cell>
          <table:table-cell office:value-type="string">
            <text:p>0:03:21</text:p>
          </table:table-cell>
          <table:table-cell office:value-type="string">
            <text:p>0:03:30</text:p>
          </table:table-cell>
          <table:table-cell office:value-type="string">
            <text:p>0:03:39</text:p>
          </table:table-cell>
          <table:table-cell office:value-type="time" office:time-value="PT00H04M20S">
            <text:p>00:04:2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5:55</text:p>
          </table:table-cell>
          <table:table-cell office:value-type="string">
            <text:p>0:03:22</text:p>
          </table:table-cell>
          <table:table-cell office:value-type="string">
            <text:p>0:03:31</text:p>
          </table:table-cell>
          <table:table-cell office:value-type="string">
            <text:p>0:03:40</text:p>
          </table:table-cell>
          <table:table-cell office:value-type="time" office:time-value="PT00H04M21S">
            <text:p>00:04:2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00</text:p>
          </table:table-cell>
          <table:table-cell office:value-type="string">
            <text:p>0:03:23</text:p>
          </table:table-cell>
          <table:table-cell office:value-type="string">
            <text:p>0:03:32</text:p>
          </table:table-cell>
          <table:table-cell office:value-type="string">
            <text:p>0:03:41</text:p>
          </table:table-cell>
          <table:table-cell office:value-type="time" office:time-value="PT00H04M22S">
            <text:p>00:04:2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05</text:p>
          </table:table-cell>
          <table:table-cell office:value-type="string">
            <text:p>0:03:24</text:p>
          </table:table-cell>
          <table:table-cell office:value-type="string">
            <text:p>0:03:33</text:p>
          </table:table-cell>
          <table:table-cell office:value-type="string">
            <text:p>0:03:42</text:p>
          </table:table-cell>
          <table:table-cell office:value-type="time" office:time-value="PT00H04M23S">
            <text:p>00:04:2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10</text:p>
          </table:table-cell>
          <table:table-cell office:value-type="string">
            <text:p>0:03:25</text:p>
          </table:table-cell>
          <table:table-cell office:value-type="string">
            <text:p>0:03:34</text:p>
          </table:table-cell>
          <table:table-cell office:value-type="string">
            <text:p>0:03:43</text:p>
          </table:table-cell>
          <table:table-cell office:value-type="time" office:time-value="PT00H04M24S">
            <text:p>00:04:2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15</text:p>
          </table:table-cell>
          <table:table-cell office:value-type="string">
            <text:p>0:03:26</text:p>
          </table:table-cell>
          <table:table-cell office:value-type="string">
            <text:p>0:03:35</text:p>
          </table:table-cell>
          <table:table-cell office:value-type="string">
            <text:p>0:03:44</text:p>
          </table:table-cell>
          <table:table-cell office:value-type="time" office:time-value="PT00H04M25S">
            <text:p>00:04:2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20</text:p>
          </table:table-cell>
          <table:table-cell office:value-type="string">
            <text:p>0:03:27</text:p>
          </table:table-cell>
          <table:table-cell office:value-type="string">
            <text:p>0:03:36</text:p>
          </table:table-cell>
          <table:table-cell office:value-type="string">
            <text:p>0:03:45</text:p>
          </table:table-cell>
          <table:table-cell office:value-type="time" office:time-value="PT00H04M26S">
            <text:p>00:04:2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25</text:p>
          </table:table-cell>
          <table:table-cell office:value-type="string">
            <text:p>0:03:28</text:p>
          </table:table-cell>
          <table:table-cell office:value-type="string">
            <text:p>0:03:37</text:p>
          </table:table-cell>
          <table:table-cell office:value-type="string">
            <text:p>0:03:46</text:p>
          </table:table-cell>
          <table:table-cell office:value-type="time" office:time-value="PT00H04M27S">
            <text:p>00:04:2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30</text:p>
          </table:table-cell>
          <table:table-cell office:value-type="string">
            <text:p>0:03:29</text:p>
          </table:table-cell>
          <table:table-cell office:value-type="string">
            <text:p>0:03:38</text:p>
          </table:table-cell>
          <table:table-cell office:value-type="string">
            <text:p>0:03:47</text:p>
          </table:table-cell>
          <table:table-cell office:value-type="time" office:time-value="PT00H04M28S">
            <text:p>00:04:2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35</text:p>
          </table:table-cell>
          <table:table-cell office:value-type="string">
            <text:p>0:03:30</text:p>
          </table:table-cell>
          <table:table-cell office:value-type="string">
            <text:p>0:03:39</text:p>
          </table:table-cell>
          <table:table-cell office:value-type="string">
            <text:p>0:03:48</text:p>
          </table:table-cell>
          <table:table-cell office:value-type="time" office:time-value="PT00H04M29S">
            <text:p>00:04:2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40</text:p>
          </table:table-cell>
          <table:table-cell office:value-type="string">
            <text:p>0:03:31</text:p>
          </table:table-cell>
          <table:table-cell office:value-type="string">
            <text:p>0:03:40</text:p>
          </table:table-cell>
          <table:table-cell office:value-type="string">
            <text:p>0:03:49</text:p>
          </table:table-cell>
          <table:table-cell office:value-type="time" office:time-value="PT00H04M30S">
            <text:p>00:04:3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45</text:p>
          </table:table-cell>
          <table:table-cell office:value-type="string">
            <text:p>0:03:32</text:p>
          </table:table-cell>
          <table:table-cell office:value-type="string">
            <text:p>0:03:41</text:p>
          </table:table-cell>
          <table:table-cell office:value-type="string">
            <text:p>0:03:50</text:p>
          </table:table-cell>
          <table:table-cell office:value-type="time" office:time-value="PT00H04M31S">
            <text:p>00:04:3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50</text:p>
          </table:table-cell>
          <table:table-cell office:value-type="string">
            <text:p>0:03:33</text:p>
          </table:table-cell>
          <table:table-cell office:value-type="string">
            <text:p>0:03:42</text:p>
          </table:table-cell>
          <table:table-cell office:value-type="string">
            <text:p>0:03:51</text:p>
          </table:table-cell>
          <table:table-cell office:value-type="time" office:time-value="PT00H04M32S">
            <text:p>00:04:3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6:55</text:p>
          </table:table-cell>
          <table:table-cell office:value-type="string">
            <text:p>0:03:34</text:p>
          </table:table-cell>
          <table:table-cell office:value-type="string">
            <text:p>0:03:43</text:p>
          </table:table-cell>
          <table:table-cell office:value-type="string">
            <text:p>0:03:52</text:p>
          </table:table-cell>
          <table:table-cell office:value-type="time" office:time-value="PT00H04M33S">
            <text:p>00:04:3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00</text:p>
          </table:table-cell>
          <table:table-cell office:value-type="string">
            <text:p>0:03:35</text:p>
          </table:table-cell>
          <table:table-cell office:value-type="string">
            <text:p>0:03:44</text:p>
          </table:table-cell>
          <table:table-cell office:value-type="string">
            <text:p>0:03:53</text:p>
          </table:table-cell>
          <table:table-cell office:value-type="time" office:time-value="PT00H04M34S">
            <text:p>00:04:3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05</text:p>
          </table:table-cell>
          <table:table-cell office:value-type="string">
            <text:p>0:03:36</text:p>
          </table:table-cell>
          <table:table-cell office:value-type="string">
            <text:p>0:03:45</text:p>
          </table:table-cell>
          <table:table-cell office:value-type="string">
            <text:p>0:03:54</text:p>
          </table:table-cell>
          <table:table-cell office:value-type="time" office:time-value="PT00H04M35S">
            <text:p>00:04:3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10</text:p>
          </table:table-cell>
          <table:table-cell office:value-type="string">
            <text:p>0:03:37</text:p>
          </table:table-cell>
          <table:table-cell office:value-type="string">
            <text:p>0:03:46</text:p>
          </table:table-cell>
          <table:table-cell office:value-type="string">
            <text:p>0:03:55</text:p>
          </table:table-cell>
          <table:table-cell office:value-type="time" office:time-value="PT00H04M36S">
            <text:p>00:04:3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15</text:p>
          </table:table-cell>
          <table:table-cell office:value-type="string">
            <text:p>0:03:38</text:p>
          </table:table-cell>
          <table:table-cell office:value-type="string">
            <text:p>0:03:47</text:p>
          </table:table-cell>
          <table:table-cell office:value-type="string">
            <text:p>0:03:56</text:p>
          </table:table-cell>
          <table:table-cell office:value-type="time" office:time-value="PT00H04M37S">
            <text:p>00:04:3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20</text:p>
          </table:table-cell>
          <table:table-cell office:value-type="string">
            <text:p>0:03:39</text:p>
          </table:table-cell>
          <table:table-cell office:value-type="string">
            <text:p>0:03:48</text:p>
          </table:table-cell>
          <table:table-cell office:value-type="string">
            <text:p>0:03:57</text:p>
          </table:table-cell>
          <table:table-cell office:value-type="time" office:time-value="PT00H04M38S">
            <text:p>00:04:3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25</text:p>
          </table:table-cell>
          <table:table-cell office:value-type="string">
            <text:p>0:03:40</text:p>
          </table:table-cell>
          <table:table-cell office:value-type="string">
            <text:p>0:03:49</text:p>
          </table:table-cell>
          <table:table-cell office:value-type="string">
            <text:p>0:03:58</text:p>
          </table:table-cell>
          <table:table-cell office:value-type="time" office:time-value="PT00H04M39S">
            <text:p>00:04:3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30</text:p>
          </table:table-cell>
          <table:table-cell office:value-type="string">
            <text:p>0:03:41</text:p>
          </table:table-cell>
          <table:table-cell office:value-type="string">
            <text:p>0:03:50</text:p>
          </table:table-cell>
          <table:table-cell office:value-type="string">
            <text:p>0:03:59</text:p>
          </table:table-cell>
          <table:table-cell office:value-type="time" office:time-value="PT00H04M40S">
            <text:p>00:04:4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35</text:p>
          </table:table-cell>
          <table:table-cell office:value-type="string">
            <text:p>0:03:42</text:p>
          </table:table-cell>
          <table:table-cell office:value-type="string">
            <text:p>0:03:51</text:p>
          </table:table-cell>
          <table:table-cell office:value-type="string">
            <text:p>0:04:00</text:p>
          </table:table-cell>
          <table:table-cell office:value-type="time" office:time-value="PT00H04M41S">
            <text:p>00:04:4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40</text:p>
          </table:table-cell>
          <table:table-cell office:value-type="string">
            <text:p>0:03:43</text:p>
          </table:table-cell>
          <table:table-cell office:value-type="string">
            <text:p>0:03:52</text:p>
          </table:table-cell>
          <table:table-cell office:value-type="string">
            <text:p>0:04:01</text:p>
          </table:table-cell>
          <table:table-cell office:value-type="time" office:time-value="PT00H04M42S">
            <text:p>00:04:4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45</text:p>
          </table:table-cell>
          <table:table-cell office:value-type="string">
            <text:p>0:03:44</text:p>
          </table:table-cell>
          <table:table-cell office:value-type="string">
            <text:p>0:03:53</text:p>
          </table:table-cell>
          <table:table-cell office:value-type="string">
            <text:p>0:04:02</text:p>
          </table:table-cell>
          <table:table-cell office:value-type="time" office:time-value="PT00H04M43S">
            <text:p>00:04:4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50</text:p>
          </table:table-cell>
          <table:table-cell office:value-type="string">
            <text:p>0:03:45</text:p>
          </table:table-cell>
          <table:table-cell office:value-type="string">
            <text:p>0:03:54</text:p>
          </table:table-cell>
          <table:table-cell office:value-type="string">
            <text:p>0:04:03</text:p>
          </table:table-cell>
          <table:table-cell office:value-type="time" office:time-value="PT00H04M44S">
            <text:p>00:04:4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7:55</text:p>
          </table:table-cell>
          <table:table-cell office:value-type="string">
            <text:p>0:03:46</text:p>
          </table:table-cell>
          <table:table-cell office:value-type="string">
            <text:p>0:03:55</text:p>
          </table:table-cell>
          <table:table-cell office:value-type="string">
            <text:p>0:04:04</text:p>
          </table:table-cell>
          <table:table-cell office:value-type="time" office:time-value="PT00H04M45S">
            <text:p>00:04:4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00</text:p>
          </table:table-cell>
          <table:table-cell office:value-type="string">
            <text:p>0:03:47</text:p>
          </table:table-cell>
          <table:table-cell office:value-type="string">
            <text:p>0:03:56</text:p>
          </table:table-cell>
          <table:table-cell office:value-type="string">
            <text:p>0:04:05</text:p>
          </table:table-cell>
          <table:table-cell office:value-type="time" office:time-value="PT00H04M46S">
            <text:p>00:04:4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05</text:p>
          </table:table-cell>
          <table:table-cell office:value-type="string">
            <text:p>0:03:48</text:p>
          </table:table-cell>
          <table:table-cell office:value-type="string">
            <text:p>0:03:57</text:p>
          </table:table-cell>
          <table:table-cell office:value-type="string">
            <text:p>0:04:06</text:p>
          </table:table-cell>
          <table:table-cell office:value-type="time" office:time-value="PT00H04M47S">
            <text:p>00:04:4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10</text:p>
          </table:table-cell>
          <table:table-cell office:value-type="string">
            <text:p>0:03:49</text:p>
          </table:table-cell>
          <table:table-cell office:value-type="string">
            <text:p>0:03:58</text:p>
          </table:table-cell>
          <table:table-cell office:value-type="string">
            <text:p>0:04:07</text:p>
          </table:table-cell>
          <table:table-cell office:value-type="time" office:time-value="PT00H04M48S">
            <text:p>00:04:4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15</text:p>
          </table:table-cell>
          <table:table-cell office:value-type="string">
            <text:p>0:03:50</text:p>
          </table:table-cell>
          <table:table-cell office:value-type="string">
            <text:p>0:03:59</text:p>
          </table:table-cell>
          <table:table-cell office:value-type="string">
            <text:p>0:04:08</text:p>
          </table:table-cell>
          <table:table-cell office:value-type="time" office:time-value="PT00H04M49S">
            <text:p>00:04:4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20</text:p>
          </table:table-cell>
          <table:table-cell office:value-type="string">
            <text:p>0:03:51</text:p>
          </table:table-cell>
          <table:table-cell office:value-type="string">
            <text:p>0:04:00</text:p>
          </table:table-cell>
          <table:table-cell office:value-type="string">
            <text:p>0:04:09</text:p>
          </table:table-cell>
          <table:table-cell office:value-type="time" office:time-value="PT00H04M50S">
            <text:p>00:04:5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25</text:p>
          </table:table-cell>
          <table:table-cell office:value-type="string">
            <text:p>0:03:52</text:p>
          </table:table-cell>
          <table:table-cell office:value-type="string">
            <text:p>0:04:01</text:p>
          </table:table-cell>
          <table:table-cell office:value-type="string">
            <text:p>0:04:10</text:p>
          </table:table-cell>
          <table:table-cell office:value-type="time" office:time-value="PT00H04M51S">
            <text:p>00:04:5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30</text:p>
          </table:table-cell>
          <table:table-cell office:value-type="string">
            <text:p>0:03:53</text:p>
          </table:table-cell>
          <table:table-cell office:value-type="string">
            <text:p>0:04:02</text:p>
          </table:table-cell>
          <table:table-cell office:value-type="string">
            <text:p>0:04:11</text:p>
          </table:table-cell>
          <table:table-cell office:value-type="time" office:time-value="PT00H04M52S">
            <text:p>00:04:5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35</text:p>
          </table:table-cell>
          <table:table-cell office:value-type="string">
            <text:p>0:03:54</text:p>
          </table:table-cell>
          <table:table-cell office:value-type="string">
            <text:p>0:04:03</text:p>
          </table:table-cell>
          <table:table-cell office:value-type="string">
            <text:p>0:04:12</text:p>
          </table:table-cell>
          <table:table-cell office:value-type="time" office:time-value="PT00H04M53S">
            <text:p>00:04:5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40</text:p>
          </table:table-cell>
          <table:table-cell office:value-type="string">
            <text:p>0:03:55</text:p>
          </table:table-cell>
          <table:table-cell office:value-type="string">
            <text:p>0:04:04</text:p>
          </table:table-cell>
          <table:table-cell office:value-type="string">
            <text:p>0:04:13</text:p>
          </table:table-cell>
          <table:table-cell office:value-type="time" office:time-value="PT00H04M54S">
            <text:p>00:04:5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45</text:p>
          </table:table-cell>
          <table:table-cell office:value-type="string">
            <text:p>0:03:56</text:p>
          </table:table-cell>
          <table:table-cell office:value-type="string">
            <text:p>0:04:05</text:p>
          </table:table-cell>
          <table:table-cell office:value-type="string">
            <text:p>0:04:14</text:p>
          </table:table-cell>
          <table:table-cell office:value-type="time" office:time-value="PT00H04M55S">
            <text:p>00:04:5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50</text:p>
          </table:table-cell>
          <table:table-cell office:value-type="string">
            <text:p>0:03:57</text:p>
          </table:table-cell>
          <table:table-cell office:value-type="string">
            <text:p>0:04:06</text:p>
          </table:table-cell>
          <table:table-cell office:value-type="string">
            <text:p>0:04:15</text:p>
          </table:table-cell>
          <table:table-cell office:value-type="time" office:time-value="PT00H04M56S">
            <text:p>00:04:5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8:55</text:p>
          </table:table-cell>
          <table:table-cell office:value-type="string">
            <text:p>0:03:58</text:p>
          </table:table-cell>
          <table:table-cell office:value-type="string">
            <text:p>0:04:07</text:p>
          </table:table-cell>
          <table:table-cell office:value-type="string">
            <text:p>0:04:16</text:p>
          </table:table-cell>
          <table:table-cell office:value-type="time" office:time-value="PT00H04M57S">
            <text:p>00:04:5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00</text:p>
          </table:table-cell>
          <table:table-cell office:value-type="string">
            <text:p>0:03:59</text:p>
          </table:table-cell>
          <table:table-cell office:value-type="string">
            <text:p>0:04:08</text:p>
          </table:table-cell>
          <table:table-cell office:value-type="string">
            <text:p>0:04:17</text:p>
          </table:table-cell>
          <table:table-cell office:value-type="time" office:time-value="PT00H04M58S">
            <text:p>00:04:5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05</text:p>
          </table:table-cell>
          <table:table-cell office:value-type="string">
            <text:p>0:04:00</text:p>
          </table:table-cell>
          <table:table-cell office:value-type="string">
            <text:p>0:04:09</text:p>
          </table:table-cell>
          <table:table-cell office:value-type="string">
            <text:p>0:04:18</text:p>
          </table:table-cell>
          <table:table-cell office:value-type="time" office:time-value="PT00H04M59S">
            <text:p>00:04:5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10</text:p>
          </table:table-cell>
          <table:table-cell office:value-type="string">
            <text:p>0:04:01</text:p>
          </table:table-cell>
          <table:table-cell office:value-type="string">
            <text:p>0:04:10</text:p>
          </table:table-cell>
          <table:table-cell office:value-type="string">
            <text:p>0:04:19</text:p>
          </table:table-cell>
          <table:table-cell office:value-type="time" office:time-value="PT00H05M00S">
            <text:p>00:05:0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15</text:p>
          </table:table-cell>
          <table:table-cell office:value-type="string">
            <text:p>0:04:02</text:p>
          </table:table-cell>
          <table:table-cell office:value-type="string">
            <text:p>0:04:11</text:p>
          </table:table-cell>
          <table:table-cell office:value-type="string">
            <text:p>0:04:20</text:p>
          </table:table-cell>
          <table:table-cell office:value-type="time" office:time-value="PT00H05M01S">
            <text:p>00:05:0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20</text:p>
          </table:table-cell>
          <table:table-cell office:value-type="string">
            <text:p>0:04:03</text:p>
          </table:table-cell>
          <table:table-cell office:value-type="string">
            <text:p>0:04:12</text:p>
          </table:table-cell>
          <table:table-cell office:value-type="string">
            <text:p>0:04:21</text:p>
          </table:table-cell>
          <table:table-cell office:value-type="time" office:time-value="PT00H05M02S">
            <text:p>00:05:0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25</text:p>
          </table:table-cell>
          <table:table-cell office:value-type="string">
            <text:p>0:04:04</text:p>
          </table:table-cell>
          <table:table-cell office:value-type="string">
            <text:p>0:04:13</text:p>
          </table:table-cell>
          <table:table-cell office:value-type="string">
            <text:p>0:04:22</text:p>
          </table:table-cell>
          <table:table-cell office:value-type="time" office:time-value="PT00H05M03S">
            <text:p>00:05:0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30</text:p>
          </table:table-cell>
          <table:table-cell office:value-type="string">
            <text:p>0:04:05</text:p>
          </table:table-cell>
          <table:table-cell office:value-type="string">
            <text:p>0:04:14</text:p>
          </table:table-cell>
          <table:table-cell office:value-type="string">
            <text:p>0:04:23</text:p>
          </table:table-cell>
          <table:table-cell office:value-type="time" office:time-value="PT00H05M04S">
            <text:p>00:05:0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35</text:p>
          </table:table-cell>
          <table:table-cell office:value-type="string">
            <text:p>0:04:06</text:p>
          </table:table-cell>
          <table:table-cell office:value-type="string">
            <text:p>0:04:15</text:p>
          </table:table-cell>
          <table:table-cell office:value-type="string">
            <text:p>0:04:24</text:p>
          </table:table-cell>
          <table:table-cell office:value-type="time" office:time-value="PT00H05M05S">
            <text:p>00:05:0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40</text:p>
          </table:table-cell>
          <table:table-cell office:value-type="string">
            <text:p>0:04:07</text:p>
          </table:table-cell>
          <table:table-cell office:value-type="string">
            <text:p>0:04:16</text:p>
          </table:table-cell>
          <table:table-cell office:value-type="string">
            <text:p>0:04:25</text:p>
          </table:table-cell>
          <table:table-cell office:value-type="time" office:time-value="PT00H05M06S">
            <text:p>00:05:0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0:19:45</text:p>
          </table:table-cell>
          <table:table-cell office:value-type="string">
            <text:p>0:04:08</text:p>
          </table:table-cell>
          <table:table-cell office:value-type="string">
            <text:p>0:04:17</text:p>
          </table:table-cell>
          <table:table-cell office:value-type="string">
            <text:p>0:04:26</text:p>
          </table:table-cell>
          <table:table-cell office:value-type="time" office:time-value="PT00H05M07S">
            <text:p>00:05:07</text:p>
          </table:table-cell>
          <table:table-cell table:number-columns-repeated="6"/>
        </table:table-row>
        <table:table-row table:style-name="ro1">
          <table:table-cell office:value-type="string">
            <text:p>0:19:50</text:p>
          </table:table-cell>
          <table:table-cell office:value-type="string">
            <text:p>0:04:09</text:p>
          </table:table-cell>
          <table:table-cell office:value-type="string">
            <text:p>0:04:18</text:p>
          </table:table-cell>
          <table:table-cell office:value-type="string">
            <text:p>0:04:27</text:p>
          </table:table-cell>
          <table:table-cell office:value-type="time" office:time-value="PT00H05M08S">
            <text:p>00:05:08</text:p>
          </table:table-cell>
          <table:table-cell table:number-columns-repeated="6"/>
        </table:table-row>
        <table:table-row table:style-name="ro1">
          <table:table-cell office:value-type="string">
            <text:p>0:19:55</text:p>
          </table:table-cell>
          <table:table-cell office:value-type="string">
            <text:p>0:04:10</text:p>
          </table:table-cell>
          <table:table-cell office:value-type="string">
            <text:p>0:04:19</text:p>
          </table:table-cell>
          <table:table-cell office:value-type="string">
            <text:p>0:04:28</text:p>
          </table:table-cell>
          <table:table-cell office:value-type="time" office:time-value="PT00H05M09S">
            <text:p>00:05:09</text:p>
          </table:table-cell>
          <table:table-cell table:number-columns-repeated="6"/>
        </table:table-row>
        <table:table-row table:style-name="ro1">
          <table:table-cell office:value-type="string">
            <text:p>0:20:00</text:p>
          </table:table-cell>
          <table:table-cell office:value-type="string">
            <text:p>0:04:11</text:p>
          </table:table-cell>
          <table:table-cell office:value-type="string">
            <text:p>0:04:20</text:p>
          </table:table-cell>
          <table:table-cell office:value-type="string">
            <text:p>0:04:29</text:p>
          </table:table-cell>
          <table:table-cell office:value-type="time" office:time-value="PT00H05M10S">
            <text:p>00:05:10</text:p>
          </table:table-cell>
          <table:table-cell table:number-columns-repeated="6"/>
        </table:table-row>
        <table:table-row table:style-name="ro1">
          <table:table-cell office:value-type="string">
            <text:p>0:20:05</text:p>
          </table:table-cell>
          <table:table-cell office:value-type="string">
            <text:p>0:04:12</text:p>
          </table:table-cell>
          <table:table-cell office:value-type="string">
            <text:p>0:04:21</text:p>
          </table:table-cell>
          <table:table-cell office:value-type="string">
            <text:p>0:04:30</text:p>
          </table:table-cell>
          <table:table-cell office:value-type="time" office:time-value="PT00H05M11S">
            <text:p>00:05:11</text:p>
          </table:table-cell>
          <table:table-cell table:number-columns-repeated="6"/>
        </table:table-row>
        <table:table-row table:style-name="ro1">
          <table:table-cell office:value-type="string">
            <text:p>0:20:10</text:p>
          </table:table-cell>
          <table:table-cell office:value-type="string">
            <text:p>0:04:13</text:p>
          </table:table-cell>
          <table:table-cell office:value-type="string">
            <text:p>0:04:22</text:p>
          </table:table-cell>
          <table:table-cell office:value-type="string">
            <text:p>0:04:31</text:p>
          </table:table-cell>
          <table:table-cell office:value-type="time" office:time-value="PT00H05M12S">
            <text:p>00:05:12</text:p>
          </table:table-cell>
          <table:table-cell table:number-columns-repeated="6"/>
        </table:table-row>
        <table:table-row table:style-name="ro1">
          <table:table-cell office:value-type="string">
            <text:p>0:20:15</text:p>
          </table:table-cell>
          <table:table-cell office:value-type="string">
            <text:p>0:04:14</text:p>
          </table:table-cell>
          <table:table-cell office:value-type="string">
            <text:p>0:04:23</text:p>
          </table:table-cell>
          <table:table-cell office:value-type="string">
            <text:p>0:04:32</text:p>
          </table:table-cell>
          <table:table-cell office:value-type="time" office:time-value="PT00H05M13S">
            <text:p>00:05:13</text:p>
          </table:table-cell>
          <table:table-cell table:number-columns-repeated="6"/>
        </table:table-row>
        <table:table-row table:style-name="ro1">
          <table:table-cell office:value-type="string">
            <text:p>0:20:20</text:p>
          </table:table-cell>
          <table:table-cell office:value-type="string">
            <text:p>0:04:15</text:p>
          </table:table-cell>
          <table:table-cell office:value-type="string">
            <text:p>0:04:24</text:p>
          </table:table-cell>
          <table:table-cell office:value-type="string">
            <text:p>0:04:33</text:p>
          </table:table-cell>
          <table:table-cell office:value-type="time" office:time-value="PT00H05M14S">
            <text:p>00:05:14</text:p>
          </table:table-cell>
          <table:table-cell table:number-columns-repeated="6"/>
        </table:table-row>
        <table:table-row table:style-name="ro1">
          <table:table-cell office:value-type="string">
            <text:p>0:20:25</text:p>
          </table:table-cell>
          <table:table-cell office:value-type="string">
            <text:p>0:04:16</text:p>
          </table:table-cell>
          <table:table-cell office:value-type="string">
            <text:p>0:04:25</text:p>
          </table:table-cell>
          <table:table-cell office:value-type="string">
            <text:p>0:04:34</text:p>
          </table:table-cell>
          <table:table-cell office:value-type="time" office:time-value="PT00H05M15S">
            <text:p>00:05:15</text:p>
          </table:table-cell>
          <table:table-cell table:number-columns-repeated="6"/>
        </table:table-row>
        <table:table-row table:style-name="ro1">
          <table:table-cell office:value-type="string">
            <text:p>0:20:30</text:p>
          </table:table-cell>
          <table:table-cell office:value-type="string">
            <text:p>0:04:17</text:p>
          </table:table-cell>
          <table:table-cell office:value-type="string">
            <text:p>0:04:26</text:p>
          </table:table-cell>
          <table:table-cell office:value-type="string">
            <text:p>0:04:35</text:p>
          </table:table-cell>
          <table:table-cell office:value-type="time" office:time-value="PT00H05M16S">
            <text:p>00:05:16</text:p>
          </table:table-cell>
          <table:table-cell table:number-columns-repeated="6"/>
        </table:table-row>
        <table:table-row table:style-name="ro1">
          <table:table-cell office:value-type="string">
            <text:p>0:20:35</text:p>
          </table:table-cell>
          <table:table-cell office:value-type="string">
            <text:p>0:04:18</text:p>
          </table:table-cell>
          <table:table-cell office:value-type="string">
            <text:p>0:04:27</text:p>
          </table:table-cell>
          <table:table-cell office:value-type="string">
            <text:p>0:04:36</text:p>
          </table:table-cell>
          <table:table-cell office:value-type="time" office:time-value="PT00H05M17S">
            <text:p>00:05:17</text:p>
          </table:table-cell>
          <table:table-cell table:number-columns-repeated="6"/>
        </table:table-row>
        <table:table-row table:style-name="ro1">
          <table:table-cell office:value-type="string">
            <text:p>0:20:40</text:p>
          </table:table-cell>
          <table:table-cell office:value-type="string">
            <text:p>0:04:19</text:p>
          </table:table-cell>
          <table:table-cell office:value-type="string">
            <text:p>0:04:28</text:p>
          </table:table-cell>
          <table:table-cell office:value-type="string">
            <text:p>0:04:37</text:p>
          </table:table-cell>
          <table:table-cell office:value-type="time" office:time-value="PT00H05M18S">
            <text:p>00:05:18</text:p>
          </table:table-cell>
          <table:table-cell table:number-columns-repeated="6"/>
        </table:table-row>
        <table:table-row table:style-name="ro1">
          <table:table-cell office:value-type="string">
            <text:p>0:20:45</text:p>
          </table:table-cell>
          <table:table-cell office:value-type="string">
            <text:p>0:04:20</text:p>
          </table:table-cell>
          <table:table-cell office:value-type="string">
            <text:p>0:04:29</text:p>
          </table:table-cell>
          <table:table-cell office:value-type="string">
            <text:p>0:04:38</text:p>
          </table:table-cell>
          <table:table-cell office:value-type="time" office:time-value="PT00H05M19S">
            <text:p>00:05:19</text:p>
          </table:table-cell>
          <table:table-cell table:number-columns-repeated="6"/>
        </table:table-row>
        <table:table-row table:style-name="ro1">
          <table:table-cell office:value-type="string">
            <text:p>0:20:50</text:p>
          </table:table-cell>
          <table:table-cell office:value-type="string">
            <text:p>0:04:21</text:p>
          </table:table-cell>
          <table:table-cell office:value-type="string">
            <text:p>0:04:30</text:p>
          </table:table-cell>
          <table:table-cell office:value-type="string">
            <text:p>0:04:39</text:p>
          </table:table-cell>
          <table:table-cell office:value-type="time" office:time-value="PT00H05M20S">
            <text:p>00:05:20</text:p>
          </table:table-cell>
          <table:table-cell table:number-columns-repeated="6"/>
        </table:table-row>
        <table:table-row table:style-name="ro1">
          <table:table-cell office:value-type="string">
            <text:p>0:20:55</text:p>
          </table:table-cell>
          <table:table-cell office:value-type="string">
            <text:p>0:04:22</text:p>
          </table:table-cell>
          <table:table-cell office:value-type="string">
            <text:p>0:04:31</text:p>
          </table:table-cell>
          <table:table-cell office:value-type="string">
            <text:p>0:04:40</text:p>
          </table:table-cell>
          <table:table-cell office:value-type="time" office:time-value="PT00H05M21S">
            <text:p>00:05:21</text:p>
          </table:table-cell>
          <table:table-cell table:number-columns-repeated="6"/>
        </table:table-row>
        <table:table-row table:style-name="ro1">
          <table:table-cell office:value-type="string">
            <text:p>0:21:00</text:p>
          </table:table-cell>
          <table:table-cell office:value-type="string">
            <text:p>0:04:23</text:p>
          </table:table-cell>
          <table:table-cell office:value-type="string">
            <text:p>0:04:32</text:p>
          </table:table-cell>
          <table:table-cell office:value-type="string">
            <text:p>0:04:41</text:p>
          </table:table-cell>
          <table:table-cell office:value-type="time" office:time-value="PT00H05M22S">
            <text:p>00:05:22</text:p>
          </table:table-cell>
          <table:table-cell table:number-columns-repeated="6"/>
        </table:table-row>
        <table:table-row table:style-name="ro1">
          <table:table-cell office:value-type="string">
            <text:p>0:21:05</text:p>
          </table:table-cell>
          <table:table-cell office:value-type="string">
            <text:p>0:04:24</text:p>
          </table:table-cell>
          <table:table-cell office:value-type="string">
            <text:p>0:04:33</text:p>
          </table:table-cell>
          <table:table-cell office:value-type="string">
            <text:p>0:04:42</text:p>
          </table:table-cell>
          <table:table-cell office:value-type="time" office:time-value="PT00H05M23S">
            <text:p>00:05:23</text:p>
          </table:table-cell>
          <table:table-cell table:number-columns-repeated="6"/>
        </table:table-row>
        <table:table-row table:style-name="ro1">
          <table:table-cell office:value-type="string">
            <text:p>0:21:10</text:p>
          </table:table-cell>
          <table:table-cell office:value-type="string">
            <text:p>0:04:25</text:p>
          </table:table-cell>
          <table:table-cell office:value-type="string">
            <text:p>0:04:34</text:p>
          </table:table-cell>
          <table:table-cell office:value-type="string">
            <text:p>0:04:43</text:p>
          </table:table-cell>
          <table:table-cell office:value-type="time" office:time-value="PT00H05M24S">
            <text:p>00:05:24</text:p>
          </table:table-cell>
          <table:table-cell table:number-columns-repeated="6"/>
        </table:table-row>
        <table:table-row table:style-name="ro1">
          <table:table-cell office:value-type="string">
            <text:p>0:21:15</text:p>
          </table:table-cell>
          <table:table-cell office:value-type="string">
            <text:p>0:04:26</text:p>
          </table:table-cell>
          <table:table-cell office:value-type="string">
            <text:p>0:04:35</text:p>
          </table:table-cell>
          <table:table-cell office:value-type="string">
            <text:p>0:04:44</text:p>
          </table:table-cell>
          <table:table-cell office:value-type="time" office:time-value="PT00H05M25S">
            <text:p>00:05:25</text:p>
          </table:table-cell>
          <table:table-cell table:number-columns-repeated="6"/>
        </table:table-row>
        <table:table-row table:style-name="ro1">
          <table:table-cell office:value-type="string">
            <text:p>0:21:20</text:p>
          </table:table-cell>
          <table:table-cell office:value-type="string">
            <text:p>0:04:27</text:p>
          </table:table-cell>
          <table:table-cell office:value-type="string">
            <text:p>0:04:36</text:p>
          </table:table-cell>
          <table:table-cell office:value-type="string">
            <text:p>0:04:45</text:p>
          </table:table-cell>
          <table:table-cell office:value-type="time" office:time-value="PT00H05M26S">
            <text:p>00:05:26</text:p>
          </table:table-cell>
          <table:table-cell table:number-columns-repeated="6"/>
        </table:table-row>
        <table:table-row table:style-name="ro1">
          <table:table-cell office:value-type="string">
            <text:p>0:21:25</text:p>
          </table:table-cell>
          <table:table-cell office:value-type="string">
            <text:p>0:04:28</text:p>
          </table:table-cell>
          <table:table-cell office:value-type="string">
            <text:p>0:04:37</text:p>
          </table:table-cell>
          <table:table-cell office:value-type="string">
            <text:p>0:04:46</text:p>
          </table:table-cell>
          <table:table-cell office:value-type="time" office:time-value="PT00H05M27S">
            <text:p>00:05:27</text:p>
          </table:table-cell>
          <table:table-cell table:number-columns-repeated="6"/>
        </table:table-row>
        <table:table-row table:style-name="ro1">
          <table:table-cell office:value-type="string">
            <text:p>0:21:30</text:p>
          </table:table-cell>
          <table:table-cell office:value-type="string">
            <text:p>0:04:29</text:p>
          </table:table-cell>
          <table:table-cell office:value-type="string">
            <text:p>0:04:38</text:p>
          </table:table-cell>
          <table:table-cell office:value-type="string">
            <text:p>0:04:47</text:p>
          </table:table-cell>
          <table:table-cell office:value-type="time" office:time-value="PT00H05M28S">
            <text:p>00:05:28</text:p>
          </table:table-cell>
          <table:table-cell table:number-columns-repeated="6"/>
        </table:table-row>
        <table:table-row table:style-name="ro1">
          <table:table-cell office:value-type="string">
            <text:p>0:21:35</text:p>
          </table:table-cell>
          <table:table-cell office:value-type="string">
            <text:p>0:04:30</text:p>
          </table:table-cell>
          <table:table-cell office:value-type="string">
            <text:p>0:04:39</text:p>
          </table:table-cell>
          <table:table-cell office:value-type="string">
            <text:p>0:04:48</text:p>
          </table:table-cell>
          <table:table-cell office:value-type="time" office:time-value="PT00H05M29S">
            <text:p>00:05:29</text:p>
          </table:table-cell>
          <table:table-cell table:number-columns-repeated="6"/>
        </table:table-row>
        <table:table-row table:style-name="ro1">
          <table:table-cell office:value-type="string">
            <text:p>0:21:40</text:p>
          </table:table-cell>
          <table:table-cell office:value-type="string">
            <text:p>0:04:31</text:p>
          </table:table-cell>
          <table:table-cell office:value-type="string">
            <text:p>0:04:40</text:p>
          </table:table-cell>
          <table:table-cell office:value-type="string">
            <text:p>0:04:49</text:p>
          </table:table-cell>
          <table:table-cell office:value-type="time" office:time-value="PT00H05M30S">
            <text:p>00:05:30</text:p>
          </table:table-cell>
          <table:table-cell table:number-columns-repeated="6"/>
        </table:table-row>
        <table:table-row table:style-name="ro1">
          <table:table-cell office:value-type="string">
            <text:p>0:21:45</text:p>
          </table:table-cell>
          <table:table-cell office:value-type="string">
            <text:p>0:04:32</text:p>
          </table:table-cell>
          <table:table-cell office:value-type="string">
            <text:p>0:04:41</text:p>
          </table:table-cell>
          <table:table-cell office:value-type="string">
            <text:p>0:04:50</text:p>
          </table:table-cell>
          <table:table-cell office:value-type="time" office:time-value="PT00H05M31S">
            <text:p>00:05:31</text:p>
          </table:table-cell>
          <table:table-cell table:number-columns-repeated="6"/>
        </table:table-row>
        <table:table-row table:style-name="ro1">
          <table:table-cell office:value-type="string">
            <text:p>0:21:50</text:p>
          </table:table-cell>
          <table:table-cell office:value-type="string">
            <text:p>0:04:33</text:p>
          </table:table-cell>
          <table:table-cell office:value-type="string">
            <text:p>0:04:42</text:p>
          </table:table-cell>
          <table:table-cell office:value-type="string">
            <text:p>0:04:51</text:p>
          </table:table-cell>
          <table:table-cell office:value-type="time" office:time-value="PT00H05M32S">
            <text:p>00:05:32</text:p>
          </table:table-cell>
          <table:table-cell table:number-columns-repeated="6"/>
        </table:table-row>
        <table:table-row table:style-name="ro1">
          <table:table-cell office:value-type="string">
            <text:p>0:21:55</text:p>
          </table:table-cell>
          <table:table-cell office:value-type="string">
            <text:p>0:04:34</text:p>
          </table:table-cell>
          <table:table-cell office:value-type="string">
            <text:p>0:04:43</text:p>
          </table:table-cell>
          <table:table-cell office:value-type="string">
            <text:p>0:04:52</text:p>
          </table:table-cell>
          <table:table-cell office:value-type="time" office:time-value="PT00H05M33S">
            <text:p>00:05:33</text:p>
          </table:table-cell>
          <table:table-cell table:number-columns-repeated="6"/>
        </table:table-row>
        <table:table-row table:style-name="ro1">
          <table:table-cell office:value-type="string">
            <text:p>0:22:00</text:p>
          </table:table-cell>
          <table:table-cell office:value-type="string">
            <text:p>0:04:35</text:p>
          </table:table-cell>
          <table:table-cell office:value-type="string">
            <text:p>0:04:44</text:p>
          </table:table-cell>
          <table:table-cell office:value-type="string">
            <text:p>0:04:53</text:p>
          </table:table-cell>
          <table:table-cell office:value-type="time" office:time-value="PT00H05M34S">
            <text:p>00:05:34</text:p>
          </table:table-cell>
          <table:table-cell table:number-columns-repeated="6"/>
        </table:table-row>
        <table:table-row table:style-name="ro1">
          <table:table-cell office:value-type="string">
            <text:p>0:22:05</text:p>
          </table:table-cell>
          <table:table-cell office:value-type="string">
            <text:p>0:04:36</text:p>
          </table:table-cell>
          <table:table-cell office:value-type="string">
            <text:p>0:04:45</text:p>
          </table:table-cell>
          <table:table-cell office:value-type="string">
            <text:p>0:04:54</text:p>
          </table:table-cell>
          <table:table-cell office:value-type="time" office:time-value="PT00H05M35S">
            <text:p>00:05:35</text:p>
          </table:table-cell>
          <table:table-cell table:number-columns-repeated="6"/>
        </table:table-row>
        <table:table-row table:style-name="ro1">
          <table:table-cell office:value-type="string">
            <text:p>0:22:10</text:p>
          </table:table-cell>
          <table:table-cell office:value-type="string">
            <text:p>0:04:37</text:p>
          </table:table-cell>
          <table:table-cell office:value-type="string">
            <text:p>0:04:46</text:p>
          </table:table-cell>
          <table:table-cell office:value-type="string">
            <text:p>0:04:55</text:p>
          </table:table-cell>
          <table:table-cell office:value-type="time" office:time-value="PT00H05M36S">
            <text:p>00:05:36</text:p>
          </table:table-cell>
          <table:table-cell table:number-columns-repeated="6"/>
        </table:table-row>
        <table:table-row table:style-name="ro1">
          <table:table-cell office:value-type="string">
            <text:p>0:22:15</text:p>
          </table:table-cell>
          <table:table-cell office:value-type="string">
            <text:p>0:04:38</text:p>
          </table:table-cell>
          <table:table-cell office:value-type="string">
            <text:p>0:04:47</text:p>
          </table:table-cell>
          <table:table-cell office:value-type="string">
            <text:p>0:04:56</text:p>
          </table:table-cell>
          <table:table-cell office:value-type="time" office:time-value="PT00H05M37S">
            <text:p>00:05:37</text:p>
          </table:table-cell>
          <table:table-cell table:number-columns-repeated="6"/>
        </table:table-row>
        <table:table-row table:style-name="ro1">
          <table:table-cell office:value-type="string">
            <text:p>0:22:20</text:p>
          </table:table-cell>
          <table:table-cell office:value-type="string">
            <text:p>0:04:39</text:p>
          </table:table-cell>
          <table:table-cell office:value-type="string">
            <text:p>0:04:48</text:p>
          </table:table-cell>
          <table:table-cell office:value-type="string">
            <text:p>0:04:57</text:p>
          </table:table-cell>
          <table:table-cell office:value-type="time" office:time-value="PT00H05M38S">
            <text:p>00:05:38</text:p>
          </table:table-cell>
          <table:table-cell table:number-columns-repeated="6"/>
        </table:table-row>
        <table:table-row table:style-name="ro1">
          <table:table-cell office:value-type="string">
            <text:p>0:22:25</text:p>
          </table:table-cell>
          <table:table-cell office:value-type="string">
            <text:p>0:04:40</text:p>
          </table:table-cell>
          <table:table-cell office:value-type="string">
            <text:p>0:04:49</text:p>
          </table:table-cell>
          <table:table-cell office:value-type="string">
            <text:p>0:04:58</text:p>
          </table:table-cell>
          <table:table-cell office:value-type="time" office:time-value="PT00H05M39S">
            <text:p>00:05:39</text:p>
          </table:table-cell>
          <table:table-cell table:number-columns-repeated="6"/>
        </table:table-row>
        <table:table-row table:style-name="ro1">
          <table:table-cell office:value-type="string">
            <text:p>0:22:30</text:p>
          </table:table-cell>
          <table:table-cell office:value-type="string">
            <text:p>0:04:41</text:p>
          </table:table-cell>
          <table:table-cell office:value-type="string">
            <text:p>0:04:50</text:p>
          </table:table-cell>
          <table:table-cell office:value-type="string">
            <text:p>0:04:59</text:p>
          </table:table-cell>
          <table:table-cell office:value-type="time" office:time-value="PT00H05M40S">
            <text:p>00:05:40</text:p>
          </table:table-cell>
          <table:table-cell table:number-columns-repeated="6"/>
        </table:table-row>
        <table:table-row table:style-name="ro1">
          <table:table-cell office:value-type="string">
            <text:p>0:22:35</text:p>
          </table:table-cell>
          <table:table-cell office:value-type="string">
            <text:p>0:04:42</text:p>
          </table:table-cell>
          <table:table-cell office:value-type="string">
            <text:p>0:04:51</text:p>
          </table:table-cell>
          <table:table-cell office:value-type="string">
            <text:p>0:05:00</text:p>
          </table:table-cell>
          <table:table-cell office:value-type="time" office:time-value="PT00H05M41S">
            <text:p>00:05:41</text:p>
          </table:table-cell>
          <table:table-cell table:number-columns-repeated="6"/>
        </table:table-row>
        <table:table-row table:style-name="ro1">
          <table:table-cell office:value-type="string">
            <text:p>0:22:40</text:p>
          </table:table-cell>
          <table:table-cell office:value-type="string">
            <text:p>0:04:43</text:p>
          </table:table-cell>
          <table:table-cell office:value-type="string">
            <text:p>0:04:52</text:p>
          </table:table-cell>
          <table:table-cell office:value-type="string">
            <text:p>0:05:01</text:p>
          </table:table-cell>
          <table:table-cell office:value-type="time" office:time-value="PT00H05M42S">
            <text:p>00:05:42</text:p>
          </table:table-cell>
          <table:table-cell table:number-columns-repeated="6"/>
        </table:table-row>
        <table:table-row table:style-name="ro1">
          <table:table-cell office:value-type="string">
            <text:p>0:22:45</text:p>
          </table:table-cell>
          <table:table-cell office:value-type="string">
            <text:p>0:04:44</text:p>
          </table:table-cell>
          <table:table-cell office:value-type="string">
            <text:p>0:04:53</text:p>
          </table:table-cell>
          <table:table-cell office:value-type="string">
            <text:p>0:05:02</text:p>
          </table:table-cell>
          <table:table-cell office:value-type="time" office:time-value="PT00H05M43S">
            <text:p>00:05:43</text:p>
          </table:table-cell>
          <table:table-cell table:number-columns-repeated="6"/>
        </table:table-row>
        <table:table-row table:style-name="ro1">
          <table:table-cell office:value-type="string">
            <text:p>0:22:50</text:p>
          </table:table-cell>
          <table:table-cell office:value-type="string">
            <text:p>0:04:45</text:p>
          </table:table-cell>
          <table:table-cell office:value-type="string">
            <text:p>0:04:54</text:p>
          </table:table-cell>
          <table:table-cell office:value-type="string">
            <text:p>0:05:03</text:p>
          </table:table-cell>
          <table:table-cell office:value-type="time" office:time-value="PT00H05M44S">
            <text:p>00:05:44</text:p>
          </table:table-cell>
          <table:table-cell table:number-columns-repeated="6"/>
        </table:table-row>
        <table:table-row table:style-name="ro1">
          <table:table-cell office:value-type="string">
            <text:p>0:22:55</text:p>
          </table:table-cell>
          <table:table-cell office:value-type="string">
            <text:p>0:04:46</text:p>
          </table:table-cell>
          <table:table-cell office:value-type="string">
            <text:p>0:04:55</text:p>
          </table:table-cell>
          <table:table-cell office:value-type="string">
            <text:p>0:05:04</text:p>
          </table:table-cell>
          <table:table-cell office:value-type="time" office:time-value="PT00H05M45S">
            <text:p>00:05:45</text:p>
          </table:table-cell>
          <table:table-cell table:number-columns-repeated="6"/>
        </table:table-row>
        <table:table-row table:style-name="ro1">
          <table:table-cell office:value-type="string">
            <text:p>0:23:00</text:p>
          </table:table-cell>
          <table:table-cell office:value-type="string">
            <text:p>0:04:47</text:p>
          </table:table-cell>
          <table:table-cell office:value-type="string">
            <text:p>0:04:56</text:p>
          </table:table-cell>
          <table:table-cell office:value-type="string">
            <text:p>0:05:05</text:p>
          </table:table-cell>
          <table:table-cell office:value-type="time" office:time-value="PT00H05M46S">
            <text:p>00:05:46</text:p>
          </table:table-cell>
          <table:table-cell table:number-columns-repeated="6"/>
        </table:table-row>
        <table:table-row table:style-name="ro1">
          <table:table-cell office:value-type="string">
            <text:p>0:23:05</text:p>
          </table:table-cell>
          <table:table-cell office:value-type="string">
            <text:p>0:04:48</text:p>
          </table:table-cell>
          <table:table-cell office:value-type="string">
            <text:p>0:04:57</text:p>
          </table:table-cell>
          <table:table-cell office:value-type="string">
            <text:p>0:05:06</text:p>
          </table:table-cell>
          <table:table-cell office:value-type="time" office:time-value="PT00H05M47S">
            <text:p>00:05:47</text:p>
          </table:table-cell>
          <table:table-cell table:number-columns-repeated="6"/>
        </table:table-row>
        <table:table-row table:style-name="ro1">
          <table:table-cell office:value-type="string">
            <text:p>0:23:10</text:p>
          </table:table-cell>
          <table:table-cell office:value-type="string">
            <text:p>0:04:49</text:p>
          </table:table-cell>
          <table:table-cell office:value-type="string">
            <text:p>0:04:58</text:p>
          </table:table-cell>
          <table:table-cell office:value-type="string">
            <text:p>0:05:07</text:p>
          </table:table-cell>
          <table:table-cell office:value-type="time" office:time-value="PT00H05M48S">
            <text:p>00:05:48</text:p>
          </table:table-cell>
          <table:table-cell table:number-columns-repeated="6"/>
        </table:table-row>
        <table:table-row table:style-name="ro1">
          <table:table-cell office:value-type="string">
            <text:p>0:23:15</text:p>
          </table:table-cell>
          <table:table-cell office:value-type="string">
            <text:p>0:04:50</text:p>
          </table:table-cell>
          <table:table-cell office:value-type="string">
            <text:p>0:04:59</text:p>
          </table:table-cell>
          <table:table-cell office:value-type="string">
            <text:p>0:05:08</text:p>
          </table:table-cell>
          <table:table-cell office:value-type="time" office:time-value="PT00H05M49S">
            <text:p>00:05:49</text:p>
          </table:table-cell>
          <table:table-cell table:number-columns-repeated="6"/>
        </table:table-row>
        <table:table-row table:style-name="ro1">
          <table:table-cell office:value-type="string">
            <text:p>0:23:20</text:p>
          </table:table-cell>
          <table:table-cell office:value-type="string">
            <text:p>0:04:51</text:p>
          </table:table-cell>
          <table:table-cell office:value-type="string">
            <text:p>0:05:00</text:p>
          </table:table-cell>
          <table:table-cell office:value-type="string">
            <text:p>0:05:09</text:p>
          </table:table-cell>
          <table:table-cell office:value-type="time" office:time-value="PT00H05M50S">
            <text:p>00:05:50</text:p>
          </table:table-cell>
          <table:table-cell table:number-columns-repeated="6"/>
        </table:table-row>
        <table:table-row table:style-name="ro1">
          <table:table-cell office:value-type="string">
            <text:p>0:23:25</text:p>
          </table:table-cell>
          <table:table-cell office:value-type="string">
            <text:p>0:04:52</text:p>
          </table:table-cell>
          <table:table-cell office:value-type="string">
            <text:p>0:05:01</text:p>
          </table:table-cell>
          <table:table-cell office:value-type="string">
            <text:p>0:05:10</text:p>
          </table:table-cell>
          <table:table-cell office:value-type="time" office:time-value="PT00H05M51S">
            <text:p>00:05:51</text:p>
          </table:table-cell>
          <table:table-cell table:number-columns-repeated="6"/>
        </table:table-row>
        <table:table-row table:style-name="ro1">
          <table:table-cell office:value-type="string">
            <text:p>0:23:30</text:p>
          </table:table-cell>
          <table:table-cell office:value-type="string">
            <text:p>0:04:53</text:p>
          </table:table-cell>
          <table:table-cell office:value-type="string">
            <text:p>0:05:02</text:p>
          </table:table-cell>
          <table:table-cell office:value-type="string">
            <text:p>0:05:11</text:p>
          </table:table-cell>
          <table:table-cell office:value-type="time" office:time-value="PT00H05M52S">
            <text:p>00:05:52</text:p>
          </table:table-cell>
          <table:table-cell table:number-columns-repeated="6"/>
        </table:table-row>
        <table:table-row table:style-name="ro1">
          <table:table-cell office:value-type="string">
            <text:p>0:23:35</text:p>
          </table:table-cell>
          <table:table-cell office:value-type="string">
            <text:p>0:04:54</text:p>
          </table:table-cell>
          <table:table-cell office:value-type="string">
            <text:p>0:05:03</text:p>
          </table:table-cell>
          <table:table-cell office:value-type="string">
            <text:p>0:05:12</text:p>
          </table:table-cell>
          <table:table-cell office:value-type="time" office:time-value="PT00H05M53S">
            <text:p>00:05:53</text:p>
          </table:table-cell>
          <table:table-cell table:number-columns-repeated="6"/>
        </table:table-row>
        <table:table-row table:style-name="ro1">
          <table:table-cell office:value-type="string">
            <text:p>0:23:40</text:p>
          </table:table-cell>
          <table:table-cell office:value-type="string">
            <text:p>0:04:55</text:p>
          </table:table-cell>
          <table:table-cell office:value-type="string">
            <text:p>0:05:04</text:p>
          </table:table-cell>
          <table:table-cell office:value-type="string">
            <text:p>0:05:13</text:p>
          </table:table-cell>
          <table:table-cell office:value-type="time" office:time-value="PT00H05M54S">
            <text:p>00:05:54</text:p>
          </table:table-cell>
          <table:table-cell table:number-columns-repeated="6"/>
        </table:table-row>
        <table:table-row table:style-name="ro1">
          <table:table-cell office:value-type="string">
            <text:p>0:23:45</text:p>
          </table:table-cell>
          <table:table-cell office:value-type="string">
            <text:p>0:04:56</text:p>
          </table:table-cell>
          <table:table-cell office:value-type="string">
            <text:p>0:05:05</text:p>
          </table:table-cell>
          <table:table-cell office:value-type="string">
            <text:p>0:05:14</text:p>
          </table:table-cell>
          <table:table-cell office:value-type="time" office:time-value="PT00H05M55S">
            <text:p>00:05:55</text:p>
          </table:table-cell>
          <table:table-cell table:number-columns-repeated="6"/>
        </table:table-row>
        <table:table-row table:style-name="ro1">
          <table:table-cell office:value-type="string">
            <text:p>0:23:50</text:p>
          </table:table-cell>
          <table:table-cell office:value-type="string">
            <text:p>0:04:57</text:p>
          </table:table-cell>
          <table:table-cell office:value-type="string">
            <text:p>0:05:06</text:p>
          </table:table-cell>
          <table:table-cell office:value-type="string">
            <text:p>0:05:15</text:p>
          </table:table-cell>
          <table:table-cell office:value-type="time" office:time-value="PT00H05M56S">
            <text:p>00:05:56</text:p>
          </table:table-cell>
          <table:table-cell table:number-columns-repeated="6"/>
        </table:table-row>
        <table:table-row table:style-name="ro1">
          <table:table-cell office:value-type="string">
            <text:p>0:23:55</text:p>
          </table:table-cell>
          <table:table-cell office:value-type="string">
            <text:p>0:04:58</text:p>
          </table:table-cell>
          <table:table-cell office:value-type="string">
            <text:p>0:05:07</text:p>
          </table:table-cell>
          <table:table-cell office:value-type="string">
            <text:p>0:05:16</text:p>
          </table:table-cell>
          <table:table-cell office:value-type="time" office:time-value="PT00H05M57S">
            <text:p>00:05:57</text:p>
          </table:table-cell>
          <table:table-cell table:number-columns-repeated="6"/>
        </table:table-row>
        <table:table-row table:style-name="ro1">
          <table:table-cell office:value-type="string">
            <text:p>0:24:00</text:p>
          </table:table-cell>
          <table:table-cell office:value-type="string">
            <text:p>0:04:59</text:p>
          </table:table-cell>
          <table:table-cell office:value-type="string">
            <text:p>0:05:08</text:p>
          </table:table-cell>
          <table:table-cell office:value-type="string">
            <text:p>0:05:17</text:p>
          </table:table-cell>
          <table:table-cell office:value-type="time" office:time-value="PT00H05M58S">
            <text:p>00:05:58</text:p>
          </table:table-cell>
          <table:table-cell table:number-columns-repeated="6"/>
        </table:table-row>
        <table:table-row table:style-name="ro1">
          <table:table-cell office:value-type="string">
            <text:p>0:24:05</text:p>
          </table:table-cell>
          <table:table-cell office:value-type="string">
            <text:p>0:05:00</text:p>
          </table:table-cell>
          <table:table-cell office:value-type="string">
            <text:p>0:05:09</text:p>
          </table:table-cell>
          <table:table-cell office:value-type="string">
            <text:p>0:05:18</text:p>
          </table:table-cell>
          <table:table-cell office:value-type="time" office:time-value="PT00H05M59S">
            <text:p>00:05:59</text:p>
          </table:table-cell>
          <table:table-cell table:number-columns-repeated="6"/>
        </table:table-row>
        <table:table-row table:style-name="ro1">
          <table:table-cell office:value-type="string">
            <text:p>0:24:10</text:p>
          </table:table-cell>
          <table:table-cell office:value-type="string">
            <text:p>0:05:01</text:p>
          </table:table-cell>
          <table:table-cell office:value-type="string">
            <text:p>0:05:10</text:p>
          </table:table-cell>
          <table:table-cell office:value-type="string">
            <text:p>0:05:19</text:p>
          </table:table-cell>
          <table:table-cell office:value-type="time" office:time-value="PT00H06M00S">
            <text:p>00:06:00</text:p>
          </table:table-cell>
          <table:table-cell table:number-columns-repeated="6"/>
        </table:table-row>
        <table:table-row table:style-name="ro1">
          <table:table-cell office:value-type="string">
            <text:p>0:24:15</text:p>
          </table:table-cell>
          <table:table-cell office:value-type="string">
            <text:p>0:05:02</text:p>
          </table:table-cell>
          <table:table-cell office:value-type="string">
            <text:p>0:05:11</text:p>
          </table:table-cell>
          <table:table-cell office:value-type="string">
            <text:p>0:05:20</text:p>
          </table:table-cell>
          <table:table-cell office:value-type="time" office:time-value="PT00H06M01S">
            <text:p>00:06:01</text:p>
          </table:table-cell>
          <table:table-cell table:number-columns-repeated="6"/>
        </table:table-row>
        <table:table-row table:style-name="ro1">
          <table:table-cell office:value-type="string">
            <text:p>0:24:20</text:p>
          </table:table-cell>
          <table:table-cell office:value-type="string">
            <text:p>0:05:03</text:p>
          </table:table-cell>
          <table:table-cell office:value-type="string">
            <text:p>0:05:12</text:p>
          </table:table-cell>
          <table:table-cell office:value-type="string">
            <text:p>0:05:21</text:p>
          </table:table-cell>
          <table:table-cell office:value-type="time" office:time-value="PT00H06M02S">
            <text:p>00:06:02</text:p>
          </table:table-cell>
          <table:table-cell table:number-columns-repeated="6"/>
        </table:table-row>
        <table:table-row table:style-name="ro1">
          <table:table-cell office:value-type="string">
            <text:p>0:24:25</text:p>
          </table:table-cell>
          <table:table-cell office:value-type="string">
            <text:p>0:05:04</text:p>
          </table:table-cell>
          <table:table-cell office:value-type="string">
            <text:p>0:05:13</text:p>
          </table:table-cell>
          <table:table-cell office:value-type="string">
            <text:p>0:05:22</text:p>
          </table:table-cell>
          <table:table-cell office:value-type="time" office:time-value="PT00H06M03S">
            <text:p>00:06:03</text:p>
          </table:table-cell>
          <table:table-cell table:number-columns-repeated="6"/>
        </table:table-row>
        <table:table-row table:style-name="ro1">
          <table:table-cell office:value-type="string">
            <text:p>0:24:30</text:p>
          </table:table-cell>
          <table:table-cell office:value-type="string">
            <text:p>0:05:05</text:p>
          </table:table-cell>
          <table:table-cell office:value-type="string">
            <text:p>0:05:14</text:p>
          </table:table-cell>
          <table:table-cell office:value-type="string">
            <text:p>0:05:23</text:p>
          </table:table-cell>
          <table:table-cell office:value-type="time" office:time-value="PT00H06M04S">
            <text:p>00:06:04</text:p>
          </table:table-cell>
          <table:table-cell table:number-columns-repeated="6"/>
        </table:table-row>
        <table:table-row table:style-name="ro1">
          <table:table-cell office:value-type="string">
            <text:p>0:24:35</text:p>
          </table:table-cell>
          <table:table-cell office:value-type="string">
            <text:p>0:05:06</text:p>
          </table:table-cell>
          <table:table-cell office:value-type="string">
            <text:p>0:05:15</text:p>
          </table:table-cell>
          <table:table-cell office:value-type="string">
            <text:p>0:05:24</text:p>
          </table:table-cell>
          <table:table-cell office:value-type="time" office:time-value="PT00H06M05S">
            <text:p>00:06:05</text:p>
          </table:table-cell>
          <table:table-cell table:number-columns-repeated="6"/>
        </table:table-row>
        <table:table-row table:style-name="ro1">
          <table:table-cell office:value-type="string">
            <text:p>0:24:40</text:p>
          </table:table-cell>
          <table:table-cell office:value-type="string">
            <text:p>0:05:07</text:p>
          </table:table-cell>
          <table:table-cell office:value-type="string">
            <text:p>0:05:16</text:p>
          </table:table-cell>
          <table:table-cell office:value-type="string">
            <text:p>0:05:25</text:p>
          </table:table-cell>
          <table:table-cell office:value-type="time" office:time-value="PT00H06M06S">
            <text:p>00:06:06</text:p>
          </table:table-cell>
          <table:table-cell table:number-columns-repeated="6"/>
        </table:table-row>
        <table:table-row table:style-name="ro1">
          <table:table-cell office:value-type="string">
            <text:p>0:24:45</text:p>
          </table:table-cell>
          <table:table-cell office:value-type="string">
            <text:p>0:05:08</text:p>
          </table:table-cell>
          <table:table-cell office:value-type="string">
            <text:p>0:05:17</text:p>
          </table:table-cell>
          <table:table-cell office:value-type="string">
            <text:p>0:05:26</text:p>
          </table:table-cell>
          <table:table-cell office:value-type="time" office:time-value="PT00H06M07S">
            <text:p>00:06:07</text:p>
          </table:table-cell>
          <table:table-cell table:number-columns-repeated="6"/>
        </table:table-row>
        <table:table-row table:style-name="ro1">
          <table:table-cell office:value-type="string">
            <text:p>0:24:50</text:p>
          </table:table-cell>
          <table:table-cell office:value-type="string">
            <text:p>0:05:09</text:p>
          </table:table-cell>
          <table:table-cell office:value-type="string">
            <text:p>0:05:18</text:p>
          </table:table-cell>
          <table:table-cell office:value-type="string">
            <text:p>0:05:27</text:p>
          </table:table-cell>
          <table:table-cell office:value-type="time" office:time-value="PT00H06M08S">
            <text:p>00:06:08</text:p>
          </table:table-cell>
          <table:table-cell table:number-columns-repeated="6"/>
        </table:table-row>
        <table:table-row table:style-name="ro1">
          <table:table-cell office:value-type="string">
            <text:p>0:24:55</text:p>
          </table:table-cell>
          <table:table-cell office:value-type="string">
            <text:p>0:05:10</text:p>
          </table:table-cell>
          <table:table-cell office:value-type="string">
            <text:p>0:05:19</text:p>
          </table:table-cell>
          <table:table-cell office:value-type="string">
            <text:p>0:05:28</text:p>
          </table:table-cell>
          <table:table-cell office:value-type="time" office:time-value="PT00H06M09S">
            <text:p>00:06:09</text:p>
          </table:table-cell>
          <table:table-cell table:number-columns-repeated="6"/>
        </table:table-row>
        <table:table-row table:style-name="ro1">
          <table:table-cell office:value-type="string">
            <text:p>0:25:00</text:p>
          </table:table-cell>
          <table:table-cell office:value-type="string">
            <text:p>0:05:11</text:p>
          </table:table-cell>
          <table:table-cell office:value-type="string">
            <text:p>0:05:20</text:p>
          </table:table-cell>
          <table:table-cell office:value-type="string">
            <text:p>0:05:29</text:p>
          </table:table-cell>
          <table:table-cell office:value-type="time" office:time-value="PT00H06M10S">
            <text:p>00:06:10</text:p>
          </table:table-cell>
          <table:table-cell table:number-columns-repeated="6"/>
        </table:table-row>
        <table:table-row table:style-name="ro1">
          <table:table-cell office:value-type="string">
            <text:p>0:25:05</text:p>
          </table:table-cell>
          <table:table-cell office:value-type="string">
            <text:p>0:05:12</text:p>
          </table:table-cell>
          <table:table-cell office:value-type="string">
            <text:p>0:05:21</text:p>
          </table:table-cell>
          <table:table-cell office:value-type="string">
            <text:p>0:05:30</text:p>
          </table:table-cell>
          <table:table-cell office:value-type="time" office:time-value="PT00H06M11S">
            <text:p>00:06:11</text:p>
          </table:table-cell>
          <table:table-cell table:number-columns-repeated="6"/>
        </table:table-row>
        <table:table-row table:style-name="ro1">
          <table:table-cell office:value-type="string">
            <text:p>0:25:10</text:p>
          </table:table-cell>
          <table:table-cell office:value-type="string">
            <text:p>0:05:13</text:p>
          </table:table-cell>
          <table:table-cell office:value-type="string">
            <text:p>0:05:22</text:p>
          </table:table-cell>
          <table:table-cell office:value-type="string">
            <text:p>0:05:31</text:p>
          </table:table-cell>
          <table:table-cell office:value-type="time" office:time-value="PT00H06M12S">
            <text:p>00:06:12</text:p>
          </table:table-cell>
          <table:table-cell table:number-columns-repeated="6"/>
        </table:table-row>
        <table:table-row table:style-name="ro1">
          <table:table-cell office:value-type="string">
            <text:p>0:25:15</text:p>
          </table:table-cell>
          <table:table-cell office:value-type="string">
            <text:p>0:05:14</text:p>
          </table:table-cell>
          <table:table-cell office:value-type="string">
            <text:p>0:05:23</text:p>
          </table:table-cell>
          <table:table-cell office:value-type="string">
            <text:p>0:05:32</text:p>
          </table:table-cell>
          <table:table-cell office:value-type="time" office:time-value="PT00H06M13S">
            <text:p>00:06:13</text:p>
          </table:table-cell>
          <table:table-cell table:number-columns-repeated="6"/>
        </table:table-row>
        <table:table-row table:style-name="ro1">
          <table:table-cell office:value-type="string">
            <text:p>0:25:20</text:p>
          </table:table-cell>
          <table:table-cell office:value-type="string">
            <text:p>0:05:15</text:p>
          </table:table-cell>
          <table:table-cell office:value-type="string">
            <text:p>0:05:24</text:p>
          </table:table-cell>
          <table:table-cell office:value-type="string">
            <text:p>0:05:33</text:p>
          </table:table-cell>
          <table:table-cell office:value-type="time" office:time-value="PT00H06M14S">
            <text:p>00:06:14</text:p>
          </table:table-cell>
          <table:table-cell table:number-columns-repeated="6"/>
        </table:table-row>
        <table:table-row table:style-name="ro1">
          <table:table-cell office:value-type="string">
            <text:p>0:25:25</text:p>
          </table:table-cell>
          <table:table-cell office:value-type="string">
            <text:p>0:05:16</text:p>
          </table:table-cell>
          <table:table-cell office:value-type="string">
            <text:p>0:05:25</text:p>
          </table:table-cell>
          <table:table-cell office:value-type="string">
            <text:p>0:05:34</text:p>
          </table:table-cell>
          <table:table-cell office:value-type="time" office:time-value="PT00H06M15S">
            <text:p>00:06:15</text:p>
          </table:table-cell>
          <table:table-cell table:number-columns-repeated="6"/>
        </table:table-row>
        <table:table-row table:style-name="ro1">
          <table:table-cell office:value-type="string">
            <text:p>0:25:30</text:p>
          </table:table-cell>
          <table:table-cell office:value-type="string">
            <text:p>0:05:17</text:p>
          </table:table-cell>
          <table:table-cell office:value-type="string">
            <text:p>0:05:26</text:p>
          </table:table-cell>
          <table:table-cell office:value-type="string">
            <text:p>0:05:35</text:p>
          </table:table-cell>
          <table:table-cell office:value-type="time" office:time-value="PT00H06M16S">
            <text:p>00:06:16</text:p>
          </table:table-cell>
          <table:table-cell table:number-columns-repeated="6"/>
        </table:table-row>
        <table:table-row table:style-name="ro1">
          <table:table-cell office:value-type="string">
            <text:p>0:25:35</text:p>
          </table:table-cell>
          <table:table-cell office:value-type="string">
            <text:p>0:05:18</text:p>
          </table:table-cell>
          <table:table-cell office:value-type="string">
            <text:p>0:05:27</text:p>
          </table:table-cell>
          <table:table-cell office:value-type="string">
            <text:p>0:05:36</text:p>
          </table:table-cell>
          <table:table-cell office:value-type="time" office:time-value="PT00H06M17S">
            <text:p>00:06:17</text:p>
          </table:table-cell>
          <table:table-cell table:number-columns-repeated="6"/>
        </table:table-row>
        <table:table-row table:style-name="ro1">
          <table:table-cell office:value-type="string">
            <text:p>0:25:40</text:p>
          </table:table-cell>
          <table:table-cell office:value-type="string">
            <text:p>0:05:19</text:p>
          </table:table-cell>
          <table:table-cell office:value-type="string">
            <text:p>0:05:28</text:p>
          </table:table-cell>
          <table:table-cell office:value-type="string">
            <text:p>0:05:37</text:p>
          </table:table-cell>
          <table:table-cell office:value-type="time" office:time-value="PT00H06M18S">
            <text:p>00:06:18</text:p>
          </table:table-cell>
          <table:table-cell table:number-columns-repeated="6"/>
        </table:table-row>
        <table:table-row table:style-name="ro1">
          <table:table-cell office:value-type="string">
            <text:p>0:25:45</text:p>
          </table:table-cell>
          <table:table-cell office:value-type="string">
            <text:p>0:05:20</text:p>
          </table:table-cell>
          <table:table-cell office:value-type="string">
            <text:p>0:05:29</text:p>
          </table:table-cell>
          <table:table-cell office:value-type="string">
            <text:p>0:05:38</text:p>
          </table:table-cell>
          <table:table-cell office:value-type="time" office:time-value="PT00H06M19S">
            <text:p>00:06:19</text:p>
          </table:table-cell>
          <table:table-cell table:number-columns-repeated="6"/>
        </table:table-row>
        <table:table-row table:style-name="ro1">
          <table:table-cell office:value-type="string">
            <text:p>0:25:50</text:p>
          </table:table-cell>
          <table:table-cell office:value-type="string">
            <text:p>0:05:21</text:p>
          </table:table-cell>
          <table:table-cell office:value-type="string">
            <text:p>0:05:30</text:p>
          </table:table-cell>
          <table:table-cell office:value-type="string">
            <text:p>0:05:39</text:p>
          </table:table-cell>
          <table:table-cell office:value-type="time" office:time-value="PT00H06M20S">
            <text:p>00:06:20</text:p>
          </table:table-cell>
          <table:table-cell table:number-columns-repeated="6"/>
        </table:table-row>
        <table:table-row table:style-name="ro1">
          <table:table-cell office:value-type="string">
            <text:p>0:25:55</text:p>
          </table:table-cell>
          <table:table-cell office:value-type="string">
            <text:p>0:05:22</text:p>
          </table:table-cell>
          <table:table-cell office:value-type="string">
            <text:p>0:05:31</text:p>
          </table:table-cell>
          <table:table-cell office:value-type="string">
            <text:p>0:05:40</text:p>
          </table:table-cell>
          <table:table-cell office:value-type="time" office:time-value="PT00H06M21S">
            <text:p>00:06:21</text:p>
          </table:table-cell>
          <table:table-cell table:number-columns-repeated="6"/>
        </table:table-row>
        <table:table-row table:style-name="ro1">
          <table:table-cell office:value-type="string">
            <text:p>0:26:00</text:p>
          </table:table-cell>
          <table:table-cell office:value-type="string">
            <text:p>0:05:23</text:p>
          </table:table-cell>
          <table:table-cell office:value-type="string">
            <text:p>0:05:32</text:p>
          </table:table-cell>
          <table:table-cell office:value-type="string">
            <text:p>0:05:41</text:p>
          </table:table-cell>
          <table:table-cell office:value-type="time" office:time-value="PT00H06M22S">
            <text:p>00:06:22</text:p>
          </table:table-cell>
          <table:table-cell table:number-columns-repeated="6"/>
        </table:table-row>
        <table:table-row table:style-name="ro1">
          <table:table-cell office:value-type="string">
            <text:p>0:26:05</text:p>
          </table:table-cell>
          <table:table-cell office:value-type="string">
            <text:p>0:05:24</text:p>
          </table:table-cell>
          <table:table-cell office:value-type="string">
            <text:p>0:05:33</text:p>
          </table:table-cell>
          <table:table-cell office:value-type="string">
            <text:p>0:05:42</text:p>
          </table:table-cell>
          <table:table-cell office:value-type="time" office:time-value="PT00H06M23S">
            <text:p>00:06:23</text:p>
          </table:table-cell>
          <table:table-cell table:number-columns-repeated="6"/>
        </table:table-row>
        <table:table-row table:style-name="ro1">
          <table:table-cell office:value-type="string">
            <text:p>0:26:10</text:p>
          </table:table-cell>
          <table:table-cell office:value-type="string">
            <text:p>0:05:25</text:p>
          </table:table-cell>
          <table:table-cell office:value-type="string">
            <text:p>0:05:34</text:p>
          </table:table-cell>
          <table:table-cell office:value-type="string">
            <text:p>0:05:43</text:p>
          </table:table-cell>
          <table:table-cell office:value-type="time" office:time-value="PT00H06M24S">
            <text:p>00:06:24</text:p>
          </table:table-cell>
          <table:table-cell table:number-columns-repeated="6"/>
        </table:table-row>
        <table:table-row table:style-name="ro1">
          <table:table-cell office:value-type="string">
            <text:p>0:26:15</text:p>
          </table:table-cell>
          <table:table-cell office:value-type="string">
            <text:p>0:05:26</text:p>
          </table:table-cell>
          <table:table-cell office:value-type="string">
            <text:p>0:05:35</text:p>
          </table:table-cell>
          <table:table-cell office:value-type="string">
            <text:p>0:05:44</text:p>
          </table:table-cell>
          <table:table-cell office:value-type="time" office:time-value="PT00H06M25S">
            <text:p>00:06:25</text:p>
          </table:table-cell>
          <table:table-cell table:number-columns-repeated="6"/>
        </table:table-row>
        <table:table-row table:style-name="ro1">
          <table:table-cell office:value-type="string">
            <text:p>0:26:20</text:p>
          </table:table-cell>
          <table:table-cell office:value-type="string">
            <text:p>0:05:27</text:p>
          </table:table-cell>
          <table:table-cell office:value-type="string">
            <text:p>0:05:36</text:p>
          </table:table-cell>
          <table:table-cell office:value-type="string">
            <text:p>0:05:45</text:p>
          </table:table-cell>
          <table:table-cell office:value-type="time" office:time-value="PT00H06M26S">
            <text:p>00:06:26</text:p>
          </table:table-cell>
          <table:table-cell table:number-columns-repeated="6"/>
        </table:table-row>
        <table:table-row table:style-name="ro1">
          <table:table-cell office:value-type="string">
            <text:p>0:26:25</text:p>
          </table:table-cell>
          <table:table-cell office:value-type="string">
            <text:p>0:05:28</text:p>
          </table:table-cell>
          <table:table-cell office:value-type="string">
            <text:p>0:05:37</text:p>
          </table:table-cell>
          <table:table-cell office:value-type="string">
            <text:p>0:05:46</text:p>
          </table:table-cell>
          <table:table-cell office:value-type="time" office:time-value="PT00H06M27S">
            <text:p>00:06:27</text:p>
          </table:table-cell>
          <table:table-cell table:number-columns-repeated="6"/>
        </table:table-row>
        <table:table-row table:style-name="ro1">
          <table:table-cell office:value-type="string">
            <text:p>0:26:30</text:p>
          </table:table-cell>
          <table:table-cell office:value-type="string">
            <text:p>0:05:29</text:p>
          </table:table-cell>
          <table:table-cell office:value-type="string">
            <text:p>0:05:38</text:p>
          </table:table-cell>
          <table:table-cell office:value-type="string">
            <text:p>0:05:47</text:p>
          </table:table-cell>
          <table:table-cell office:value-type="time" office:time-value="PT00H06M28S">
            <text:p>00:06:28</text:p>
          </table:table-cell>
          <table:table-cell table:number-columns-repeated="6"/>
        </table:table-row>
        <table:table-row table:style-name="ro1">
          <table:table-cell office:value-type="string">
            <text:p>0:26:35</text:p>
          </table:table-cell>
          <table:table-cell office:value-type="string">
            <text:p>0:05:30</text:p>
          </table:table-cell>
          <table:table-cell office:value-type="string">
            <text:p>0:05:39</text:p>
          </table:table-cell>
          <table:table-cell office:value-type="string">
            <text:p>0:05:48</text:p>
          </table:table-cell>
          <table:table-cell office:value-type="time" office:time-value="PT00H06M29S">
            <text:p>00:06:29</text:p>
          </table:table-cell>
          <table:table-cell table:number-columns-repeated="6"/>
        </table:table-row>
        <table:table-row table:style-name="ro1">
          <table:table-cell office:value-type="string">
            <text:p>0:26:40</text:p>
          </table:table-cell>
          <table:table-cell office:value-type="string">
            <text:p>0:05:31</text:p>
          </table:table-cell>
          <table:table-cell office:value-type="string">
            <text:p>0:05:40</text:p>
          </table:table-cell>
          <table:table-cell office:value-type="string">
            <text:p>0:05:49</text:p>
          </table:table-cell>
          <table:table-cell office:value-type="time" office:time-value="PT00H06M30S">
            <text:p>00:06:30</text:p>
          </table:table-cell>
          <table:table-cell table:number-columns-repeated="6"/>
        </table:table-row>
        <table:table-row table:style-name="ro1">
          <table:table-cell office:value-type="string">
            <text:p>0:26:45</text:p>
          </table:table-cell>
          <table:table-cell office:value-type="string">
            <text:p>0:05:32</text:p>
          </table:table-cell>
          <table:table-cell office:value-type="string">
            <text:p>0:05:41</text:p>
          </table:table-cell>
          <table:table-cell office:value-type="string">
            <text:p>0:05:50</text:p>
          </table:table-cell>
          <table:table-cell office:value-type="time" office:time-value="PT00H06M31S">
            <text:p>00:06:31</text:p>
          </table:table-cell>
          <table:table-cell table:number-columns-repeated="6"/>
        </table:table-row>
        <table:table-row table:style-name="ro1">
          <table:table-cell office:value-type="string">
            <text:p>0:26:50</text:p>
          </table:table-cell>
          <table:table-cell office:value-type="string">
            <text:p>0:05:33</text:p>
          </table:table-cell>
          <table:table-cell office:value-type="string">
            <text:p>0:05:42</text:p>
          </table:table-cell>
          <table:table-cell office:value-type="string">
            <text:p>0:05:51</text:p>
          </table:table-cell>
          <table:table-cell office:value-type="time" office:time-value="PT00H06M32S">
            <text:p>00:06:32</text:p>
          </table:table-cell>
          <table:table-cell table:number-columns-repeated="6"/>
        </table:table-row>
        <table:table-row table:style-name="ro1">
          <table:table-cell office:value-type="string">
            <text:p>0:26:55</text:p>
          </table:table-cell>
          <table:table-cell office:value-type="string">
            <text:p>0:05:34</text:p>
          </table:table-cell>
          <table:table-cell office:value-type="string">
            <text:p>0:05:43</text:p>
          </table:table-cell>
          <table:table-cell office:value-type="string">
            <text:p>0:05:52</text:p>
          </table:table-cell>
          <table:table-cell office:value-type="time" office:time-value="PT00H06M33S">
            <text:p>00:06:33</text:p>
          </table:table-cell>
          <table:table-cell table:number-columns-repeated="6"/>
        </table:table-row>
        <table:table-row table:style-name="ro1">
          <table:table-cell office:value-type="string">
            <text:p>0:27:00</text:p>
          </table:table-cell>
          <table:table-cell office:value-type="string">
            <text:p>0:05:35</text:p>
          </table:table-cell>
          <table:table-cell office:value-type="string">
            <text:p>0:05:44</text:p>
          </table:table-cell>
          <table:table-cell office:value-type="string">
            <text:p>0:05:53</text:p>
          </table:table-cell>
          <table:table-cell office:value-type="time" office:time-value="PT00H06M34S">
            <text:p>00:06:34</text:p>
          </table:table-cell>
          <table:table-cell table:number-columns-repeated="6"/>
        </table:table-row>
        <table:table-row table:style-name="ro1">
          <table:table-cell office:value-type="string">
            <text:p>0:27:05</text:p>
          </table:table-cell>
          <table:table-cell office:value-type="string">
            <text:p>0:05:36</text:p>
          </table:table-cell>
          <table:table-cell office:value-type="string">
            <text:p>0:05:45</text:p>
          </table:table-cell>
          <table:table-cell office:value-type="string">
            <text:p>0:05:54</text:p>
          </table:table-cell>
          <table:table-cell office:value-type="time" office:time-value="PT00H06M35S">
            <text:p>00:06:35</text:p>
          </table:table-cell>
          <table:table-cell table:number-columns-repeated="6"/>
        </table:table-row>
        <table:table-row table:style-name="ro1">
          <table:table-cell office:value-type="string">
            <text:p>0:27:10</text:p>
          </table:table-cell>
          <table:table-cell office:value-type="string">
            <text:p>0:05:37</text:p>
          </table:table-cell>
          <table:table-cell office:value-type="string">
            <text:p>0:05:46</text:p>
          </table:table-cell>
          <table:table-cell office:value-type="string">
            <text:p>0:05:55</text:p>
          </table:table-cell>
          <table:table-cell office:value-type="time" office:time-value="PT00H06M36S">
            <text:p>00:06:36</text:p>
          </table:table-cell>
          <table:table-cell table:number-columns-repeated="6"/>
        </table:table-row>
        <table:table-row table:style-name="ro1">
          <table:table-cell office:value-type="string">
            <text:p>0:27:15</text:p>
          </table:table-cell>
          <table:table-cell office:value-type="string">
            <text:p>0:05:38</text:p>
          </table:table-cell>
          <table:table-cell office:value-type="string">
            <text:p>0:05:47</text:p>
          </table:table-cell>
          <table:table-cell office:value-type="string">
            <text:p>0:05:56</text:p>
          </table:table-cell>
          <table:table-cell office:value-type="time" office:time-value="PT00H06M37S">
            <text:p>00:06:37</text:p>
          </table:table-cell>
          <table:table-cell table:number-columns-repeated="6"/>
        </table:table-row>
        <table:table-row table:style-name="ro1">
          <table:table-cell office:value-type="string">
            <text:p>0:27:20</text:p>
          </table:table-cell>
          <table:table-cell office:value-type="string">
            <text:p>0:05:39</text:p>
          </table:table-cell>
          <table:table-cell office:value-type="string">
            <text:p>0:05:48</text:p>
          </table:table-cell>
          <table:table-cell office:value-type="string">
            <text:p>0:05:57</text:p>
          </table:table-cell>
          <table:table-cell office:value-type="time" office:time-value="PT00H06M38S">
            <text:p>00:06:38</text:p>
          </table:table-cell>
          <table:table-cell table:number-columns-repeated="6"/>
        </table:table-row>
        <table:table-row table:style-name="ro1">
          <table:table-cell office:value-type="string">
            <text:p>0:27:25</text:p>
          </table:table-cell>
          <table:table-cell office:value-type="string">
            <text:p>0:05:40</text:p>
          </table:table-cell>
          <table:table-cell office:value-type="string">
            <text:p>0:05:49</text:p>
          </table:table-cell>
          <table:table-cell office:value-type="string">
            <text:p>0:05:58</text:p>
          </table:table-cell>
          <table:table-cell office:value-type="time" office:time-value="PT00H06M39S">
            <text:p>00:06:39</text:p>
          </table:table-cell>
          <table:table-cell table:number-columns-repeated="6"/>
        </table:table-row>
        <table:table-row table:style-name="ro1">
          <table:table-cell office:value-type="string">
            <text:p>0:27:30</text:p>
          </table:table-cell>
          <table:table-cell office:value-type="string">
            <text:p>0:05:41</text:p>
          </table:table-cell>
          <table:table-cell office:value-type="string">
            <text:p>0:05:50</text:p>
          </table:table-cell>
          <table:table-cell office:value-type="string">
            <text:p>0:05:59</text:p>
          </table:table-cell>
          <table:table-cell office:value-type="time" office:time-value="PT00H06M40S">
            <text:p>00:06:40</text:p>
          </table:table-cell>
          <table:table-cell table:number-columns-repeated="6"/>
        </table:table-row>
        <table:table-row table:style-name="ro1">
          <table:table-cell office:value-type="string">
            <text:p>0:27:35</text:p>
          </table:table-cell>
          <table:table-cell office:value-type="string">
            <text:p>0:05:42</text:p>
          </table:table-cell>
          <table:table-cell office:value-type="string">
            <text:p>0:05:51</text:p>
          </table:table-cell>
          <table:table-cell office:value-type="string">
            <text:p>0:06:00</text:p>
          </table:table-cell>
          <table:table-cell office:value-type="time" office:time-value="PT00H06M41S">
            <text:p>00:06:41</text:p>
          </table:table-cell>
          <table:table-cell table:number-columns-repeated="6"/>
        </table:table-row>
        <table:table-row table:style-name="ro1">
          <table:table-cell office:value-type="string">
            <text:p>0:27:40</text:p>
          </table:table-cell>
          <table:table-cell office:value-type="string">
            <text:p>0:05:43</text:p>
          </table:table-cell>
          <table:table-cell office:value-type="string">
            <text:p>0:05:52</text:p>
          </table:table-cell>
          <table:table-cell office:value-type="string">
            <text:p>0:06:01</text:p>
          </table:table-cell>
          <table:table-cell office:value-type="time" office:time-value="PT00H06M42S">
            <text:p>00:06:42</text:p>
          </table:table-cell>
          <table:table-cell table:number-columns-repeated="6"/>
        </table:table-row>
        <table:table-row table:style-name="ro1">
          <table:table-cell office:value-type="string">
            <text:p>0:27:45</text:p>
          </table:table-cell>
          <table:table-cell office:value-type="string">
            <text:p>0:05:44</text:p>
          </table:table-cell>
          <table:table-cell office:value-type="string">
            <text:p>0:05:53</text:p>
          </table:table-cell>
          <table:table-cell office:value-type="string">
            <text:p>0:06:02</text:p>
          </table:table-cell>
          <table:table-cell office:value-type="time" office:time-value="PT00H06M43S">
            <text:p>00:06:43</text:p>
          </table:table-cell>
          <table:table-cell table:number-columns-repeated="6"/>
        </table:table-row>
        <table:table-row table:style-name="ro1">
          <table:table-cell office:value-type="string">
            <text:p>0:27:50</text:p>
          </table:table-cell>
          <table:table-cell office:value-type="string">
            <text:p>0:05:45</text:p>
          </table:table-cell>
          <table:table-cell office:value-type="string">
            <text:p>0:05:54</text:p>
          </table:table-cell>
          <table:table-cell office:value-type="string">
            <text:p>0:06:03</text:p>
          </table:table-cell>
          <table:table-cell office:value-type="time" office:time-value="PT00H06M44S">
            <text:p>00:06:44</text:p>
          </table:table-cell>
          <table:table-cell table:number-columns-repeated="6"/>
        </table:table-row>
        <table:table-row table:style-name="ro1">
          <table:table-cell office:value-type="string">
            <text:p>0:27:55</text:p>
          </table:table-cell>
          <table:table-cell office:value-type="string">
            <text:p>0:05:46</text:p>
          </table:table-cell>
          <table:table-cell office:value-type="string">
            <text:p>0:05:55</text:p>
          </table:table-cell>
          <table:table-cell office:value-type="string">
            <text:p>0:06:04</text:p>
          </table:table-cell>
          <table:table-cell office:value-type="time" office:time-value="PT00H06M45S">
            <text:p>00:06:45</text:p>
          </table:table-cell>
          <table:table-cell table:number-columns-repeated="6"/>
        </table:table-row>
        <table:table-row table:style-name="ro1">
          <table:table-cell office:value-type="string">
            <text:p>0:28:00</text:p>
          </table:table-cell>
          <table:table-cell office:value-type="string">
            <text:p>0:05:47</text:p>
          </table:table-cell>
          <table:table-cell office:value-type="string">
            <text:p>0:05:56</text:p>
          </table:table-cell>
          <table:table-cell office:value-type="string">
            <text:p>0:06:05</text:p>
          </table:table-cell>
          <table:table-cell office:value-type="time" office:time-value="PT00H06M46S">
            <text:p>00:06:46</text:p>
          </table:table-cell>
          <table:table-cell table:number-columns-repeated="6"/>
        </table:table-row>
        <table:table-row table:style-name="ro1">
          <table:table-cell office:value-type="string">
            <text:p>0:28:05</text:p>
          </table:table-cell>
          <table:table-cell office:value-type="string">
            <text:p>0:05:48</text:p>
          </table:table-cell>
          <table:table-cell office:value-type="string">
            <text:p>0:05:57</text:p>
          </table:table-cell>
          <table:table-cell office:value-type="string">
            <text:p>0:06:06</text:p>
          </table:table-cell>
          <table:table-cell office:value-type="time" office:time-value="PT00H06M47S">
            <text:p>00:06:47</text:p>
          </table:table-cell>
          <table:table-cell table:number-columns-repeated="6"/>
        </table:table-row>
        <table:table-row table:style-name="ro1">
          <table:table-cell office:value-type="string">
            <text:p>0:28:10</text:p>
          </table:table-cell>
          <table:table-cell office:value-type="string">
            <text:p>0:05:49</text:p>
          </table:table-cell>
          <table:table-cell office:value-type="string">
            <text:p>0:05:58</text:p>
          </table:table-cell>
          <table:table-cell office:value-type="string">
            <text:p>0:06:07</text:p>
          </table:table-cell>
          <table:table-cell office:value-type="time" office:time-value="PT00H06M48S">
            <text:p>00:06:48</text:p>
          </table:table-cell>
          <table:table-cell table:number-columns-repeated="6"/>
        </table:table-row>
        <table:table-row table:style-name="ro1">
          <table:table-cell office:value-type="string">
            <text:p>0:28:15</text:p>
          </table:table-cell>
          <table:table-cell office:value-type="string">
            <text:p>0:05:50</text:p>
          </table:table-cell>
          <table:table-cell office:value-type="string">
            <text:p>0:05:59</text:p>
          </table:table-cell>
          <table:table-cell office:value-type="string">
            <text:p>0:06:08</text:p>
          </table:table-cell>
          <table:table-cell office:value-type="time" office:time-value="PT00H06M49S">
            <text:p>00:06:49</text:p>
          </table:table-cell>
          <table:table-cell table:number-columns-repeated="6"/>
        </table:table-row>
        <table:table-row table:style-name="ro1">
          <table:table-cell office:value-type="string">
            <text:p>0:28:20</text:p>
          </table:table-cell>
          <table:table-cell office:value-type="string">
            <text:p>0:05:51</text:p>
          </table:table-cell>
          <table:table-cell office:value-type="string">
            <text:p>0:06:00</text:p>
          </table:table-cell>
          <table:table-cell office:value-type="string">
            <text:p>0:06:09</text:p>
          </table:table-cell>
          <table:table-cell office:value-type="time" office:time-value="PT00H06M50S">
            <text:p>00:06:50</text:p>
          </table:table-cell>
          <table:table-cell table:number-columns-repeated="6"/>
        </table:table-row>
        <table:table-row table:style-name="ro1">
          <table:table-cell office:value-type="string">
            <text:p>0:28:25</text:p>
          </table:table-cell>
          <table:table-cell office:value-type="string">
            <text:p>0:05:52</text:p>
          </table:table-cell>
          <table:table-cell office:value-type="string">
            <text:p>0:06:01</text:p>
          </table:table-cell>
          <table:table-cell office:value-type="string">
            <text:p>0:06:10</text:p>
          </table:table-cell>
          <table:table-cell office:value-type="time" office:time-value="PT00H06M51S">
            <text:p>00:06:51</text:p>
          </table:table-cell>
          <table:table-cell table:number-columns-repeated="6"/>
        </table:table-row>
        <table:table-row table:style-name="ro1">
          <table:table-cell office:value-type="string">
            <text:p>0:28:30</text:p>
          </table:table-cell>
          <table:table-cell office:value-type="string">
            <text:p>0:05:53</text:p>
          </table:table-cell>
          <table:table-cell office:value-type="string">
            <text:p>0:06:02</text:p>
          </table:table-cell>
          <table:table-cell office:value-type="string">
            <text:p>0:06:11</text:p>
          </table:table-cell>
          <table:table-cell office:value-type="time" office:time-value="PT00H06M52S">
            <text:p>00:06:52</text:p>
          </table:table-cell>
          <table:table-cell table:number-columns-repeated="6"/>
        </table:table-row>
        <table:table-row table:style-name="ro1">
          <table:table-cell office:value-type="string">
            <text:p>0:28:35</text:p>
          </table:table-cell>
          <table:table-cell office:value-type="string">
            <text:p>0:05:54</text:p>
          </table:table-cell>
          <table:table-cell office:value-type="string">
            <text:p>0:06:03</text:p>
          </table:table-cell>
          <table:table-cell office:value-type="string">
            <text:p>0:06:12</text:p>
          </table:table-cell>
          <table:table-cell office:value-type="time" office:time-value="PT00H06M53S">
            <text:p>00:06:53</text:p>
          </table:table-cell>
          <table:table-cell table:number-columns-repeated="6"/>
        </table:table-row>
        <table:table-row table:style-name="ro1">
          <table:table-cell office:value-type="string">
            <text:p>0:28:40</text:p>
          </table:table-cell>
          <table:table-cell office:value-type="string">
            <text:p>0:05:55</text:p>
          </table:table-cell>
          <table:table-cell office:value-type="string">
            <text:p>0:06:04</text:p>
          </table:table-cell>
          <table:table-cell office:value-type="string">
            <text:p>0:06:13</text:p>
          </table:table-cell>
          <table:table-cell office:value-type="time" office:time-value="PT00H06M54S">
            <text:p>00:06:54</text:p>
          </table:table-cell>
          <table:table-cell table:number-columns-repeated="6"/>
        </table:table-row>
        <table:table-row table:style-name="ro1">
          <table:table-cell office:value-type="string">
            <text:p>0:28:45</text:p>
          </table:table-cell>
          <table:table-cell office:value-type="string">
            <text:p>0:05:56</text:p>
          </table:table-cell>
          <table:table-cell office:value-type="string">
            <text:p>0:06:05</text:p>
          </table:table-cell>
          <table:table-cell office:value-type="string">
            <text:p>0:06:14</text:p>
          </table:table-cell>
          <table:table-cell office:value-type="time" office:time-value="PT00H06M55S">
            <text:p>00:06:55</text:p>
          </table:table-cell>
          <table:table-cell table:number-columns-repeated="6"/>
        </table:table-row>
        <table:table-row table:style-name="ro1">
          <table:table-cell office:value-type="string">
            <text:p>0:28:50</text:p>
          </table:table-cell>
          <table:table-cell office:value-type="string">
            <text:p>0:05:57</text:p>
          </table:table-cell>
          <table:table-cell office:value-type="string">
            <text:p>0:06:06</text:p>
          </table:table-cell>
          <table:table-cell office:value-type="string">
            <text:p>0:06:15</text:p>
          </table:table-cell>
          <table:table-cell office:value-type="time" office:time-value="PT00H06M56S">
            <text:p>00:06:56</text:p>
          </table:table-cell>
          <table:table-cell table:number-columns-repeated="6"/>
        </table:table-row>
        <table:table-row table:style-name="ro1">
          <table:table-cell office:value-type="string">
            <text:p>0:28:55</text:p>
          </table:table-cell>
          <table:table-cell office:value-type="string">
            <text:p>0:05:58</text:p>
          </table:table-cell>
          <table:table-cell office:value-type="string">
            <text:p>0:06:07</text:p>
          </table:table-cell>
          <table:table-cell office:value-type="string">
            <text:p>0:06:16</text:p>
          </table:table-cell>
          <table:table-cell office:value-type="time" office:time-value="PT00H06M57S">
            <text:p>00:06:57</text:p>
          </table:table-cell>
          <table:table-cell table:number-columns-repeated="6"/>
        </table:table-row>
        <table:table-row table:style-name="ro1">
          <table:table-cell office:value-type="string">
            <text:p>0:29:00</text:p>
          </table:table-cell>
          <table:table-cell office:value-type="string">
            <text:p>0:05:59</text:p>
          </table:table-cell>
          <table:table-cell office:value-type="string">
            <text:p>0:06:08</text:p>
          </table:table-cell>
          <table:table-cell office:value-type="string">
            <text:p>0:06:17</text:p>
          </table:table-cell>
          <table:table-cell office:value-type="time" office:time-value="PT00H06M58S">
            <text:p>00:06:58</text:p>
          </table:table-cell>
          <table:table-cell table:number-columns-repeated="6"/>
        </table:table-row>
        <table:table-row table:style-name="ro1">
          <table:table-cell office:value-type="string">
            <text:p>0:29:05</text:p>
          </table:table-cell>
          <table:table-cell office:value-type="string">
            <text:p>0:06:00</text:p>
          </table:table-cell>
          <table:table-cell office:value-type="string">
            <text:p>0:06:09</text:p>
          </table:table-cell>
          <table:table-cell office:value-type="string">
            <text:p>0:06:18</text:p>
          </table:table-cell>
          <table:table-cell office:value-type="time" office:time-value="PT00H06M59S">
            <text:p>00:06:59</text:p>
          </table:table-cell>
          <table:table-cell table:number-columns-repeated="6"/>
        </table:table-row>
        <table:table-row table:style-name="ro1">
          <table:table-cell office:value-type="string">
            <text:p>0:29:10</text:p>
          </table:table-cell>
          <table:table-cell office:value-type="string">
            <text:p>0:06:01</text:p>
          </table:table-cell>
          <table:table-cell office:value-type="string">
            <text:p>0:06:10</text:p>
          </table:table-cell>
          <table:table-cell office:value-type="string">
            <text:p>0:06:19</text:p>
          </table:table-cell>
          <table:table-cell office:value-type="time" office:time-value="PT00H07M00S">
            <text:p>00:07:00</text:p>
          </table:table-cell>
          <table:table-cell table:number-columns-repeated="6"/>
        </table:table-row>
        <table:table-row table:style-name="ro1">
          <table:table-cell office:value-type="string">
            <text:p>0:29:15</text:p>
          </table:table-cell>
          <table:table-cell office:value-type="string">
            <text:p>0:06:02</text:p>
          </table:table-cell>
          <table:table-cell office:value-type="string">
            <text:p>0:06:11</text:p>
          </table:table-cell>
          <table:table-cell office:value-type="string">
            <text:p>0:06:20</text:p>
          </table:table-cell>
          <table:table-cell office:value-type="time" office:time-value="PT00H07M01S">
            <text:p>00:07:01</text:p>
          </table:table-cell>
          <table:table-cell table:number-columns-repeated="6"/>
        </table:table-row>
        <table:table-row table:style-name="ro1">
          <table:table-cell office:value-type="string">
            <text:p>0:29:20</text:p>
          </table:table-cell>
          <table:table-cell office:value-type="string">
            <text:p>0:06:03</text:p>
          </table:table-cell>
          <table:table-cell office:value-type="string">
            <text:p>0:06:12</text:p>
          </table:table-cell>
          <table:table-cell office:value-type="string">
            <text:p>0:06:21</text:p>
          </table:table-cell>
          <table:table-cell office:value-type="time" office:time-value="PT00H07M02S">
            <text:p>00:07:02</text:p>
          </table:table-cell>
          <table:table-cell table:number-columns-repeated="6"/>
        </table:table-row>
        <table:table-row table:style-name="ro1">
          <table:table-cell office:value-type="string">
            <text:p>0:29:25</text:p>
          </table:table-cell>
          <table:table-cell office:value-type="string">
            <text:p>0:06:04</text:p>
          </table:table-cell>
          <table:table-cell office:value-type="string">
            <text:p>0:06:13</text:p>
          </table:table-cell>
          <table:table-cell office:value-type="string">
            <text:p>0:06:22</text:p>
          </table:table-cell>
          <table:table-cell office:value-type="time" office:time-value="PT00H07M03S">
            <text:p>00:07:03</text:p>
          </table:table-cell>
          <table:table-cell table:number-columns-repeated="6"/>
        </table:table-row>
        <table:table-row table:style-name="ro1">
          <table:table-cell office:value-type="string">
            <text:p>0:29:30</text:p>
          </table:table-cell>
          <table:table-cell office:value-type="string">
            <text:p>0:06:05</text:p>
          </table:table-cell>
          <table:table-cell office:value-type="string">
            <text:p>0:06:14</text:p>
          </table:table-cell>
          <table:table-cell office:value-type="string">
            <text:p>0:06:23</text:p>
          </table:table-cell>
          <table:table-cell office:value-type="time" office:time-value="PT00H07M04S">
            <text:p>00:07:04</text:p>
          </table:table-cell>
          <table:table-cell table:number-columns-repeated="6"/>
        </table:table-row>
        <table:table-row table:style-name="ro1">
          <table:table-cell office:value-type="string">
            <text:p>0:29:35</text:p>
          </table:table-cell>
          <table:table-cell office:value-type="string">
            <text:p>0:06:06</text:p>
          </table:table-cell>
          <table:table-cell office:value-type="string">
            <text:p>0:06:15</text:p>
          </table:table-cell>
          <table:table-cell office:value-type="string">
            <text:p>0:06:24</text:p>
          </table:table-cell>
          <table:table-cell office:value-type="time" office:time-value="PT00H07M05S">
            <text:p>00:07:05</text:p>
          </table:table-cell>
          <table:table-cell table:number-columns-repeated="6"/>
        </table:table-row>
        <table:table-row table:style-name="ro1">
          <table:table-cell office:value-type="string">
            <text:p>0:29:40</text:p>
          </table:table-cell>
          <table:table-cell office:value-type="string">
            <text:p>0:06:07</text:p>
          </table:table-cell>
          <table:table-cell office:value-type="string">
            <text:p>0:06:16</text:p>
          </table:table-cell>
          <table:table-cell office:value-type="string">
            <text:p>0:06:25</text:p>
          </table:table-cell>
          <table:table-cell office:value-type="time" office:time-value="PT00H07M06S">
            <text:p>00:07:06</text:p>
          </table:table-cell>
          <table:table-cell table:number-columns-repeated="6"/>
        </table:table-row>
        <table:table-row table:style-name="ro1">
          <table:table-cell office:value-type="string">
            <text:p>0:29:45</text:p>
          </table:table-cell>
          <table:table-cell office:value-type="string">
            <text:p>0:06:08</text:p>
          </table:table-cell>
          <table:table-cell office:value-type="string">
            <text:p>0:06:17</text:p>
          </table:table-cell>
          <table:table-cell office:value-type="string">
            <text:p>0:06:26</text:p>
          </table:table-cell>
          <table:table-cell office:value-type="time" office:time-value="PT00H07M07S">
            <text:p>00:07:07</text:p>
          </table:table-cell>
          <table:table-cell table:number-columns-repeated="6"/>
        </table:table-row>
        <table:table-row table:style-name="ro1">
          <table:table-cell office:value-type="string">
            <text:p>0:29:50</text:p>
          </table:table-cell>
          <table:table-cell office:value-type="string">
            <text:p>0:06:09</text:p>
          </table:table-cell>
          <table:table-cell office:value-type="string">
            <text:p>0:06:18</text:p>
          </table:table-cell>
          <table:table-cell office:value-type="string">
            <text:p>0:06:27</text:p>
          </table:table-cell>
          <table:table-cell office:value-type="time" office:time-value="PT00H07M08S">
            <text:p>00:07:08</text:p>
          </table:table-cell>
          <table:table-cell table:number-columns-repeated="6"/>
        </table:table-row>
        <table:table-row table:style-name="ro1">
          <table:table-cell office:value-type="string">
            <text:p>0:29:55</text:p>
          </table:table-cell>
          <table:table-cell office:value-type="string">
            <text:p>0:06:10</text:p>
          </table:table-cell>
          <table:table-cell office:value-type="string">
            <text:p>0:06:19</text:p>
          </table:table-cell>
          <table:table-cell office:value-type="string">
            <text:p>0:06:28</text:p>
          </table:table-cell>
          <table:table-cell office:value-type="time" office:time-value="PT00H07M09S">
            <text:p>00:07:09</text:p>
          </table:table-cell>
          <table:table-cell table:number-columns-repeated="6"/>
        </table:table-row>
        <table:table-row table:style-name="ro1">
          <table:table-cell office:value-type="string">
            <text:p>0:30:00</text:p>
          </table:table-cell>
          <table:table-cell office:value-type="string">
            <text:p>0:06:11</text:p>
          </table:table-cell>
          <table:table-cell office:value-type="string">
            <text:p>0:06:20</text:p>
          </table:table-cell>
          <table:table-cell office:value-type="string">
            <text:p>0:06:29</text:p>
          </table:table-cell>
          <table:table-cell office:value-type="time" office:time-value="PT00H07M10S">
            <text:p>00:07:1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5km time</text:p>
          </table:table-cell>
          <table:table-cell office:value-type="string">
            <text:p>short</text:p>
          </table:table-cell>
        </table:table-row>
        <table:table-row table:style-name="ro1">
          <table:table-cell table:style-name="ce1" office:value-type="string">
            <text:p>0:15:00</text:p>
          </table:table-cell>
          <table:table-cell office:value-type="string">
            <text:p>0:03:11</text:p>
          </table:table-cell>
        </table:table-row>
        <table:table-row table:style-name="ro1">
          <table:table-cell table:style-name="ce1" office:value-type="string">
            <text:p>0:15:05</text:p>
          </table:table-cell>
          <table:table-cell office:value-type="string">
            <text:p>0:03:12</text:p>
          </table:table-cell>
        </table:table-row>
        <table:table-row table:style-name="ro1">
          <table:table-cell table:style-name="ce1" office:value-type="string">
            <text:p>0:15:10</text:p>
          </table:table-cell>
          <table:table-cell office:value-type="string">
            <text:p>0:03:13</text:p>
          </table:table-cell>
        </table:table-row>
        <table:table-row table:style-name="ro1">
          <table:table-cell table:style-name="ce1" office:value-type="string">
            <text:p>0:15:15</text:p>
          </table:table-cell>
          <table:table-cell office:value-type="string">
            <text:p>0:03:14</text:p>
          </table:table-cell>
        </table:table-row>
        <table:table-row table:style-name="ro1">
          <table:table-cell table:style-name="ce1" office:value-type="string">
            <text:p>0:15:20</text:p>
          </table:table-cell>
          <table:table-cell office:value-type="string">
            <text:p>0:03:15</text:p>
          </table:table-cell>
        </table:table-row>
        <table:table-row table:style-name="ro1">
          <table:table-cell table:style-name="ce1" office:value-type="string">
            <text:p>0:15:25</text:p>
          </table:table-cell>
          <table:table-cell office:value-type="string">
            <text:p>0:03:16</text:p>
          </table:table-cell>
        </table:table-row>
        <table:table-row table:style-name="ro1">
          <table:table-cell table:style-name="ce1" office:value-type="string">
            <text:p>0:15:30</text:p>
          </table:table-cell>
          <table:table-cell office:value-type="string">
            <text:p>0:03:17</text:p>
          </table:table-cell>
        </table:table-row>
        <table:table-row table:style-name="ro1">
          <table:table-cell table:style-name="ce1" office:value-type="string">
            <text:p>0:15:35</text:p>
          </table:table-cell>
          <table:table-cell office:value-type="string">
            <text:p>0:03:18</text:p>
          </table:table-cell>
        </table:table-row>
        <table:table-row table:style-name="ro1">
          <table:table-cell table:style-name="ce1" office:value-type="string">
            <text:p>0:15:40</text:p>
          </table:table-cell>
          <table:table-cell office:value-type="string">
            <text:p>0:03:19</text:p>
          </table:table-cell>
        </table:table-row>
        <table:table-row table:style-name="ro1">
          <table:table-cell table:style-name="ce1" office:value-type="string">
            <text:p>0:15:45</text:p>
          </table:table-cell>
          <table:table-cell office:value-type="string">
            <text:p>0:03:20</text:p>
          </table:table-cell>
        </table:table-row>
        <table:table-row table:style-name="ro1">
          <table:table-cell table:style-name="ce1" office:value-type="string">
            <text:p>0:15:50</text:p>
          </table:table-cell>
          <table:table-cell office:value-type="string">
            <text:p>0:03:21</text:p>
          </table:table-cell>
        </table:table-row>
        <table:table-row table:style-name="ro1">
          <table:table-cell table:style-name="ce1" office:value-type="string">
            <text:p>0:15:55</text:p>
          </table:table-cell>
          <table:table-cell office:value-type="string">
            <text:p>0:03:22</text:p>
          </table:table-cell>
        </table:table-row>
        <table:table-row table:style-name="ro1">
          <table:table-cell table:style-name="ce1" office:value-type="string">
            <text:p>0:16:00</text:p>
          </table:table-cell>
          <table:table-cell office:value-type="string">
            <text:p>0:03:23</text:p>
          </table:table-cell>
        </table:table-row>
        <table:table-row table:style-name="ro1">
          <table:table-cell table:style-name="ce1" office:value-type="string">
            <text:p>0:16:05</text:p>
          </table:table-cell>
          <table:table-cell office:value-type="string">
            <text:p>0:03:24</text:p>
          </table:table-cell>
        </table:table-row>
        <table:table-row table:style-name="ro1">
          <table:table-cell table:style-name="ce1" office:value-type="string">
            <text:p>0:16:10</text:p>
          </table:table-cell>
          <table:table-cell office:value-type="string">
            <text:p>0:03:25</text:p>
          </table:table-cell>
        </table:table-row>
        <table:table-row table:style-name="ro1">
          <table:table-cell table:style-name="ce1" office:value-type="string">
            <text:p>0:16:15</text:p>
          </table:table-cell>
          <table:table-cell office:value-type="string">
            <text:p>0:03:26</text:p>
          </table:table-cell>
        </table:table-row>
        <table:table-row table:style-name="ro1">
          <table:table-cell table:style-name="ce1" office:value-type="string">
            <text:p>0:16:20</text:p>
          </table:table-cell>
          <table:table-cell office:value-type="string">
            <text:p>0:03:27</text:p>
          </table:table-cell>
        </table:table-row>
        <table:table-row table:style-name="ro1">
          <table:table-cell table:style-name="ce1" office:value-type="string">
            <text:p>0:16:25</text:p>
          </table:table-cell>
          <table:table-cell office:value-type="string">
            <text:p>0:03:28</text:p>
          </table:table-cell>
        </table:table-row>
        <table:table-row table:style-name="ro1">
          <table:table-cell table:style-name="ce1" office:value-type="string">
            <text:p>0:16:30</text:p>
          </table:table-cell>
          <table:table-cell office:value-type="string">
            <text:p>0:03:29</text:p>
          </table:table-cell>
        </table:table-row>
        <table:table-row table:style-name="ro1">
          <table:table-cell table:style-name="ce1" office:value-type="string">
            <text:p>0:16:35</text:p>
          </table:table-cell>
          <table:table-cell office:value-type="string">
            <text:p>0:03:30</text:p>
          </table:table-cell>
        </table:table-row>
        <table:table-row table:style-name="ro1">
          <table:table-cell table:style-name="ce1" office:value-type="string">
            <text:p>0:16:40</text:p>
          </table:table-cell>
          <table:table-cell office:value-type="string">
            <text:p>0:03:31</text:p>
          </table:table-cell>
        </table:table-row>
        <table:table-row table:style-name="ro1">
          <table:table-cell table:style-name="ce1" office:value-type="string">
            <text:p>0:16:45</text:p>
          </table:table-cell>
          <table:table-cell office:value-type="string">
            <text:p>0:03:32</text:p>
          </table:table-cell>
        </table:table-row>
        <table:table-row table:style-name="ro1">
          <table:table-cell table:style-name="ce1" office:value-type="string">
            <text:p>0:16:50</text:p>
          </table:table-cell>
          <table:table-cell office:value-type="string">
            <text:p>0:03:33</text:p>
          </table:table-cell>
        </table:table-row>
        <table:table-row table:style-name="ro1">
          <table:table-cell table:style-name="ce1" office:value-type="string">
            <text:p>0:16:55</text:p>
          </table:table-cell>
          <table:table-cell office:value-type="string">
            <text:p>0:03:34</text:p>
          </table:table-cell>
        </table:table-row>
        <table:table-row table:style-name="ro1">
          <table:table-cell table:style-name="ce1" office:value-type="string">
            <text:p>0:17:00</text:p>
          </table:table-cell>
          <table:table-cell office:value-type="string">
            <text:p>0:03:35</text:p>
          </table:table-cell>
        </table:table-row>
        <table:table-row table:style-name="ro1">
          <table:table-cell table:style-name="ce1" office:value-type="string">
            <text:p>0:17:05</text:p>
          </table:table-cell>
          <table:table-cell office:value-type="string">
            <text:p>0:03:36</text:p>
          </table:table-cell>
        </table:table-row>
        <table:table-row table:style-name="ro1">
          <table:table-cell table:style-name="ce1" office:value-type="string">
            <text:p>0:17:10</text:p>
          </table:table-cell>
          <table:table-cell office:value-type="string">
            <text:p>0:03:37</text:p>
          </table:table-cell>
        </table:table-row>
        <table:table-row table:style-name="ro1">
          <table:table-cell table:style-name="ce1" office:value-type="string">
            <text:p>0:17:15</text:p>
          </table:table-cell>
          <table:table-cell office:value-type="string">
            <text:p>0:03:38</text:p>
          </table:table-cell>
        </table:table-row>
        <table:table-row table:style-name="ro1">
          <table:table-cell table:style-name="ce1" office:value-type="string">
            <text:p>0:17:20</text:p>
          </table:table-cell>
          <table:table-cell office:value-type="string">
            <text:p>0:03:39</text:p>
          </table:table-cell>
        </table:table-row>
        <table:table-row table:style-name="ro1">
          <table:table-cell table:style-name="ce1" office:value-type="string">
            <text:p>0:17:25</text:p>
          </table:table-cell>
          <table:table-cell office:value-type="string">
            <text:p>0:03:40</text:p>
          </table:table-cell>
        </table:table-row>
        <table:table-row table:style-name="ro1">
          <table:table-cell table:style-name="ce1" office:value-type="string">
            <text:p>0:17:30</text:p>
          </table:table-cell>
          <table:table-cell office:value-type="string">
            <text:p>0:03:41</text:p>
          </table:table-cell>
        </table:table-row>
        <table:table-row table:style-name="ro1">
          <table:table-cell table:style-name="ce1" office:value-type="string">
            <text:p>0:17:35</text:p>
          </table:table-cell>
          <table:table-cell office:value-type="string">
            <text:p>0:03:42</text:p>
          </table:table-cell>
        </table:table-row>
        <table:table-row table:style-name="ro1">
          <table:table-cell table:style-name="ce1" office:value-type="string">
            <text:p>0:17:40</text:p>
          </table:table-cell>
          <table:table-cell office:value-type="string">
            <text:p>0:03:43</text:p>
          </table:table-cell>
        </table:table-row>
        <table:table-row table:style-name="ro1">
          <table:table-cell table:style-name="ce1" office:value-type="string">
            <text:p>0:17:45</text:p>
          </table:table-cell>
          <table:table-cell office:value-type="string">
            <text:p>0:03:44</text:p>
          </table:table-cell>
        </table:table-row>
        <table:table-row table:style-name="ro1">
          <table:table-cell table:style-name="ce1" office:value-type="string">
            <text:p>0:17:50</text:p>
          </table:table-cell>
          <table:table-cell office:value-type="string">
            <text:p>0:03:45</text:p>
          </table:table-cell>
        </table:table-row>
        <table:table-row table:style-name="ro1">
          <table:table-cell table:style-name="ce1" office:value-type="string">
            <text:p>0:17:55</text:p>
          </table:table-cell>
          <table:table-cell office:value-type="string">
            <text:p>0:03:46</text:p>
          </table:table-cell>
        </table:table-row>
        <table:table-row table:style-name="ro1">
          <table:table-cell table:style-name="ce1" office:value-type="string">
            <text:p>0:18:00</text:p>
          </table:table-cell>
          <table:table-cell office:value-type="string">
            <text:p>0:03:47</text:p>
          </table:table-cell>
        </table:table-row>
        <table:table-row table:style-name="ro1">
          <table:table-cell table:style-name="ce1" office:value-type="string">
            <text:p>0:18:05</text:p>
          </table:table-cell>
          <table:table-cell office:value-type="string">
            <text:p>0:03:48</text:p>
          </table:table-cell>
        </table:table-row>
        <table:table-row table:style-name="ro1">
          <table:table-cell table:style-name="ce1" office:value-type="string">
            <text:p>0:18:10</text:p>
          </table:table-cell>
          <table:table-cell office:value-type="string">
            <text:p>0:03:49</text:p>
          </table:table-cell>
        </table:table-row>
        <table:table-row table:style-name="ro1">
          <table:table-cell table:style-name="ce1" office:value-type="string">
            <text:p>0:18:15</text:p>
          </table:table-cell>
          <table:table-cell office:value-type="string">
            <text:p>0:03:50</text:p>
          </table:table-cell>
        </table:table-row>
        <table:table-row table:style-name="ro1">
          <table:table-cell table:style-name="ce1" office:value-type="string">
            <text:p>0:18:20</text:p>
          </table:table-cell>
          <table:table-cell office:value-type="string">
            <text:p>0:03:51</text:p>
          </table:table-cell>
        </table:table-row>
        <table:table-row table:style-name="ro1">
          <table:table-cell table:style-name="ce1" office:value-type="string">
            <text:p>0:18:25</text:p>
          </table:table-cell>
          <table:table-cell office:value-type="string">
            <text:p>0:03:52</text:p>
          </table:table-cell>
        </table:table-row>
        <table:table-row table:style-name="ro1">
          <table:table-cell table:style-name="ce1" office:value-type="string">
            <text:p>0:18:30</text:p>
          </table:table-cell>
          <table:table-cell office:value-type="string">
            <text:p>0:03:53</text:p>
          </table:table-cell>
        </table:table-row>
        <table:table-row table:style-name="ro1">
          <table:table-cell table:style-name="ce1" office:value-type="string">
            <text:p>0:18:35</text:p>
          </table:table-cell>
          <table:table-cell office:value-type="string">
            <text:p>0:03:54</text:p>
          </table:table-cell>
        </table:table-row>
        <table:table-row table:style-name="ro1">
          <table:table-cell table:style-name="ce1" office:value-type="string">
            <text:p>0:18:40</text:p>
          </table:table-cell>
          <table:table-cell office:value-type="string">
            <text:p>0:03:55</text:p>
          </table:table-cell>
        </table:table-row>
        <table:table-row table:style-name="ro1">
          <table:table-cell table:style-name="ce1" office:value-type="string">
            <text:p>0:18:45</text:p>
          </table:table-cell>
          <table:table-cell office:value-type="string">
            <text:p>0:03:56</text:p>
          </table:table-cell>
        </table:table-row>
        <table:table-row table:style-name="ro1">
          <table:table-cell table:style-name="ce1" office:value-type="string">
            <text:p>0:18:50</text:p>
          </table:table-cell>
          <table:table-cell office:value-type="string">
            <text:p>0:03:57</text:p>
          </table:table-cell>
        </table:table-row>
        <table:table-row table:style-name="ro1">
          <table:table-cell table:style-name="ce1" office:value-type="string">
            <text:p>0:18:55</text:p>
          </table:table-cell>
          <table:table-cell office:value-type="string">
            <text:p>0:03:58</text:p>
          </table:table-cell>
        </table:table-row>
        <table:table-row table:style-name="ro1">
          <table:table-cell table:style-name="ce1" office:value-type="string">
            <text:p>0:19:00</text:p>
          </table:table-cell>
          <table:table-cell office:value-type="string">
            <text:p>0:03:59</text:p>
          </table:table-cell>
        </table:table-row>
        <table:table-row table:style-name="ro1">
          <table:table-cell table:style-name="ce1" office:value-type="string">
            <text:p>0:19:05</text:p>
          </table:table-cell>
          <table:table-cell office:value-type="string">
            <text:p>0:04:00</text:p>
          </table:table-cell>
        </table:table-row>
        <table:table-row table:style-name="ro1">
          <table:table-cell table:style-name="ce1" office:value-type="string">
            <text:p>0:19:10</text:p>
          </table:table-cell>
          <table:table-cell office:value-type="string">
            <text:p>0:04:01</text:p>
          </table:table-cell>
        </table:table-row>
        <table:table-row table:style-name="ro1">
          <table:table-cell table:style-name="ce1" office:value-type="string">
            <text:p>0:19:15</text:p>
          </table:table-cell>
          <table:table-cell office:value-type="string">
            <text:p>0:04:02</text:p>
          </table:table-cell>
        </table:table-row>
        <table:table-row table:style-name="ro1">
          <table:table-cell table:style-name="ce1" office:value-type="string">
            <text:p>0:19:20</text:p>
          </table:table-cell>
          <table:table-cell office:value-type="string">
            <text:p>0:04:03</text:p>
          </table:table-cell>
        </table:table-row>
        <table:table-row table:style-name="ro1">
          <table:table-cell table:style-name="ce1" office:value-type="string">
            <text:p>0:19:25</text:p>
          </table:table-cell>
          <table:table-cell office:value-type="string">
            <text:p>0:04:04</text:p>
          </table:table-cell>
        </table:table-row>
        <table:table-row table:style-name="ro1">
          <table:table-cell table:style-name="ce1" office:value-type="string">
            <text:p>0:19:30</text:p>
          </table:table-cell>
          <table:table-cell office:value-type="string">
            <text:p>0:04:05</text:p>
          </table:table-cell>
        </table:table-row>
        <table:table-row table:style-name="ro1">
          <table:table-cell table:style-name="ce1" office:value-type="string">
            <text:p>0:19:35</text:p>
          </table:table-cell>
          <table:table-cell office:value-type="string">
            <text:p>0:04:06</text:p>
          </table:table-cell>
        </table:table-row>
        <table:table-row table:style-name="ro1">
          <table:table-cell table:style-name="ce1" office:value-type="string">
            <text:p>0:19:40</text:p>
          </table:table-cell>
          <table:table-cell office:value-type="string">
            <text:p>0:04:07</text:p>
          </table:table-cell>
        </table:table-row>
        <table:table-row table:style-name="ro1">
          <table:table-cell table:style-name="ce1" office:value-type="string">
            <text:p>0:19:45</text:p>
          </table:table-cell>
          <table:table-cell office:value-type="string">
            <text:p>0:04:08</text:p>
          </table:table-cell>
        </table:table-row>
        <table:table-row table:style-name="ro1">
          <table:table-cell office:value-type="string">
            <text:p>0:19:50</text:p>
          </table:table-cell>
          <table:table-cell office:value-type="string">
            <text:p>0:04:09</text:p>
          </table:table-cell>
        </table:table-row>
        <table:table-row table:style-name="ro1">
          <table:table-cell office:value-type="string">
            <text:p>0:19:55</text:p>
          </table:table-cell>
          <table:table-cell office:value-type="string">
            <text:p>0:04:10</text:p>
          </table:table-cell>
        </table:table-row>
        <table:table-row table:style-name="ro1">
          <table:table-cell office:value-type="string">
            <text:p>0:20:00</text:p>
          </table:table-cell>
          <table:table-cell office:value-type="string">
            <text:p>0:04:11</text:p>
          </table:table-cell>
        </table:table-row>
        <table:table-row table:style-name="ro1">
          <table:table-cell office:value-type="string">
            <text:p>0:20:05</text:p>
          </table:table-cell>
          <table:table-cell office:value-type="string">
            <text:p>0:04:12</text:p>
          </table:table-cell>
        </table:table-row>
        <table:table-row table:style-name="ro1">
          <table:table-cell office:value-type="string">
            <text:p>0:20:10</text:p>
          </table:table-cell>
          <table:table-cell office:value-type="string">
            <text:p>0:04:13</text:p>
          </table:table-cell>
        </table:table-row>
        <table:table-row table:style-name="ro1">
          <table:table-cell office:value-type="string">
            <text:p>0:20:15</text:p>
          </table:table-cell>
          <table:table-cell office:value-type="string">
            <text:p>0:04:14</text:p>
          </table:table-cell>
        </table:table-row>
        <table:table-row table:style-name="ro1">
          <table:table-cell office:value-type="string">
            <text:p>0:20:20</text:p>
          </table:table-cell>
          <table:table-cell office:value-type="string">
            <text:p>0:04:15</text:p>
          </table:table-cell>
        </table:table-row>
        <table:table-row table:style-name="ro1">
          <table:table-cell office:value-type="string">
            <text:p>0:20:25</text:p>
          </table:table-cell>
          <table:table-cell office:value-type="string">
            <text:p>0:04:16</text:p>
          </table:table-cell>
        </table:table-row>
        <table:table-row table:style-name="ro1">
          <table:table-cell office:value-type="string">
            <text:p>0:20:30</text:p>
          </table:table-cell>
          <table:table-cell office:value-type="string">
            <text:p>0:04:17</text:p>
          </table:table-cell>
        </table:table-row>
        <table:table-row table:style-name="ro1">
          <table:table-cell office:value-type="string">
            <text:p>0:20:35</text:p>
          </table:table-cell>
          <table:table-cell office:value-type="string">
            <text:p>0:04:18</text:p>
          </table:table-cell>
        </table:table-row>
        <table:table-row table:style-name="ro1">
          <table:table-cell office:value-type="string">
            <text:p>0:20:40</text:p>
          </table:table-cell>
          <table:table-cell office:value-type="string">
            <text:p>0:04:19</text:p>
          </table:table-cell>
        </table:table-row>
        <table:table-row table:style-name="ro1">
          <table:table-cell office:value-type="string">
            <text:p>0:20:45</text:p>
          </table:table-cell>
          <table:table-cell office:value-type="string">
            <text:p>0:04:20</text:p>
          </table:table-cell>
        </table:table-row>
        <table:table-row table:style-name="ro1">
          <table:table-cell office:value-type="string">
            <text:p>0:20:50</text:p>
          </table:table-cell>
          <table:table-cell office:value-type="string">
            <text:p>0:04:21</text:p>
          </table:table-cell>
        </table:table-row>
        <table:table-row table:style-name="ro1">
          <table:table-cell office:value-type="string">
            <text:p>0:20:55</text:p>
          </table:table-cell>
          <table:table-cell office:value-type="string">
            <text:p>0:04:22</text:p>
          </table:table-cell>
        </table:table-row>
        <table:table-row table:style-name="ro1">
          <table:table-cell office:value-type="string">
            <text:p>0:21:00</text:p>
          </table:table-cell>
          <table:table-cell office:value-type="string">
            <text:p>0:04:23</text:p>
          </table:table-cell>
        </table:table-row>
        <table:table-row table:style-name="ro1">
          <table:table-cell office:value-type="string">
            <text:p>0:21:05</text:p>
          </table:table-cell>
          <table:table-cell office:value-type="string">
            <text:p>0:04:24</text:p>
          </table:table-cell>
        </table:table-row>
        <table:table-row table:style-name="ro1">
          <table:table-cell office:value-type="string">
            <text:p>0:21:10</text:p>
          </table:table-cell>
          <table:table-cell office:value-type="string">
            <text:p>0:04:25</text:p>
          </table:table-cell>
        </table:table-row>
        <table:table-row table:style-name="ro1">
          <table:table-cell office:value-type="string">
            <text:p>0:21:15</text:p>
          </table:table-cell>
          <table:table-cell office:value-type="string">
            <text:p>0:04:26</text:p>
          </table:table-cell>
        </table:table-row>
        <table:table-row table:style-name="ro1">
          <table:table-cell office:value-type="string">
            <text:p>0:21:20</text:p>
          </table:table-cell>
          <table:table-cell office:value-type="string">
            <text:p>0:04:27</text:p>
          </table:table-cell>
        </table:table-row>
        <table:table-row table:style-name="ro1">
          <table:table-cell office:value-type="string">
            <text:p>0:21:25</text:p>
          </table:table-cell>
          <table:table-cell office:value-type="string">
            <text:p>0:04:28</text:p>
          </table:table-cell>
        </table:table-row>
        <table:table-row table:style-name="ro1">
          <table:table-cell office:value-type="string">
            <text:p>0:21:30</text:p>
          </table:table-cell>
          <table:table-cell office:value-type="string">
            <text:p>0:04:29</text:p>
          </table:table-cell>
        </table:table-row>
        <table:table-row table:style-name="ro1">
          <table:table-cell office:value-type="string">
            <text:p>0:21:35</text:p>
          </table:table-cell>
          <table:table-cell office:value-type="string">
            <text:p>0:04:30</text:p>
          </table:table-cell>
        </table:table-row>
        <table:table-row table:style-name="ro1">
          <table:table-cell office:value-type="string">
            <text:p>0:21:40</text:p>
          </table:table-cell>
          <table:table-cell office:value-type="string">
            <text:p>0:04:31</text:p>
          </table:table-cell>
        </table:table-row>
        <table:table-row table:style-name="ro1">
          <table:table-cell office:value-type="string">
            <text:p>0:21:45</text:p>
          </table:table-cell>
          <table:table-cell office:value-type="string">
            <text:p>0:04:32</text:p>
          </table:table-cell>
        </table:table-row>
        <table:table-row table:style-name="ro1">
          <table:table-cell office:value-type="string">
            <text:p>0:21:50</text:p>
          </table:table-cell>
          <table:table-cell office:value-type="string">
            <text:p>0:04:33</text:p>
          </table:table-cell>
        </table:table-row>
        <table:table-row table:style-name="ro1">
          <table:table-cell office:value-type="string">
            <text:p>0:21:55</text:p>
          </table:table-cell>
          <table:table-cell office:value-type="string">
            <text:p>0:04:34</text:p>
          </table:table-cell>
        </table:table-row>
        <table:table-row table:style-name="ro1">
          <table:table-cell office:value-type="string">
            <text:p>0:22:00</text:p>
          </table:table-cell>
          <table:table-cell office:value-type="string">
            <text:p>0:04:35</text:p>
          </table:table-cell>
        </table:table-row>
        <table:table-row table:style-name="ro1">
          <table:table-cell office:value-type="string">
            <text:p>0:22:05</text:p>
          </table:table-cell>
          <table:table-cell office:value-type="string">
            <text:p>0:04:36</text:p>
          </table:table-cell>
        </table:table-row>
        <table:table-row table:style-name="ro1">
          <table:table-cell office:value-type="string">
            <text:p>0:22:10</text:p>
          </table:table-cell>
          <table:table-cell office:value-type="string">
            <text:p>0:04:37</text:p>
          </table:table-cell>
        </table:table-row>
        <table:table-row table:style-name="ro1">
          <table:table-cell office:value-type="string">
            <text:p>0:22:15</text:p>
          </table:table-cell>
          <table:table-cell office:value-type="string">
            <text:p>0:04:38</text:p>
          </table:table-cell>
        </table:table-row>
        <table:table-row table:style-name="ro1">
          <table:table-cell office:value-type="string">
            <text:p>0:22:20</text:p>
          </table:table-cell>
          <table:table-cell office:value-type="string">
            <text:p>0:04:39</text:p>
          </table:table-cell>
        </table:table-row>
        <table:table-row table:style-name="ro1">
          <table:table-cell office:value-type="string">
            <text:p>0:22:25</text:p>
          </table:table-cell>
          <table:table-cell office:value-type="string">
            <text:p>0:04:40</text:p>
          </table:table-cell>
        </table:table-row>
        <table:table-row table:style-name="ro1">
          <table:table-cell office:value-type="string">
            <text:p>0:22:30</text:p>
          </table:table-cell>
          <table:table-cell office:value-type="string">
            <text:p>0:04:41</text:p>
          </table:table-cell>
        </table:table-row>
        <table:table-row table:style-name="ro1">
          <table:table-cell office:value-type="string">
            <text:p>0:22:35</text:p>
          </table:table-cell>
          <table:table-cell office:value-type="string">
            <text:p>0:04:42</text:p>
          </table:table-cell>
        </table:table-row>
        <table:table-row table:style-name="ro1">
          <table:table-cell office:value-type="string">
            <text:p>0:22:40</text:p>
          </table:table-cell>
          <table:table-cell office:value-type="string">
            <text:p>0:04:43</text:p>
          </table:table-cell>
        </table:table-row>
        <table:table-row table:style-name="ro1">
          <table:table-cell office:value-type="string">
            <text:p>0:22:45</text:p>
          </table:table-cell>
          <table:table-cell office:value-type="string">
            <text:p>0:04:44</text:p>
          </table:table-cell>
        </table:table-row>
        <table:table-row table:style-name="ro1">
          <table:table-cell office:value-type="string">
            <text:p>0:22:50</text:p>
          </table:table-cell>
          <table:table-cell office:value-type="string">
            <text:p>0:04:45</text:p>
          </table:table-cell>
        </table:table-row>
        <table:table-row table:style-name="ro1">
          <table:table-cell office:value-type="string">
            <text:p>0:22:55</text:p>
          </table:table-cell>
          <table:table-cell office:value-type="string">
            <text:p>0:04:46</text:p>
          </table:table-cell>
        </table:table-row>
        <table:table-row table:style-name="ro1">
          <table:table-cell office:value-type="string">
            <text:p>0:23:00</text:p>
          </table:table-cell>
          <table:table-cell office:value-type="string">
            <text:p>0:04:47</text:p>
          </table:table-cell>
        </table:table-row>
        <table:table-row table:style-name="ro1">
          <table:table-cell office:value-type="string">
            <text:p>0:23:05</text:p>
          </table:table-cell>
          <table:table-cell office:value-type="string">
            <text:p>0:04:48</text:p>
          </table:table-cell>
        </table:table-row>
        <table:table-row table:style-name="ro1">
          <table:table-cell office:value-type="string">
            <text:p>0:23:10</text:p>
          </table:table-cell>
          <table:table-cell office:value-type="string">
            <text:p>0:04:49</text:p>
          </table:table-cell>
        </table:table-row>
        <table:table-row table:style-name="ro1">
          <table:table-cell office:value-type="string">
            <text:p>0:23:15</text:p>
          </table:table-cell>
          <table:table-cell office:value-type="string">
            <text:p>0:04:50</text:p>
          </table:table-cell>
        </table:table-row>
        <table:table-row table:style-name="ro1">
          <table:table-cell office:value-type="string">
            <text:p>0:23:20</text:p>
          </table:table-cell>
          <table:table-cell office:value-type="string">
            <text:p>0:04:51</text:p>
          </table:table-cell>
        </table:table-row>
        <table:table-row table:style-name="ro1">
          <table:table-cell office:value-type="string">
            <text:p>0:23:25</text:p>
          </table:table-cell>
          <table:table-cell office:value-type="string">
            <text:p>0:04:52</text:p>
          </table:table-cell>
        </table:table-row>
        <table:table-row table:style-name="ro1">
          <table:table-cell office:value-type="string">
            <text:p>0:23:30</text:p>
          </table:table-cell>
          <table:table-cell office:value-type="string">
            <text:p>0:04:53</text:p>
          </table:table-cell>
        </table:table-row>
        <table:table-row table:style-name="ro1">
          <table:table-cell office:value-type="string">
            <text:p>0:23:35</text:p>
          </table:table-cell>
          <table:table-cell office:value-type="string">
            <text:p>0:04:54</text:p>
          </table:table-cell>
        </table:table-row>
        <table:table-row table:style-name="ro1">
          <table:table-cell office:value-type="string">
            <text:p>0:23:40</text:p>
          </table:table-cell>
          <table:table-cell office:value-type="string">
            <text:p>0:04:55</text:p>
          </table:table-cell>
        </table:table-row>
        <table:table-row table:style-name="ro1">
          <table:table-cell office:value-type="string">
            <text:p>0:23:45</text:p>
          </table:table-cell>
          <table:table-cell office:value-type="string">
            <text:p>0:04:56</text:p>
          </table:table-cell>
        </table:table-row>
        <table:table-row table:style-name="ro1">
          <table:table-cell office:value-type="string">
            <text:p>0:23:50</text:p>
          </table:table-cell>
          <table:table-cell office:value-type="string">
            <text:p>0:04:57</text:p>
          </table:table-cell>
        </table:table-row>
        <table:table-row table:style-name="ro1">
          <table:table-cell office:value-type="string">
            <text:p>0:23:55</text:p>
          </table:table-cell>
          <table:table-cell office:value-type="string">
            <text:p>0:04:58</text:p>
          </table:table-cell>
        </table:table-row>
        <table:table-row table:style-name="ro1">
          <table:table-cell office:value-type="string">
            <text:p>0:24:00</text:p>
          </table:table-cell>
          <table:table-cell office:value-type="string">
            <text:p>0:04:59</text:p>
          </table:table-cell>
        </table:table-row>
        <table:table-row table:style-name="ro1">
          <table:table-cell office:value-type="string">
            <text:p>0:24:05</text:p>
          </table:table-cell>
          <table:table-cell office:value-type="string">
            <text:p>0:05:00</text:p>
          </table:table-cell>
        </table:table-row>
        <table:table-row table:style-name="ro1">
          <table:table-cell office:value-type="string">
            <text:p>0:24:10</text:p>
          </table:table-cell>
          <table:table-cell office:value-type="string">
            <text:p>0:05:01</text:p>
          </table:table-cell>
        </table:table-row>
        <table:table-row table:style-name="ro1">
          <table:table-cell office:value-type="string">
            <text:p>0:24:15</text:p>
          </table:table-cell>
          <table:table-cell office:value-type="string">
            <text:p>0:05:02</text:p>
          </table:table-cell>
        </table:table-row>
        <table:table-row table:style-name="ro1">
          <table:table-cell office:value-type="string">
            <text:p>0:24:20</text:p>
          </table:table-cell>
          <table:table-cell office:value-type="string">
            <text:p>0:05:03</text:p>
          </table:table-cell>
        </table:table-row>
        <table:table-row table:style-name="ro1">
          <table:table-cell office:value-type="string">
            <text:p>0:24:25</text:p>
          </table:table-cell>
          <table:table-cell office:value-type="string">
            <text:p>0:05:04</text:p>
          </table:table-cell>
        </table:table-row>
        <table:table-row table:style-name="ro1">
          <table:table-cell office:value-type="string">
            <text:p>0:24:30</text:p>
          </table:table-cell>
          <table:table-cell office:value-type="string">
            <text:p>0:05:05</text:p>
          </table:table-cell>
        </table:table-row>
        <table:table-row table:style-name="ro1">
          <table:table-cell office:value-type="string">
            <text:p>0:24:35</text:p>
          </table:table-cell>
          <table:table-cell office:value-type="string">
            <text:p>0:05:06</text:p>
          </table:table-cell>
        </table:table-row>
        <table:table-row table:style-name="ro1">
          <table:table-cell office:value-type="string">
            <text:p>0:24:40</text:p>
          </table:table-cell>
          <table:table-cell office:value-type="string">
            <text:p>0:05:07</text:p>
          </table:table-cell>
        </table:table-row>
        <table:table-row table:style-name="ro1">
          <table:table-cell office:value-type="string">
            <text:p>0:24:45</text:p>
          </table:table-cell>
          <table:table-cell office:value-type="string">
            <text:p>0:05:08</text:p>
          </table:table-cell>
        </table:table-row>
        <table:table-row table:style-name="ro1">
          <table:table-cell office:value-type="string">
            <text:p>0:24:50</text:p>
          </table:table-cell>
          <table:table-cell office:value-type="string">
            <text:p>0:05:09</text:p>
          </table:table-cell>
        </table:table-row>
        <table:table-row table:style-name="ro1">
          <table:table-cell office:value-type="string">
            <text:p>0:24:55</text:p>
          </table:table-cell>
          <table:table-cell office:value-type="string">
            <text:p>0:05:10</text:p>
          </table:table-cell>
        </table:table-row>
        <table:table-row table:style-name="ro1">
          <table:table-cell office:value-type="string">
            <text:p>0:25:00</text:p>
          </table:table-cell>
          <table:table-cell office:value-type="string">
            <text:p>0:05:11</text:p>
          </table:table-cell>
        </table:table-row>
        <table:table-row table:style-name="ro1">
          <table:table-cell office:value-type="string">
            <text:p>0:25:05</text:p>
          </table:table-cell>
          <table:table-cell office:value-type="string">
            <text:p>0:05:12</text:p>
          </table:table-cell>
        </table:table-row>
        <table:table-row table:style-name="ro1">
          <table:table-cell office:value-type="string">
            <text:p>0:25:10</text:p>
          </table:table-cell>
          <table:table-cell office:value-type="string">
            <text:p>0:05:13</text:p>
          </table:table-cell>
        </table:table-row>
        <table:table-row table:style-name="ro1">
          <table:table-cell office:value-type="string">
            <text:p>0:25:15</text:p>
          </table:table-cell>
          <table:table-cell office:value-type="string">
            <text:p>0:05:14</text:p>
          </table:table-cell>
        </table:table-row>
        <table:table-row table:style-name="ro1">
          <table:table-cell office:value-type="string">
            <text:p>0:25:20</text:p>
          </table:table-cell>
          <table:table-cell office:value-type="string">
            <text:p>0:05:15</text:p>
          </table:table-cell>
        </table:table-row>
        <table:table-row table:style-name="ro1">
          <table:table-cell office:value-type="string">
            <text:p>0:25:25</text:p>
          </table:table-cell>
          <table:table-cell office:value-type="string">
            <text:p>0:05:16</text:p>
          </table:table-cell>
        </table:table-row>
        <table:table-row table:style-name="ro1">
          <table:table-cell office:value-type="string">
            <text:p>0:25:30</text:p>
          </table:table-cell>
          <table:table-cell office:value-type="string">
            <text:p>0:05:17</text:p>
          </table:table-cell>
        </table:table-row>
        <table:table-row table:style-name="ro1">
          <table:table-cell office:value-type="string">
            <text:p>0:25:35</text:p>
          </table:table-cell>
          <table:table-cell office:value-type="string">
            <text:p>0:05:18</text:p>
          </table:table-cell>
        </table:table-row>
        <table:table-row table:style-name="ro1">
          <table:table-cell office:value-type="string">
            <text:p>0:25:40</text:p>
          </table:table-cell>
          <table:table-cell office:value-type="string">
            <text:p>0:05:19</text:p>
          </table:table-cell>
        </table:table-row>
        <table:table-row table:style-name="ro1">
          <table:table-cell office:value-type="string">
            <text:p>0:25:45</text:p>
          </table:table-cell>
          <table:table-cell office:value-type="string">
            <text:p>0:05:20</text:p>
          </table:table-cell>
        </table:table-row>
        <table:table-row table:style-name="ro1">
          <table:table-cell office:value-type="string">
            <text:p>0:25:50</text:p>
          </table:table-cell>
          <table:table-cell office:value-type="string">
            <text:p>0:05:21</text:p>
          </table:table-cell>
        </table:table-row>
        <table:table-row table:style-name="ro1">
          <table:table-cell office:value-type="string">
            <text:p>0:25:55</text:p>
          </table:table-cell>
          <table:table-cell office:value-type="string">
            <text:p>0:05:22</text:p>
          </table:table-cell>
        </table:table-row>
        <table:table-row table:style-name="ro1">
          <table:table-cell office:value-type="string">
            <text:p>0:26:00</text:p>
          </table:table-cell>
          <table:table-cell office:value-type="string">
            <text:p>0:05:23</text:p>
          </table:table-cell>
        </table:table-row>
        <table:table-row table:style-name="ro1">
          <table:table-cell office:value-type="string">
            <text:p>0:26:05</text:p>
          </table:table-cell>
          <table:table-cell office:value-type="string">
            <text:p>0:05:24</text:p>
          </table:table-cell>
        </table:table-row>
        <table:table-row table:style-name="ro1">
          <table:table-cell office:value-type="string">
            <text:p>0:26:10</text:p>
          </table:table-cell>
          <table:table-cell office:value-type="string">
            <text:p>0:05:25</text:p>
          </table:table-cell>
        </table:table-row>
        <table:table-row table:style-name="ro1">
          <table:table-cell office:value-type="string">
            <text:p>0:26:15</text:p>
          </table:table-cell>
          <table:table-cell office:value-type="string">
            <text:p>0:05:26</text:p>
          </table:table-cell>
        </table:table-row>
        <table:table-row table:style-name="ro1">
          <table:table-cell office:value-type="string">
            <text:p>0:26:20</text:p>
          </table:table-cell>
          <table:table-cell office:value-type="string">
            <text:p>0:05:27</text:p>
          </table:table-cell>
        </table:table-row>
        <table:table-row table:style-name="ro1">
          <table:table-cell office:value-type="string">
            <text:p>0:26:25</text:p>
          </table:table-cell>
          <table:table-cell office:value-type="string">
            <text:p>0:05:28</text:p>
          </table:table-cell>
        </table:table-row>
        <table:table-row table:style-name="ro1">
          <table:table-cell office:value-type="string">
            <text:p>0:26:30</text:p>
          </table:table-cell>
          <table:table-cell office:value-type="string">
            <text:p>0:05:29</text:p>
          </table:table-cell>
        </table:table-row>
        <table:table-row table:style-name="ro1">
          <table:table-cell office:value-type="string">
            <text:p>0:26:35</text:p>
          </table:table-cell>
          <table:table-cell office:value-type="string">
            <text:p>0:05:30</text:p>
          </table:table-cell>
        </table:table-row>
        <table:table-row table:style-name="ro1">
          <table:table-cell office:value-type="string">
            <text:p>0:26:40</text:p>
          </table:table-cell>
          <table:table-cell office:value-type="string">
            <text:p>0:05:31</text:p>
          </table:table-cell>
        </table:table-row>
        <table:table-row table:style-name="ro1">
          <table:table-cell office:value-type="string">
            <text:p>0:26:45</text:p>
          </table:table-cell>
          <table:table-cell office:value-type="string">
            <text:p>0:05:32</text:p>
          </table:table-cell>
        </table:table-row>
        <table:table-row table:style-name="ro1">
          <table:table-cell office:value-type="string">
            <text:p>0:26:50</text:p>
          </table:table-cell>
          <table:table-cell office:value-type="string">
            <text:p>0:05:33</text:p>
          </table:table-cell>
        </table:table-row>
        <table:table-row table:style-name="ro1">
          <table:table-cell office:value-type="string">
            <text:p>0:26:55</text:p>
          </table:table-cell>
          <table:table-cell office:value-type="string">
            <text:p>0:05:34</text:p>
          </table:table-cell>
        </table:table-row>
        <table:table-row table:style-name="ro1">
          <table:table-cell office:value-type="string">
            <text:p>0:27:00</text:p>
          </table:table-cell>
          <table:table-cell office:value-type="string">
            <text:p>0:05:35</text:p>
          </table:table-cell>
        </table:table-row>
        <table:table-row table:style-name="ro1">
          <table:table-cell office:value-type="string">
            <text:p>0:27:05</text:p>
          </table:table-cell>
          <table:table-cell office:value-type="string">
            <text:p>0:05:36</text:p>
          </table:table-cell>
        </table:table-row>
        <table:table-row table:style-name="ro1">
          <table:table-cell office:value-type="string">
            <text:p>0:27:10</text:p>
          </table:table-cell>
          <table:table-cell office:value-type="string">
            <text:p>0:05:37</text:p>
          </table:table-cell>
        </table:table-row>
        <table:table-row table:style-name="ro1">
          <table:table-cell office:value-type="string">
            <text:p>0:27:15</text:p>
          </table:table-cell>
          <table:table-cell office:value-type="string">
            <text:p>0:05:38</text:p>
          </table:table-cell>
        </table:table-row>
        <table:table-row table:style-name="ro1">
          <table:table-cell office:value-type="string">
            <text:p>0:27:20</text:p>
          </table:table-cell>
          <table:table-cell office:value-type="string">
            <text:p>0:05:39</text:p>
          </table:table-cell>
        </table:table-row>
        <table:table-row table:style-name="ro1">
          <table:table-cell office:value-type="string">
            <text:p>0:27:25</text:p>
          </table:table-cell>
          <table:table-cell office:value-type="string">
            <text:p>0:05:40</text:p>
          </table:table-cell>
        </table:table-row>
        <table:table-row table:style-name="ro1">
          <table:table-cell office:value-type="string">
            <text:p>0:27:30</text:p>
          </table:table-cell>
          <table:table-cell office:value-type="string">
            <text:p>0:05:41</text:p>
          </table:table-cell>
        </table:table-row>
        <table:table-row table:style-name="ro1">
          <table:table-cell office:value-type="string">
            <text:p>0:27:35</text:p>
          </table:table-cell>
          <table:table-cell office:value-type="string">
            <text:p>0:05:42</text:p>
          </table:table-cell>
        </table:table-row>
        <table:table-row table:style-name="ro1">
          <table:table-cell office:value-type="string">
            <text:p>0:27:40</text:p>
          </table:table-cell>
          <table:table-cell office:value-type="string">
            <text:p>0:05:43</text:p>
          </table:table-cell>
        </table:table-row>
        <table:table-row table:style-name="ro1">
          <table:table-cell office:value-type="string">
            <text:p>0:27:45</text:p>
          </table:table-cell>
          <table:table-cell office:value-type="string">
            <text:p>0:05:44</text:p>
          </table:table-cell>
        </table:table-row>
        <table:table-row table:style-name="ro1">
          <table:table-cell office:value-type="string">
            <text:p>0:27:50</text:p>
          </table:table-cell>
          <table:table-cell office:value-type="string">
            <text:p>0:05:45</text:p>
          </table:table-cell>
        </table:table-row>
        <table:table-row table:style-name="ro1">
          <table:table-cell office:value-type="string">
            <text:p>0:27:55</text:p>
          </table:table-cell>
          <table:table-cell office:value-type="string">
            <text:p>0:05:46</text:p>
          </table:table-cell>
        </table:table-row>
        <table:table-row table:style-name="ro1">
          <table:table-cell office:value-type="string">
            <text:p>0:28:00</text:p>
          </table:table-cell>
          <table:table-cell office:value-type="string">
            <text:p>0:05:47</text:p>
          </table:table-cell>
        </table:table-row>
        <table:table-row table:style-name="ro1">
          <table:table-cell office:value-type="string">
            <text:p>0:28:05</text:p>
          </table:table-cell>
          <table:table-cell office:value-type="string">
            <text:p>0:05:48</text:p>
          </table:table-cell>
        </table:table-row>
        <table:table-row table:style-name="ro1">
          <table:table-cell office:value-type="string">
            <text:p>0:28:10</text:p>
          </table:table-cell>
          <table:table-cell office:value-type="string">
            <text:p>0:05:49</text:p>
          </table:table-cell>
        </table:table-row>
        <table:table-row table:style-name="ro1">
          <table:table-cell office:value-type="string">
            <text:p>0:28:15</text:p>
          </table:table-cell>
          <table:table-cell office:value-type="string">
            <text:p>0:05:50</text:p>
          </table:table-cell>
        </table:table-row>
        <table:table-row table:style-name="ro1">
          <table:table-cell office:value-type="string">
            <text:p>0:28:20</text:p>
          </table:table-cell>
          <table:table-cell office:value-type="string">
            <text:p>0:05:51</text:p>
          </table:table-cell>
        </table:table-row>
        <table:table-row table:style-name="ro1">
          <table:table-cell office:value-type="string">
            <text:p>0:28:25</text:p>
          </table:table-cell>
          <table:table-cell office:value-type="string">
            <text:p>0:05:52</text:p>
          </table:table-cell>
        </table:table-row>
        <table:table-row table:style-name="ro1">
          <table:table-cell office:value-type="string">
            <text:p>0:28:30</text:p>
          </table:table-cell>
          <table:table-cell office:value-type="string">
            <text:p>0:05:53</text:p>
          </table:table-cell>
        </table:table-row>
        <table:table-row table:style-name="ro1">
          <table:table-cell office:value-type="string">
            <text:p>0:28:35</text:p>
          </table:table-cell>
          <table:table-cell office:value-type="string">
            <text:p>0:05:54</text:p>
          </table:table-cell>
        </table:table-row>
        <table:table-row table:style-name="ro1">
          <table:table-cell office:value-type="string">
            <text:p>0:28:40</text:p>
          </table:table-cell>
          <table:table-cell office:value-type="string">
            <text:p>0:05:55</text:p>
          </table:table-cell>
        </table:table-row>
        <table:table-row table:style-name="ro1">
          <table:table-cell office:value-type="string">
            <text:p>0:28:45</text:p>
          </table:table-cell>
          <table:table-cell office:value-type="string">
            <text:p>0:05:56</text:p>
          </table:table-cell>
        </table:table-row>
        <table:table-row table:style-name="ro1">
          <table:table-cell office:value-type="string">
            <text:p>0:28:50</text:p>
          </table:table-cell>
          <table:table-cell office:value-type="string">
            <text:p>0:05:57</text:p>
          </table:table-cell>
        </table:table-row>
        <table:table-row table:style-name="ro1">
          <table:table-cell office:value-type="string">
            <text:p>0:28:55</text:p>
          </table:table-cell>
          <table:table-cell office:value-type="string">
            <text:p>0:05:58</text:p>
          </table:table-cell>
        </table:table-row>
        <table:table-row table:style-name="ro1">
          <table:table-cell office:value-type="string">
            <text:p>0:29:00</text:p>
          </table:table-cell>
          <table:table-cell office:value-type="string">
            <text:p>0:05:59</text:p>
          </table:table-cell>
        </table:table-row>
        <table:table-row table:style-name="ro1">
          <table:table-cell office:value-type="string">
            <text:p>0:29:05</text:p>
          </table:table-cell>
          <table:table-cell office:value-type="string">
            <text:p>0:06:00</text:p>
          </table:table-cell>
        </table:table-row>
        <table:table-row table:style-name="ro1">
          <table:table-cell office:value-type="string">
            <text:p>0:29:10</text:p>
          </table:table-cell>
          <table:table-cell office:value-type="string">
            <text:p>0:06:01</text:p>
          </table:table-cell>
        </table:table-row>
        <table:table-row table:style-name="ro1">
          <table:table-cell office:value-type="string">
            <text:p>0:29:15</text:p>
          </table:table-cell>
          <table:table-cell office:value-type="string">
            <text:p>0:06:02</text:p>
          </table:table-cell>
        </table:table-row>
        <table:table-row table:style-name="ro1">
          <table:table-cell office:value-type="string">
            <text:p>0:29:20</text:p>
          </table:table-cell>
          <table:table-cell office:value-type="string">
            <text:p>0:06:03</text:p>
          </table:table-cell>
        </table:table-row>
        <table:table-row table:style-name="ro1">
          <table:table-cell office:value-type="string">
            <text:p>0:29:25</text:p>
          </table:table-cell>
          <table:table-cell office:value-type="string">
            <text:p>0:06:04</text:p>
          </table:table-cell>
        </table:table-row>
        <table:table-row table:style-name="ro1">
          <table:table-cell office:value-type="string">
            <text:p>0:29:30</text:p>
          </table:table-cell>
          <table:table-cell office:value-type="string">
            <text:p>0:06:05</text:p>
          </table:table-cell>
        </table:table-row>
        <table:table-row table:style-name="ro1">
          <table:table-cell office:value-type="string">
            <text:p>0:29:35</text:p>
          </table:table-cell>
          <table:table-cell office:value-type="string">
            <text:p>0:06:06</text:p>
          </table:table-cell>
        </table:table-row>
        <table:table-row table:style-name="ro1">
          <table:table-cell office:value-type="string">
            <text:p>0:29:40</text:p>
          </table:table-cell>
          <table:table-cell office:value-type="string">
            <text:p>0:06:07</text:p>
          </table:table-cell>
        </table:table-row>
        <table:table-row table:style-name="ro1">
          <table:table-cell office:value-type="string">
            <text:p>0:29:45</text:p>
          </table:table-cell>
          <table:table-cell office:value-type="string">
            <text:p>0:06:08</text:p>
          </table:table-cell>
        </table:table-row>
        <table:table-row table:style-name="ro1">
          <table:table-cell office:value-type="string">
            <text:p>0:29:50</text:p>
          </table:table-cell>
          <table:table-cell office:value-type="string">
            <text:p>0:06:09</text:p>
          </table:table-cell>
        </table:table-row>
        <table:table-row table:style-name="ro1">
          <table:table-cell office:value-type="string">
            <text:p>0:29:55</text:p>
          </table:table-cell>
          <table:table-cell office:value-type="string">
            <text:p>0:06:10</text:p>
          </table:table-cell>
        </table:table-row>
        <table:table-row table:style-name="ro1">
          <table:table-cell office:value-type="string">
            <text:p>0:30:00</text:p>
          </table:table-cell>
          <table:table-cell office:value-type="string">
            <text:p>0:06:11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5km time</text:p>
          </table:table-cell>
          <table:table-cell office:value-type="string">
            <text:p>mid</text:p>
          </table:table-cell>
        </table:table-row>
        <table:table-row table:style-name="ro1">
          <table:table-cell table:style-name="ce1" office:value-type="string">
            <text:p>0:15:00</text:p>
          </table:table-cell>
          <table:table-cell office:value-type="string">
            <text:p>0:03:20</text:p>
          </table:table-cell>
        </table:table-row>
        <table:table-row table:style-name="ro1">
          <table:table-cell table:style-name="ce1" office:value-type="string">
            <text:p>0:15:05</text:p>
          </table:table-cell>
          <table:table-cell office:value-type="string">
            <text:p>0:03:21</text:p>
          </table:table-cell>
        </table:table-row>
        <table:table-row table:style-name="ro1">
          <table:table-cell table:style-name="ce1" office:value-type="string">
            <text:p>0:15:10</text:p>
          </table:table-cell>
          <table:table-cell office:value-type="string">
            <text:p>0:03:22</text:p>
          </table:table-cell>
        </table:table-row>
        <table:table-row table:style-name="ro1">
          <table:table-cell table:style-name="ce1" office:value-type="string">
            <text:p>0:15:15</text:p>
          </table:table-cell>
          <table:table-cell office:value-type="string">
            <text:p>0:03:23</text:p>
          </table:table-cell>
        </table:table-row>
        <table:table-row table:style-name="ro1">
          <table:table-cell table:style-name="ce1" office:value-type="string">
            <text:p>0:15:20</text:p>
          </table:table-cell>
          <table:table-cell office:value-type="string">
            <text:p>0:03:24</text:p>
          </table:table-cell>
        </table:table-row>
        <table:table-row table:style-name="ro1">
          <table:table-cell table:style-name="ce1" office:value-type="string">
            <text:p>0:15:25</text:p>
          </table:table-cell>
          <table:table-cell office:value-type="string">
            <text:p>0:03:25</text:p>
          </table:table-cell>
        </table:table-row>
        <table:table-row table:style-name="ro1">
          <table:table-cell table:style-name="ce1" office:value-type="string">
            <text:p>0:15:30</text:p>
          </table:table-cell>
          <table:table-cell office:value-type="string">
            <text:p>0:03:26</text:p>
          </table:table-cell>
        </table:table-row>
        <table:table-row table:style-name="ro1">
          <table:table-cell table:style-name="ce1" office:value-type="string">
            <text:p>0:15:35</text:p>
          </table:table-cell>
          <table:table-cell office:value-type="string">
            <text:p>0:03:27</text:p>
          </table:table-cell>
        </table:table-row>
        <table:table-row table:style-name="ro1">
          <table:table-cell table:style-name="ce1" office:value-type="string">
            <text:p>0:15:40</text:p>
          </table:table-cell>
          <table:table-cell office:value-type="string">
            <text:p>0:03:28</text:p>
          </table:table-cell>
        </table:table-row>
        <table:table-row table:style-name="ro1">
          <table:table-cell table:style-name="ce1" office:value-type="string">
            <text:p>0:15:45</text:p>
          </table:table-cell>
          <table:table-cell office:value-type="string">
            <text:p>0:03:29</text:p>
          </table:table-cell>
        </table:table-row>
        <table:table-row table:style-name="ro1">
          <table:table-cell table:style-name="ce1" office:value-type="string">
            <text:p>0:15:50</text:p>
          </table:table-cell>
          <table:table-cell office:value-type="string">
            <text:p>0:03:30</text:p>
          </table:table-cell>
        </table:table-row>
        <table:table-row table:style-name="ro1">
          <table:table-cell table:style-name="ce1" office:value-type="string">
            <text:p>0:15:55</text:p>
          </table:table-cell>
          <table:table-cell office:value-type="string">
            <text:p>0:03:31</text:p>
          </table:table-cell>
        </table:table-row>
        <table:table-row table:style-name="ro1">
          <table:table-cell table:style-name="ce1" office:value-type="string">
            <text:p>0:16:00</text:p>
          </table:table-cell>
          <table:table-cell office:value-type="string">
            <text:p>0:03:32</text:p>
          </table:table-cell>
        </table:table-row>
        <table:table-row table:style-name="ro1">
          <table:table-cell table:style-name="ce1" office:value-type="string">
            <text:p>0:16:05</text:p>
          </table:table-cell>
          <table:table-cell office:value-type="string">
            <text:p>0:03:33</text:p>
          </table:table-cell>
        </table:table-row>
        <table:table-row table:style-name="ro1">
          <table:table-cell table:style-name="ce1" office:value-type="string">
            <text:p>0:16:10</text:p>
          </table:table-cell>
          <table:table-cell office:value-type="string">
            <text:p>0:03:34</text:p>
          </table:table-cell>
        </table:table-row>
        <table:table-row table:style-name="ro1">
          <table:table-cell table:style-name="ce1" office:value-type="string">
            <text:p>0:16:15</text:p>
          </table:table-cell>
          <table:table-cell office:value-type="string">
            <text:p>0:03:35</text:p>
          </table:table-cell>
        </table:table-row>
        <table:table-row table:style-name="ro1">
          <table:table-cell table:style-name="ce1" office:value-type="string">
            <text:p>0:16:20</text:p>
          </table:table-cell>
          <table:table-cell office:value-type="string">
            <text:p>0:03:36</text:p>
          </table:table-cell>
        </table:table-row>
        <table:table-row table:style-name="ro1">
          <table:table-cell table:style-name="ce1" office:value-type="string">
            <text:p>0:16:25</text:p>
          </table:table-cell>
          <table:table-cell office:value-type="string">
            <text:p>0:03:37</text:p>
          </table:table-cell>
        </table:table-row>
        <table:table-row table:style-name="ro1">
          <table:table-cell table:style-name="ce1" office:value-type="string">
            <text:p>0:16:30</text:p>
          </table:table-cell>
          <table:table-cell office:value-type="string">
            <text:p>0:03:38</text:p>
          </table:table-cell>
        </table:table-row>
        <table:table-row table:style-name="ro1">
          <table:table-cell table:style-name="ce1" office:value-type="string">
            <text:p>0:16:35</text:p>
          </table:table-cell>
          <table:table-cell office:value-type="string">
            <text:p>0:03:39</text:p>
          </table:table-cell>
        </table:table-row>
        <table:table-row table:style-name="ro1">
          <table:table-cell table:style-name="ce1" office:value-type="string">
            <text:p>0:16:40</text:p>
          </table:table-cell>
          <table:table-cell office:value-type="string">
            <text:p>0:03:40</text:p>
          </table:table-cell>
        </table:table-row>
        <table:table-row table:style-name="ro1">
          <table:table-cell table:style-name="ce1" office:value-type="string">
            <text:p>0:16:45</text:p>
          </table:table-cell>
          <table:table-cell office:value-type="string">
            <text:p>0:03:41</text:p>
          </table:table-cell>
        </table:table-row>
        <table:table-row table:style-name="ro1">
          <table:table-cell table:style-name="ce1" office:value-type="string">
            <text:p>0:16:50</text:p>
          </table:table-cell>
          <table:table-cell office:value-type="string">
            <text:p>0:03:42</text:p>
          </table:table-cell>
        </table:table-row>
        <table:table-row table:style-name="ro1">
          <table:table-cell table:style-name="ce1" office:value-type="string">
            <text:p>0:16:55</text:p>
          </table:table-cell>
          <table:table-cell office:value-type="string">
            <text:p>0:03:43</text:p>
          </table:table-cell>
        </table:table-row>
        <table:table-row table:style-name="ro1">
          <table:table-cell table:style-name="ce1" office:value-type="string">
            <text:p>0:17:00</text:p>
          </table:table-cell>
          <table:table-cell office:value-type="string">
            <text:p>0:03:44</text:p>
          </table:table-cell>
        </table:table-row>
        <table:table-row table:style-name="ro1">
          <table:table-cell table:style-name="ce1" office:value-type="string">
            <text:p>0:17:05</text:p>
          </table:table-cell>
          <table:table-cell office:value-type="string">
            <text:p>0:03:45</text:p>
          </table:table-cell>
        </table:table-row>
        <table:table-row table:style-name="ro1">
          <table:table-cell table:style-name="ce1" office:value-type="string">
            <text:p>0:17:10</text:p>
          </table:table-cell>
          <table:table-cell office:value-type="string">
            <text:p>0:03:46</text:p>
          </table:table-cell>
        </table:table-row>
        <table:table-row table:style-name="ro1">
          <table:table-cell table:style-name="ce1" office:value-type="string">
            <text:p>0:17:15</text:p>
          </table:table-cell>
          <table:table-cell office:value-type="string">
            <text:p>0:03:47</text:p>
          </table:table-cell>
        </table:table-row>
        <table:table-row table:style-name="ro1">
          <table:table-cell table:style-name="ce1" office:value-type="string">
            <text:p>0:17:20</text:p>
          </table:table-cell>
          <table:table-cell office:value-type="string">
            <text:p>0:03:48</text:p>
          </table:table-cell>
        </table:table-row>
        <table:table-row table:style-name="ro1">
          <table:table-cell table:style-name="ce1" office:value-type="string">
            <text:p>0:17:25</text:p>
          </table:table-cell>
          <table:table-cell office:value-type="string">
            <text:p>0:03:49</text:p>
          </table:table-cell>
        </table:table-row>
        <table:table-row table:style-name="ro1">
          <table:table-cell table:style-name="ce1" office:value-type="string">
            <text:p>0:17:30</text:p>
          </table:table-cell>
          <table:table-cell office:value-type="string">
            <text:p>0:03:50</text:p>
          </table:table-cell>
        </table:table-row>
        <table:table-row table:style-name="ro1">
          <table:table-cell table:style-name="ce1" office:value-type="string">
            <text:p>0:17:35</text:p>
          </table:table-cell>
          <table:table-cell office:value-type="string">
            <text:p>0:03:51</text:p>
          </table:table-cell>
        </table:table-row>
        <table:table-row table:style-name="ro1">
          <table:table-cell table:style-name="ce1" office:value-type="string">
            <text:p>0:17:40</text:p>
          </table:table-cell>
          <table:table-cell office:value-type="string">
            <text:p>0:03:52</text:p>
          </table:table-cell>
        </table:table-row>
        <table:table-row table:style-name="ro1">
          <table:table-cell table:style-name="ce1" office:value-type="string">
            <text:p>0:17:45</text:p>
          </table:table-cell>
          <table:table-cell office:value-type="string">
            <text:p>0:03:53</text:p>
          </table:table-cell>
        </table:table-row>
        <table:table-row table:style-name="ro1">
          <table:table-cell table:style-name="ce1" office:value-type="string">
            <text:p>0:17:50</text:p>
          </table:table-cell>
          <table:table-cell office:value-type="string">
            <text:p>0:03:54</text:p>
          </table:table-cell>
        </table:table-row>
        <table:table-row table:style-name="ro1">
          <table:table-cell table:style-name="ce1" office:value-type="string">
            <text:p>0:17:55</text:p>
          </table:table-cell>
          <table:table-cell office:value-type="string">
            <text:p>0:03:55</text:p>
          </table:table-cell>
        </table:table-row>
        <table:table-row table:style-name="ro1">
          <table:table-cell table:style-name="ce1" office:value-type="string">
            <text:p>0:18:00</text:p>
          </table:table-cell>
          <table:table-cell office:value-type="string">
            <text:p>0:03:56</text:p>
          </table:table-cell>
        </table:table-row>
        <table:table-row table:style-name="ro1">
          <table:table-cell table:style-name="ce1" office:value-type="string">
            <text:p>0:18:05</text:p>
          </table:table-cell>
          <table:table-cell office:value-type="string">
            <text:p>0:03:57</text:p>
          </table:table-cell>
        </table:table-row>
        <table:table-row table:style-name="ro1">
          <table:table-cell table:style-name="ce1" office:value-type="string">
            <text:p>0:18:10</text:p>
          </table:table-cell>
          <table:table-cell office:value-type="string">
            <text:p>0:03:58</text:p>
          </table:table-cell>
        </table:table-row>
        <table:table-row table:style-name="ro1">
          <table:table-cell table:style-name="ce1" office:value-type="string">
            <text:p>0:18:15</text:p>
          </table:table-cell>
          <table:table-cell office:value-type="string">
            <text:p>0:03:59</text:p>
          </table:table-cell>
        </table:table-row>
        <table:table-row table:style-name="ro1">
          <table:table-cell table:style-name="ce1" office:value-type="string">
            <text:p>0:18:20</text:p>
          </table:table-cell>
          <table:table-cell office:value-type="string">
            <text:p>0:04:00</text:p>
          </table:table-cell>
        </table:table-row>
        <table:table-row table:style-name="ro1">
          <table:table-cell table:style-name="ce1" office:value-type="string">
            <text:p>0:18:25</text:p>
          </table:table-cell>
          <table:table-cell office:value-type="string">
            <text:p>0:04:01</text:p>
          </table:table-cell>
        </table:table-row>
        <table:table-row table:style-name="ro1">
          <table:table-cell table:style-name="ce1" office:value-type="string">
            <text:p>0:18:30</text:p>
          </table:table-cell>
          <table:table-cell office:value-type="string">
            <text:p>0:04:02</text:p>
          </table:table-cell>
        </table:table-row>
        <table:table-row table:style-name="ro1">
          <table:table-cell table:style-name="ce1" office:value-type="string">
            <text:p>0:18:35</text:p>
          </table:table-cell>
          <table:table-cell office:value-type="string">
            <text:p>0:04:03</text:p>
          </table:table-cell>
        </table:table-row>
        <table:table-row table:style-name="ro1">
          <table:table-cell table:style-name="ce1" office:value-type="string">
            <text:p>0:18:40</text:p>
          </table:table-cell>
          <table:table-cell office:value-type="string">
            <text:p>0:04:04</text:p>
          </table:table-cell>
        </table:table-row>
        <table:table-row table:style-name="ro1">
          <table:table-cell table:style-name="ce1" office:value-type="string">
            <text:p>0:18:45</text:p>
          </table:table-cell>
          <table:table-cell office:value-type="string">
            <text:p>0:04:05</text:p>
          </table:table-cell>
        </table:table-row>
        <table:table-row table:style-name="ro1">
          <table:table-cell table:style-name="ce1" office:value-type="string">
            <text:p>0:18:50</text:p>
          </table:table-cell>
          <table:table-cell office:value-type="string">
            <text:p>0:04:06</text:p>
          </table:table-cell>
        </table:table-row>
        <table:table-row table:style-name="ro1">
          <table:table-cell table:style-name="ce1" office:value-type="string">
            <text:p>0:18:55</text:p>
          </table:table-cell>
          <table:table-cell office:value-type="string">
            <text:p>0:04:07</text:p>
          </table:table-cell>
        </table:table-row>
        <table:table-row table:style-name="ro1">
          <table:table-cell table:style-name="ce1" office:value-type="string">
            <text:p>0:19:00</text:p>
          </table:table-cell>
          <table:table-cell office:value-type="string">
            <text:p>0:04:08</text:p>
          </table:table-cell>
        </table:table-row>
        <table:table-row table:style-name="ro1">
          <table:table-cell table:style-name="ce1" office:value-type="string">
            <text:p>0:19:05</text:p>
          </table:table-cell>
          <table:table-cell office:value-type="string">
            <text:p>0:04:09</text:p>
          </table:table-cell>
        </table:table-row>
        <table:table-row table:style-name="ro1">
          <table:table-cell table:style-name="ce1" office:value-type="string">
            <text:p>0:19:10</text:p>
          </table:table-cell>
          <table:table-cell office:value-type="string">
            <text:p>0:04:10</text:p>
          </table:table-cell>
        </table:table-row>
        <table:table-row table:style-name="ro1">
          <table:table-cell table:style-name="ce1" office:value-type="string">
            <text:p>0:19:15</text:p>
          </table:table-cell>
          <table:table-cell office:value-type="string">
            <text:p>0:04:11</text:p>
          </table:table-cell>
        </table:table-row>
        <table:table-row table:style-name="ro1">
          <table:table-cell table:style-name="ce1" office:value-type="string">
            <text:p>0:19:20</text:p>
          </table:table-cell>
          <table:table-cell office:value-type="string">
            <text:p>0:04:12</text:p>
          </table:table-cell>
        </table:table-row>
        <table:table-row table:style-name="ro1">
          <table:table-cell table:style-name="ce1" office:value-type="string">
            <text:p>0:19:25</text:p>
          </table:table-cell>
          <table:table-cell office:value-type="string">
            <text:p>0:04:13</text:p>
          </table:table-cell>
        </table:table-row>
        <table:table-row table:style-name="ro1">
          <table:table-cell table:style-name="ce1" office:value-type="string">
            <text:p>0:19:30</text:p>
          </table:table-cell>
          <table:table-cell office:value-type="string">
            <text:p>0:04:14</text:p>
          </table:table-cell>
        </table:table-row>
        <table:table-row table:style-name="ro1">
          <table:table-cell table:style-name="ce1" office:value-type="string">
            <text:p>0:19:35</text:p>
          </table:table-cell>
          <table:table-cell office:value-type="string">
            <text:p>0:04:15</text:p>
          </table:table-cell>
        </table:table-row>
        <table:table-row table:style-name="ro1">
          <table:table-cell table:style-name="ce1" office:value-type="string">
            <text:p>0:19:40</text:p>
          </table:table-cell>
          <table:table-cell office:value-type="string">
            <text:p>0:04:16</text:p>
          </table:table-cell>
        </table:table-row>
        <table:table-row table:style-name="ro1">
          <table:table-cell table:style-name="ce1" office:value-type="string">
            <text:p>0:19:45</text:p>
          </table:table-cell>
          <table:table-cell office:value-type="string">
            <text:p>0:04:17</text:p>
          </table:table-cell>
        </table:table-row>
        <table:table-row table:style-name="ro1">
          <table:table-cell office:value-type="string">
            <text:p>0:19:50</text:p>
          </table:table-cell>
          <table:table-cell office:value-type="string">
            <text:p>0:04:18</text:p>
          </table:table-cell>
        </table:table-row>
        <table:table-row table:style-name="ro1">
          <table:table-cell office:value-type="string">
            <text:p>0:19:55</text:p>
          </table:table-cell>
          <table:table-cell office:value-type="string">
            <text:p>0:04:19</text:p>
          </table:table-cell>
        </table:table-row>
        <table:table-row table:style-name="ro1">
          <table:table-cell office:value-type="string">
            <text:p>0:20:00</text:p>
          </table:table-cell>
          <table:table-cell office:value-type="string">
            <text:p>0:04:20</text:p>
          </table:table-cell>
        </table:table-row>
        <table:table-row table:style-name="ro1">
          <table:table-cell office:value-type="string">
            <text:p>0:20:05</text:p>
          </table:table-cell>
          <table:table-cell office:value-type="string">
            <text:p>0:04:21</text:p>
          </table:table-cell>
        </table:table-row>
        <table:table-row table:style-name="ro1">
          <table:table-cell office:value-type="string">
            <text:p>0:20:10</text:p>
          </table:table-cell>
          <table:table-cell office:value-type="string">
            <text:p>0:04:22</text:p>
          </table:table-cell>
        </table:table-row>
        <table:table-row table:style-name="ro1">
          <table:table-cell office:value-type="string">
            <text:p>0:20:15</text:p>
          </table:table-cell>
          <table:table-cell office:value-type="string">
            <text:p>0:04:23</text:p>
          </table:table-cell>
        </table:table-row>
        <table:table-row table:style-name="ro1">
          <table:table-cell office:value-type="string">
            <text:p>0:20:20</text:p>
          </table:table-cell>
          <table:table-cell office:value-type="string">
            <text:p>0:04:24</text:p>
          </table:table-cell>
        </table:table-row>
        <table:table-row table:style-name="ro1">
          <table:table-cell office:value-type="string">
            <text:p>0:20:25</text:p>
          </table:table-cell>
          <table:table-cell office:value-type="string">
            <text:p>0:04:25</text:p>
          </table:table-cell>
        </table:table-row>
        <table:table-row table:style-name="ro1">
          <table:table-cell office:value-type="string">
            <text:p>0:20:30</text:p>
          </table:table-cell>
          <table:table-cell office:value-type="string">
            <text:p>0:04:26</text:p>
          </table:table-cell>
        </table:table-row>
        <table:table-row table:style-name="ro1">
          <table:table-cell office:value-type="string">
            <text:p>0:20:35</text:p>
          </table:table-cell>
          <table:table-cell office:value-type="string">
            <text:p>0:04:27</text:p>
          </table:table-cell>
        </table:table-row>
        <table:table-row table:style-name="ro1">
          <table:table-cell office:value-type="string">
            <text:p>0:20:40</text:p>
          </table:table-cell>
          <table:table-cell office:value-type="string">
            <text:p>0:04:28</text:p>
          </table:table-cell>
        </table:table-row>
        <table:table-row table:style-name="ro1">
          <table:table-cell office:value-type="string">
            <text:p>0:20:45</text:p>
          </table:table-cell>
          <table:table-cell office:value-type="string">
            <text:p>0:04:29</text:p>
          </table:table-cell>
        </table:table-row>
        <table:table-row table:style-name="ro1">
          <table:table-cell office:value-type="string">
            <text:p>0:20:50</text:p>
          </table:table-cell>
          <table:table-cell office:value-type="string">
            <text:p>0:04:30</text:p>
          </table:table-cell>
        </table:table-row>
        <table:table-row table:style-name="ro1">
          <table:table-cell office:value-type="string">
            <text:p>0:20:55</text:p>
          </table:table-cell>
          <table:table-cell office:value-type="string">
            <text:p>0:04:31</text:p>
          </table:table-cell>
        </table:table-row>
        <table:table-row table:style-name="ro1">
          <table:table-cell office:value-type="string">
            <text:p>0:21:00</text:p>
          </table:table-cell>
          <table:table-cell office:value-type="string">
            <text:p>0:04:32</text:p>
          </table:table-cell>
        </table:table-row>
        <table:table-row table:style-name="ro1">
          <table:table-cell office:value-type="string">
            <text:p>0:21:05</text:p>
          </table:table-cell>
          <table:table-cell office:value-type="string">
            <text:p>0:04:33</text:p>
          </table:table-cell>
        </table:table-row>
        <table:table-row table:style-name="ro1">
          <table:table-cell office:value-type="string">
            <text:p>0:21:10</text:p>
          </table:table-cell>
          <table:table-cell office:value-type="string">
            <text:p>0:04:34</text:p>
          </table:table-cell>
        </table:table-row>
        <table:table-row table:style-name="ro1">
          <table:table-cell office:value-type="string">
            <text:p>0:21:15</text:p>
          </table:table-cell>
          <table:table-cell office:value-type="string">
            <text:p>0:04:35</text:p>
          </table:table-cell>
        </table:table-row>
        <table:table-row table:style-name="ro1">
          <table:table-cell office:value-type="string">
            <text:p>0:21:20</text:p>
          </table:table-cell>
          <table:table-cell office:value-type="string">
            <text:p>0:04:36</text:p>
          </table:table-cell>
        </table:table-row>
        <table:table-row table:style-name="ro1">
          <table:table-cell office:value-type="string">
            <text:p>0:21:25</text:p>
          </table:table-cell>
          <table:table-cell office:value-type="string">
            <text:p>0:04:37</text:p>
          </table:table-cell>
        </table:table-row>
        <table:table-row table:style-name="ro1">
          <table:table-cell office:value-type="string">
            <text:p>0:21:30</text:p>
          </table:table-cell>
          <table:table-cell office:value-type="string">
            <text:p>0:04:38</text:p>
          </table:table-cell>
        </table:table-row>
        <table:table-row table:style-name="ro1">
          <table:table-cell office:value-type="string">
            <text:p>0:21:35</text:p>
          </table:table-cell>
          <table:table-cell office:value-type="string">
            <text:p>0:04:39</text:p>
          </table:table-cell>
        </table:table-row>
        <table:table-row table:style-name="ro1">
          <table:table-cell office:value-type="string">
            <text:p>0:21:40</text:p>
          </table:table-cell>
          <table:table-cell office:value-type="string">
            <text:p>0:04:40</text:p>
          </table:table-cell>
        </table:table-row>
        <table:table-row table:style-name="ro1">
          <table:table-cell office:value-type="string">
            <text:p>0:21:45</text:p>
          </table:table-cell>
          <table:table-cell office:value-type="string">
            <text:p>0:04:41</text:p>
          </table:table-cell>
        </table:table-row>
        <table:table-row table:style-name="ro1">
          <table:table-cell office:value-type="string">
            <text:p>0:21:50</text:p>
          </table:table-cell>
          <table:table-cell office:value-type="string">
            <text:p>0:04:42</text:p>
          </table:table-cell>
        </table:table-row>
        <table:table-row table:style-name="ro1">
          <table:table-cell office:value-type="string">
            <text:p>0:21:55</text:p>
          </table:table-cell>
          <table:table-cell office:value-type="string">
            <text:p>0:04:43</text:p>
          </table:table-cell>
        </table:table-row>
        <table:table-row table:style-name="ro1">
          <table:table-cell office:value-type="string">
            <text:p>0:22:00</text:p>
          </table:table-cell>
          <table:table-cell office:value-type="string">
            <text:p>0:04:44</text:p>
          </table:table-cell>
        </table:table-row>
        <table:table-row table:style-name="ro1">
          <table:table-cell office:value-type="string">
            <text:p>0:22:05</text:p>
          </table:table-cell>
          <table:table-cell office:value-type="string">
            <text:p>0:04:45</text:p>
          </table:table-cell>
        </table:table-row>
        <table:table-row table:style-name="ro1">
          <table:table-cell office:value-type="string">
            <text:p>0:22:10</text:p>
          </table:table-cell>
          <table:table-cell office:value-type="string">
            <text:p>0:04:46</text:p>
          </table:table-cell>
        </table:table-row>
        <table:table-row table:style-name="ro1">
          <table:table-cell office:value-type="string">
            <text:p>0:22:15</text:p>
          </table:table-cell>
          <table:table-cell office:value-type="string">
            <text:p>0:04:47</text:p>
          </table:table-cell>
        </table:table-row>
        <table:table-row table:style-name="ro1">
          <table:table-cell office:value-type="string">
            <text:p>0:22:20</text:p>
          </table:table-cell>
          <table:table-cell office:value-type="string">
            <text:p>0:04:48</text:p>
          </table:table-cell>
        </table:table-row>
        <table:table-row table:style-name="ro1">
          <table:table-cell office:value-type="string">
            <text:p>0:22:25</text:p>
          </table:table-cell>
          <table:table-cell office:value-type="string">
            <text:p>0:04:49</text:p>
          </table:table-cell>
        </table:table-row>
        <table:table-row table:style-name="ro1">
          <table:table-cell office:value-type="string">
            <text:p>0:22:30</text:p>
          </table:table-cell>
          <table:table-cell office:value-type="string">
            <text:p>0:04:50</text:p>
          </table:table-cell>
        </table:table-row>
        <table:table-row table:style-name="ro1">
          <table:table-cell office:value-type="string">
            <text:p>0:22:35</text:p>
          </table:table-cell>
          <table:table-cell office:value-type="string">
            <text:p>0:04:51</text:p>
          </table:table-cell>
        </table:table-row>
        <table:table-row table:style-name="ro1">
          <table:table-cell office:value-type="string">
            <text:p>0:22:40</text:p>
          </table:table-cell>
          <table:table-cell office:value-type="string">
            <text:p>0:04:52</text:p>
          </table:table-cell>
        </table:table-row>
        <table:table-row table:style-name="ro1">
          <table:table-cell office:value-type="string">
            <text:p>0:22:45</text:p>
          </table:table-cell>
          <table:table-cell office:value-type="string">
            <text:p>0:04:53</text:p>
          </table:table-cell>
        </table:table-row>
        <table:table-row table:style-name="ro1">
          <table:table-cell office:value-type="string">
            <text:p>0:22:50</text:p>
          </table:table-cell>
          <table:table-cell office:value-type="string">
            <text:p>0:04:54</text:p>
          </table:table-cell>
        </table:table-row>
        <table:table-row table:style-name="ro1">
          <table:table-cell office:value-type="string">
            <text:p>0:22:55</text:p>
          </table:table-cell>
          <table:table-cell office:value-type="string">
            <text:p>0:04:55</text:p>
          </table:table-cell>
        </table:table-row>
        <table:table-row table:style-name="ro1">
          <table:table-cell office:value-type="string">
            <text:p>0:23:00</text:p>
          </table:table-cell>
          <table:table-cell office:value-type="string">
            <text:p>0:04:56</text:p>
          </table:table-cell>
        </table:table-row>
        <table:table-row table:style-name="ro1">
          <table:table-cell office:value-type="string">
            <text:p>0:23:05</text:p>
          </table:table-cell>
          <table:table-cell office:value-type="string">
            <text:p>0:04:57</text:p>
          </table:table-cell>
        </table:table-row>
        <table:table-row table:style-name="ro1">
          <table:table-cell office:value-type="string">
            <text:p>0:23:10</text:p>
          </table:table-cell>
          <table:table-cell office:value-type="string">
            <text:p>0:04:58</text:p>
          </table:table-cell>
        </table:table-row>
        <table:table-row table:style-name="ro1">
          <table:table-cell office:value-type="string">
            <text:p>0:23:15</text:p>
          </table:table-cell>
          <table:table-cell office:value-type="string">
            <text:p>0:04:59</text:p>
          </table:table-cell>
        </table:table-row>
        <table:table-row table:style-name="ro1">
          <table:table-cell office:value-type="string">
            <text:p>0:23:20</text:p>
          </table:table-cell>
          <table:table-cell office:value-type="string">
            <text:p>0:05:00</text:p>
          </table:table-cell>
        </table:table-row>
        <table:table-row table:style-name="ro1">
          <table:table-cell office:value-type="string">
            <text:p>0:23:25</text:p>
          </table:table-cell>
          <table:table-cell office:value-type="string">
            <text:p>0:05:01</text:p>
          </table:table-cell>
        </table:table-row>
        <table:table-row table:style-name="ro1">
          <table:table-cell office:value-type="string">
            <text:p>0:23:30</text:p>
          </table:table-cell>
          <table:table-cell office:value-type="string">
            <text:p>0:05:02</text:p>
          </table:table-cell>
        </table:table-row>
        <table:table-row table:style-name="ro1">
          <table:table-cell office:value-type="string">
            <text:p>0:23:35</text:p>
          </table:table-cell>
          <table:table-cell office:value-type="string">
            <text:p>0:05:03</text:p>
          </table:table-cell>
        </table:table-row>
        <table:table-row table:style-name="ro1">
          <table:table-cell office:value-type="string">
            <text:p>0:23:40</text:p>
          </table:table-cell>
          <table:table-cell office:value-type="string">
            <text:p>0:05:04</text:p>
          </table:table-cell>
        </table:table-row>
        <table:table-row table:style-name="ro1">
          <table:table-cell office:value-type="string">
            <text:p>0:23:45</text:p>
          </table:table-cell>
          <table:table-cell office:value-type="string">
            <text:p>0:05:05</text:p>
          </table:table-cell>
        </table:table-row>
        <table:table-row table:style-name="ro1">
          <table:table-cell office:value-type="string">
            <text:p>0:23:50</text:p>
          </table:table-cell>
          <table:table-cell office:value-type="string">
            <text:p>0:05:06</text:p>
          </table:table-cell>
        </table:table-row>
        <table:table-row table:style-name="ro1">
          <table:table-cell office:value-type="string">
            <text:p>0:23:55</text:p>
          </table:table-cell>
          <table:table-cell office:value-type="string">
            <text:p>0:05:07</text:p>
          </table:table-cell>
        </table:table-row>
        <table:table-row table:style-name="ro1">
          <table:table-cell office:value-type="string">
            <text:p>0:24:00</text:p>
          </table:table-cell>
          <table:table-cell office:value-type="string">
            <text:p>0:05:08</text:p>
          </table:table-cell>
        </table:table-row>
        <table:table-row table:style-name="ro1">
          <table:table-cell office:value-type="string">
            <text:p>0:24:05</text:p>
          </table:table-cell>
          <table:table-cell office:value-type="string">
            <text:p>0:05:09</text:p>
          </table:table-cell>
        </table:table-row>
        <table:table-row table:style-name="ro1">
          <table:table-cell office:value-type="string">
            <text:p>0:24:10</text:p>
          </table:table-cell>
          <table:table-cell office:value-type="string">
            <text:p>0:05:10</text:p>
          </table:table-cell>
        </table:table-row>
        <table:table-row table:style-name="ro1">
          <table:table-cell office:value-type="string">
            <text:p>0:24:15</text:p>
          </table:table-cell>
          <table:table-cell office:value-type="string">
            <text:p>0:05:11</text:p>
          </table:table-cell>
        </table:table-row>
        <table:table-row table:style-name="ro1">
          <table:table-cell office:value-type="string">
            <text:p>0:24:20</text:p>
          </table:table-cell>
          <table:table-cell office:value-type="string">
            <text:p>0:05:12</text:p>
          </table:table-cell>
        </table:table-row>
        <table:table-row table:style-name="ro1">
          <table:table-cell office:value-type="string">
            <text:p>0:24:25</text:p>
          </table:table-cell>
          <table:table-cell office:value-type="string">
            <text:p>0:05:13</text:p>
          </table:table-cell>
        </table:table-row>
        <table:table-row table:style-name="ro1">
          <table:table-cell office:value-type="string">
            <text:p>0:24:30</text:p>
          </table:table-cell>
          <table:table-cell office:value-type="string">
            <text:p>0:05:14</text:p>
          </table:table-cell>
        </table:table-row>
        <table:table-row table:style-name="ro1">
          <table:table-cell office:value-type="string">
            <text:p>0:24:35</text:p>
          </table:table-cell>
          <table:table-cell office:value-type="string">
            <text:p>0:05:15</text:p>
          </table:table-cell>
        </table:table-row>
        <table:table-row table:style-name="ro1">
          <table:table-cell office:value-type="string">
            <text:p>0:24:40</text:p>
          </table:table-cell>
          <table:table-cell office:value-type="string">
            <text:p>0:05:16</text:p>
          </table:table-cell>
        </table:table-row>
        <table:table-row table:style-name="ro1">
          <table:table-cell office:value-type="string">
            <text:p>0:24:45</text:p>
          </table:table-cell>
          <table:table-cell office:value-type="string">
            <text:p>0:05:17</text:p>
          </table:table-cell>
        </table:table-row>
        <table:table-row table:style-name="ro1">
          <table:table-cell office:value-type="string">
            <text:p>0:24:50</text:p>
          </table:table-cell>
          <table:table-cell office:value-type="string">
            <text:p>0:05:18</text:p>
          </table:table-cell>
        </table:table-row>
        <table:table-row table:style-name="ro1">
          <table:table-cell office:value-type="string">
            <text:p>0:24:55</text:p>
          </table:table-cell>
          <table:table-cell office:value-type="string">
            <text:p>0:05:19</text:p>
          </table:table-cell>
        </table:table-row>
        <table:table-row table:style-name="ro1">
          <table:table-cell office:value-type="string">
            <text:p>0:25:00</text:p>
          </table:table-cell>
          <table:table-cell office:value-type="string">
            <text:p>0:05:20</text:p>
          </table:table-cell>
        </table:table-row>
        <table:table-row table:style-name="ro1">
          <table:table-cell office:value-type="string">
            <text:p>0:25:05</text:p>
          </table:table-cell>
          <table:table-cell office:value-type="string">
            <text:p>0:05:21</text:p>
          </table:table-cell>
        </table:table-row>
        <table:table-row table:style-name="ro1">
          <table:table-cell office:value-type="string">
            <text:p>0:25:10</text:p>
          </table:table-cell>
          <table:table-cell office:value-type="string">
            <text:p>0:05:22</text:p>
          </table:table-cell>
        </table:table-row>
        <table:table-row table:style-name="ro1">
          <table:table-cell office:value-type="string">
            <text:p>0:25:15</text:p>
          </table:table-cell>
          <table:table-cell office:value-type="string">
            <text:p>0:05:23</text:p>
          </table:table-cell>
        </table:table-row>
        <table:table-row table:style-name="ro1">
          <table:table-cell office:value-type="string">
            <text:p>0:25:20</text:p>
          </table:table-cell>
          <table:table-cell office:value-type="string">
            <text:p>0:05:24</text:p>
          </table:table-cell>
        </table:table-row>
        <table:table-row table:style-name="ro1">
          <table:table-cell office:value-type="string">
            <text:p>0:25:25</text:p>
          </table:table-cell>
          <table:table-cell office:value-type="string">
            <text:p>0:05:25</text:p>
          </table:table-cell>
        </table:table-row>
        <table:table-row table:style-name="ro1">
          <table:table-cell office:value-type="string">
            <text:p>0:25:30</text:p>
          </table:table-cell>
          <table:table-cell office:value-type="string">
            <text:p>0:05:26</text:p>
          </table:table-cell>
        </table:table-row>
        <table:table-row table:style-name="ro1">
          <table:table-cell office:value-type="string">
            <text:p>0:25:35</text:p>
          </table:table-cell>
          <table:table-cell office:value-type="string">
            <text:p>0:05:27</text:p>
          </table:table-cell>
        </table:table-row>
        <table:table-row table:style-name="ro1">
          <table:table-cell office:value-type="string">
            <text:p>0:25:40</text:p>
          </table:table-cell>
          <table:table-cell office:value-type="string">
            <text:p>0:05:28</text:p>
          </table:table-cell>
        </table:table-row>
        <table:table-row table:style-name="ro1">
          <table:table-cell office:value-type="string">
            <text:p>0:25:45</text:p>
          </table:table-cell>
          <table:table-cell office:value-type="string">
            <text:p>0:05:29</text:p>
          </table:table-cell>
        </table:table-row>
        <table:table-row table:style-name="ro1">
          <table:table-cell office:value-type="string">
            <text:p>0:25:50</text:p>
          </table:table-cell>
          <table:table-cell office:value-type="string">
            <text:p>0:05:30</text:p>
          </table:table-cell>
        </table:table-row>
        <table:table-row table:style-name="ro1">
          <table:table-cell office:value-type="string">
            <text:p>0:25:55</text:p>
          </table:table-cell>
          <table:table-cell office:value-type="string">
            <text:p>0:05:31</text:p>
          </table:table-cell>
        </table:table-row>
        <table:table-row table:style-name="ro1">
          <table:table-cell office:value-type="string">
            <text:p>0:26:00</text:p>
          </table:table-cell>
          <table:table-cell office:value-type="string">
            <text:p>0:05:32</text:p>
          </table:table-cell>
        </table:table-row>
        <table:table-row table:style-name="ro1">
          <table:table-cell office:value-type="string">
            <text:p>0:26:05</text:p>
          </table:table-cell>
          <table:table-cell office:value-type="string">
            <text:p>0:05:33</text:p>
          </table:table-cell>
        </table:table-row>
        <table:table-row table:style-name="ro1">
          <table:table-cell office:value-type="string">
            <text:p>0:26:10</text:p>
          </table:table-cell>
          <table:table-cell office:value-type="string">
            <text:p>0:05:34</text:p>
          </table:table-cell>
        </table:table-row>
        <table:table-row table:style-name="ro1">
          <table:table-cell office:value-type="string">
            <text:p>0:26:15</text:p>
          </table:table-cell>
          <table:table-cell office:value-type="string">
            <text:p>0:05:35</text:p>
          </table:table-cell>
        </table:table-row>
        <table:table-row table:style-name="ro1">
          <table:table-cell office:value-type="string">
            <text:p>0:26:20</text:p>
          </table:table-cell>
          <table:table-cell office:value-type="string">
            <text:p>0:05:36</text:p>
          </table:table-cell>
        </table:table-row>
        <table:table-row table:style-name="ro1">
          <table:table-cell office:value-type="string">
            <text:p>0:26:25</text:p>
          </table:table-cell>
          <table:table-cell office:value-type="string">
            <text:p>0:05:37</text:p>
          </table:table-cell>
        </table:table-row>
        <table:table-row table:style-name="ro1">
          <table:table-cell office:value-type="string">
            <text:p>0:26:30</text:p>
          </table:table-cell>
          <table:table-cell office:value-type="string">
            <text:p>0:05:38</text:p>
          </table:table-cell>
        </table:table-row>
        <table:table-row table:style-name="ro1">
          <table:table-cell office:value-type="string">
            <text:p>0:26:35</text:p>
          </table:table-cell>
          <table:table-cell office:value-type="string">
            <text:p>0:05:39</text:p>
          </table:table-cell>
        </table:table-row>
        <table:table-row table:style-name="ro1">
          <table:table-cell office:value-type="string">
            <text:p>0:26:40</text:p>
          </table:table-cell>
          <table:table-cell office:value-type="string">
            <text:p>0:05:40</text:p>
          </table:table-cell>
        </table:table-row>
        <table:table-row table:style-name="ro1">
          <table:table-cell office:value-type="string">
            <text:p>0:26:45</text:p>
          </table:table-cell>
          <table:table-cell office:value-type="string">
            <text:p>0:05:41</text:p>
          </table:table-cell>
        </table:table-row>
        <table:table-row table:style-name="ro1">
          <table:table-cell office:value-type="string">
            <text:p>0:26:50</text:p>
          </table:table-cell>
          <table:table-cell office:value-type="string">
            <text:p>0:05:42</text:p>
          </table:table-cell>
        </table:table-row>
        <table:table-row table:style-name="ro1">
          <table:table-cell office:value-type="string">
            <text:p>0:26:55</text:p>
          </table:table-cell>
          <table:table-cell office:value-type="string">
            <text:p>0:05:43</text:p>
          </table:table-cell>
        </table:table-row>
        <table:table-row table:style-name="ro1">
          <table:table-cell office:value-type="string">
            <text:p>0:27:00</text:p>
          </table:table-cell>
          <table:table-cell office:value-type="string">
            <text:p>0:05:44</text:p>
          </table:table-cell>
        </table:table-row>
        <table:table-row table:style-name="ro1">
          <table:table-cell office:value-type="string">
            <text:p>0:27:05</text:p>
          </table:table-cell>
          <table:table-cell office:value-type="string">
            <text:p>0:05:45</text:p>
          </table:table-cell>
        </table:table-row>
        <table:table-row table:style-name="ro1">
          <table:table-cell office:value-type="string">
            <text:p>0:27:10</text:p>
          </table:table-cell>
          <table:table-cell office:value-type="string">
            <text:p>0:05:46</text:p>
          </table:table-cell>
        </table:table-row>
        <table:table-row table:style-name="ro1">
          <table:table-cell office:value-type="string">
            <text:p>0:27:15</text:p>
          </table:table-cell>
          <table:table-cell office:value-type="string">
            <text:p>0:05:47</text:p>
          </table:table-cell>
        </table:table-row>
        <table:table-row table:style-name="ro1">
          <table:table-cell office:value-type="string">
            <text:p>0:27:20</text:p>
          </table:table-cell>
          <table:table-cell office:value-type="string">
            <text:p>0:05:48</text:p>
          </table:table-cell>
        </table:table-row>
        <table:table-row table:style-name="ro1">
          <table:table-cell office:value-type="string">
            <text:p>0:27:25</text:p>
          </table:table-cell>
          <table:table-cell office:value-type="string">
            <text:p>0:05:49</text:p>
          </table:table-cell>
        </table:table-row>
        <table:table-row table:style-name="ro1">
          <table:table-cell office:value-type="string">
            <text:p>0:27:30</text:p>
          </table:table-cell>
          <table:table-cell office:value-type="string">
            <text:p>0:05:50</text:p>
          </table:table-cell>
        </table:table-row>
        <table:table-row table:style-name="ro1">
          <table:table-cell office:value-type="string">
            <text:p>0:27:35</text:p>
          </table:table-cell>
          <table:table-cell office:value-type="string">
            <text:p>0:05:51</text:p>
          </table:table-cell>
        </table:table-row>
        <table:table-row table:style-name="ro1">
          <table:table-cell office:value-type="string">
            <text:p>0:27:40</text:p>
          </table:table-cell>
          <table:table-cell office:value-type="string">
            <text:p>0:05:52</text:p>
          </table:table-cell>
        </table:table-row>
        <table:table-row table:style-name="ro1">
          <table:table-cell office:value-type="string">
            <text:p>0:27:45</text:p>
          </table:table-cell>
          <table:table-cell office:value-type="string">
            <text:p>0:05:53</text:p>
          </table:table-cell>
        </table:table-row>
        <table:table-row table:style-name="ro1">
          <table:table-cell office:value-type="string">
            <text:p>0:27:50</text:p>
          </table:table-cell>
          <table:table-cell office:value-type="string">
            <text:p>0:05:54</text:p>
          </table:table-cell>
        </table:table-row>
        <table:table-row table:style-name="ro1">
          <table:table-cell office:value-type="string">
            <text:p>0:27:55</text:p>
          </table:table-cell>
          <table:table-cell office:value-type="string">
            <text:p>0:05:55</text:p>
          </table:table-cell>
        </table:table-row>
        <table:table-row table:style-name="ro1">
          <table:table-cell office:value-type="string">
            <text:p>0:28:00</text:p>
          </table:table-cell>
          <table:table-cell office:value-type="string">
            <text:p>0:05:56</text:p>
          </table:table-cell>
        </table:table-row>
        <table:table-row table:style-name="ro1">
          <table:table-cell office:value-type="string">
            <text:p>0:28:05</text:p>
          </table:table-cell>
          <table:table-cell office:value-type="string">
            <text:p>0:05:57</text:p>
          </table:table-cell>
        </table:table-row>
        <table:table-row table:style-name="ro1">
          <table:table-cell office:value-type="string">
            <text:p>0:28:10</text:p>
          </table:table-cell>
          <table:table-cell office:value-type="string">
            <text:p>0:05:58</text:p>
          </table:table-cell>
        </table:table-row>
        <table:table-row table:style-name="ro1">
          <table:table-cell office:value-type="string">
            <text:p>0:28:15</text:p>
          </table:table-cell>
          <table:table-cell office:value-type="string">
            <text:p>0:05:59</text:p>
          </table:table-cell>
        </table:table-row>
        <table:table-row table:style-name="ro1">
          <table:table-cell office:value-type="string">
            <text:p>0:28:20</text:p>
          </table:table-cell>
          <table:table-cell office:value-type="string">
            <text:p>0:06:00</text:p>
          </table:table-cell>
        </table:table-row>
        <table:table-row table:style-name="ro1">
          <table:table-cell office:value-type="string">
            <text:p>0:28:25</text:p>
          </table:table-cell>
          <table:table-cell office:value-type="string">
            <text:p>0:06:01</text:p>
          </table:table-cell>
        </table:table-row>
        <table:table-row table:style-name="ro1">
          <table:table-cell office:value-type="string">
            <text:p>0:28:30</text:p>
          </table:table-cell>
          <table:table-cell office:value-type="string">
            <text:p>0:06:02</text:p>
          </table:table-cell>
        </table:table-row>
        <table:table-row table:style-name="ro1">
          <table:table-cell office:value-type="string">
            <text:p>0:28:35</text:p>
          </table:table-cell>
          <table:table-cell office:value-type="string">
            <text:p>0:06:03</text:p>
          </table:table-cell>
        </table:table-row>
        <table:table-row table:style-name="ro1">
          <table:table-cell office:value-type="string">
            <text:p>0:28:40</text:p>
          </table:table-cell>
          <table:table-cell office:value-type="string">
            <text:p>0:06:04</text:p>
          </table:table-cell>
        </table:table-row>
        <table:table-row table:style-name="ro1">
          <table:table-cell office:value-type="string">
            <text:p>0:28:45</text:p>
          </table:table-cell>
          <table:table-cell office:value-type="string">
            <text:p>0:06:05</text:p>
          </table:table-cell>
        </table:table-row>
        <table:table-row table:style-name="ro1">
          <table:table-cell office:value-type="string">
            <text:p>0:28:50</text:p>
          </table:table-cell>
          <table:table-cell office:value-type="string">
            <text:p>0:06:06</text:p>
          </table:table-cell>
        </table:table-row>
        <table:table-row table:style-name="ro1">
          <table:table-cell office:value-type="string">
            <text:p>0:28:55</text:p>
          </table:table-cell>
          <table:table-cell office:value-type="string">
            <text:p>0:06:07</text:p>
          </table:table-cell>
        </table:table-row>
        <table:table-row table:style-name="ro1">
          <table:table-cell office:value-type="string">
            <text:p>0:29:00</text:p>
          </table:table-cell>
          <table:table-cell office:value-type="string">
            <text:p>0:06:08</text:p>
          </table:table-cell>
        </table:table-row>
        <table:table-row table:style-name="ro1">
          <table:table-cell office:value-type="string">
            <text:p>0:29:05</text:p>
          </table:table-cell>
          <table:table-cell office:value-type="string">
            <text:p>0:06:09</text:p>
          </table:table-cell>
        </table:table-row>
        <table:table-row table:style-name="ro1">
          <table:table-cell office:value-type="string">
            <text:p>0:29:10</text:p>
          </table:table-cell>
          <table:table-cell office:value-type="string">
            <text:p>0:06:10</text:p>
          </table:table-cell>
        </table:table-row>
        <table:table-row table:style-name="ro1">
          <table:table-cell office:value-type="string">
            <text:p>0:29:15</text:p>
          </table:table-cell>
          <table:table-cell office:value-type="string">
            <text:p>0:06:11</text:p>
          </table:table-cell>
        </table:table-row>
        <table:table-row table:style-name="ro1">
          <table:table-cell office:value-type="string">
            <text:p>0:29:20</text:p>
          </table:table-cell>
          <table:table-cell office:value-type="string">
            <text:p>0:06:12</text:p>
          </table:table-cell>
        </table:table-row>
        <table:table-row table:style-name="ro1">
          <table:table-cell office:value-type="string">
            <text:p>0:29:25</text:p>
          </table:table-cell>
          <table:table-cell office:value-type="string">
            <text:p>0:06:13</text:p>
          </table:table-cell>
        </table:table-row>
        <table:table-row table:style-name="ro1">
          <table:table-cell office:value-type="string">
            <text:p>0:29:30</text:p>
          </table:table-cell>
          <table:table-cell office:value-type="string">
            <text:p>0:06:14</text:p>
          </table:table-cell>
        </table:table-row>
        <table:table-row table:style-name="ro1">
          <table:table-cell office:value-type="string">
            <text:p>0:29:35</text:p>
          </table:table-cell>
          <table:table-cell office:value-type="string">
            <text:p>0:06:15</text:p>
          </table:table-cell>
        </table:table-row>
        <table:table-row table:style-name="ro1">
          <table:table-cell office:value-type="string">
            <text:p>0:29:40</text:p>
          </table:table-cell>
          <table:table-cell office:value-type="string">
            <text:p>0:06:16</text:p>
          </table:table-cell>
        </table:table-row>
        <table:table-row table:style-name="ro1">
          <table:table-cell office:value-type="string">
            <text:p>0:29:45</text:p>
          </table:table-cell>
          <table:table-cell office:value-type="string">
            <text:p>0:06:17</text:p>
          </table:table-cell>
        </table:table-row>
        <table:table-row table:style-name="ro1">
          <table:table-cell office:value-type="string">
            <text:p>0:29:50</text:p>
          </table:table-cell>
          <table:table-cell office:value-type="string">
            <text:p>0:06:18</text:p>
          </table:table-cell>
        </table:table-row>
        <table:table-row table:style-name="ro1">
          <table:table-cell office:value-type="string">
            <text:p>0:29:55</text:p>
          </table:table-cell>
          <table:table-cell office:value-type="string">
            <text:p>0:06:19</text:p>
          </table:table-cell>
        </table:table-row>
        <table:table-row table:style-name="ro1">
          <table:table-cell office:value-type="string">
            <text:p>0:30:00</text:p>
          </table:table-cell>
          <table:table-cell office:value-type="string">
            <text:p>0:06:20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5km time</text:p>
          </table:table-cell>
          <table:table-cell office:value-type="string">
            <text:p>long</text:p>
          </table:table-cell>
        </table:table-row>
        <table:table-row table:style-name="ro1">
          <table:table-cell table:style-name="ce1" office:value-type="string">
            <text:p>0:15:00</text:p>
          </table:table-cell>
          <table:table-cell office:value-type="string">
            <text:p>0:03:29</text:p>
          </table:table-cell>
        </table:table-row>
        <table:table-row table:style-name="ro1">
          <table:table-cell table:style-name="ce1" office:value-type="string">
            <text:p>0:15:05</text:p>
          </table:table-cell>
          <table:table-cell office:value-type="string">
            <text:p>0:03:30</text:p>
          </table:table-cell>
        </table:table-row>
        <table:table-row table:style-name="ro1">
          <table:table-cell table:style-name="ce1" office:value-type="string">
            <text:p>0:15:10</text:p>
          </table:table-cell>
          <table:table-cell office:value-type="string">
            <text:p>0:03:31</text:p>
          </table:table-cell>
        </table:table-row>
        <table:table-row table:style-name="ro1">
          <table:table-cell table:style-name="ce1" office:value-type="string">
            <text:p>0:15:15</text:p>
          </table:table-cell>
          <table:table-cell office:value-type="string">
            <text:p>0:03:32</text:p>
          </table:table-cell>
        </table:table-row>
        <table:table-row table:style-name="ro1">
          <table:table-cell table:style-name="ce1" office:value-type="string">
            <text:p>0:15:20</text:p>
          </table:table-cell>
          <table:table-cell office:value-type="string">
            <text:p>0:03:33</text:p>
          </table:table-cell>
        </table:table-row>
        <table:table-row table:style-name="ro1">
          <table:table-cell table:style-name="ce1" office:value-type="string">
            <text:p>0:15:25</text:p>
          </table:table-cell>
          <table:table-cell office:value-type="string">
            <text:p>0:03:34</text:p>
          </table:table-cell>
        </table:table-row>
        <table:table-row table:style-name="ro1">
          <table:table-cell table:style-name="ce1" office:value-type="string">
            <text:p>0:15:30</text:p>
          </table:table-cell>
          <table:table-cell office:value-type="string">
            <text:p>0:03:35</text:p>
          </table:table-cell>
        </table:table-row>
        <table:table-row table:style-name="ro1">
          <table:table-cell table:style-name="ce1" office:value-type="string">
            <text:p>0:15:35</text:p>
          </table:table-cell>
          <table:table-cell office:value-type="string">
            <text:p>0:03:36</text:p>
          </table:table-cell>
        </table:table-row>
        <table:table-row table:style-name="ro1">
          <table:table-cell table:style-name="ce1" office:value-type="string">
            <text:p>0:15:40</text:p>
          </table:table-cell>
          <table:table-cell office:value-type="string">
            <text:p>0:03:37</text:p>
          </table:table-cell>
        </table:table-row>
        <table:table-row table:style-name="ro1">
          <table:table-cell table:style-name="ce1" office:value-type="string">
            <text:p>0:15:45</text:p>
          </table:table-cell>
          <table:table-cell office:value-type="string">
            <text:p>0:03:38</text:p>
          </table:table-cell>
        </table:table-row>
        <table:table-row table:style-name="ro1">
          <table:table-cell table:style-name="ce1" office:value-type="string">
            <text:p>0:15:50</text:p>
          </table:table-cell>
          <table:table-cell office:value-type="string">
            <text:p>0:03:39</text:p>
          </table:table-cell>
        </table:table-row>
        <table:table-row table:style-name="ro1">
          <table:table-cell table:style-name="ce1" office:value-type="string">
            <text:p>0:15:55</text:p>
          </table:table-cell>
          <table:table-cell office:value-type="string">
            <text:p>0:03:40</text:p>
          </table:table-cell>
        </table:table-row>
        <table:table-row table:style-name="ro1">
          <table:table-cell table:style-name="ce1" office:value-type="string">
            <text:p>0:16:00</text:p>
          </table:table-cell>
          <table:table-cell office:value-type="string">
            <text:p>0:03:41</text:p>
          </table:table-cell>
        </table:table-row>
        <table:table-row table:style-name="ro1">
          <table:table-cell table:style-name="ce1" office:value-type="string">
            <text:p>0:16:05</text:p>
          </table:table-cell>
          <table:table-cell office:value-type="string">
            <text:p>0:03:42</text:p>
          </table:table-cell>
        </table:table-row>
        <table:table-row table:style-name="ro1">
          <table:table-cell table:style-name="ce1" office:value-type="string">
            <text:p>0:16:10</text:p>
          </table:table-cell>
          <table:table-cell office:value-type="string">
            <text:p>0:03:43</text:p>
          </table:table-cell>
        </table:table-row>
        <table:table-row table:style-name="ro1">
          <table:table-cell table:style-name="ce1" office:value-type="string">
            <text:p>0:16:15</text:p>
          </table:table-cell>
          <table:table-cell office:value-type="string">
            <text:p>0:03:44</text:p>
          </table:table-cell>
        </table:table-row>
        <table:table-row table:style-name="ro1">
          <table:table-cell table:style-name="ce1" office:value-type="string">
            <text:p>0:16:20</text:p>
          </table:table-cell>
          <table:table-cell office:value-type="string">
            <text:p>0:03:45</text:p>
          </table:table-cell>
        </table:table-row>
        <table:table-row table:style-name="ro1">
          <table:table-cell table:style-name="ce1" office:value-type="string">
            <text:p>0:16:25</text:p>
          </table:table-cell>
          <table:table-cell office:value-type="string">
            <text:p>0:03:46</text:p>
          </table:table-cell>
        </table:table-row>
        <table:table-row table:style-name="ro1">
          <table:table-cell table:style-name="ce1" office:value-type="string">
            <text:p>0:16:30</text:p>
          </table:table-cell>
          <table:table-cell office:value-type="string">
            <text:p>0:03:47</text:p>
          </table:table-cell>
        </table:table-row>
        <table:table-row table:style-name="ro1">
          <table:table-cell table:style-name="ce1" office:value-type="string">
            <text:p>0:16:35</text:p>
          </table:table-cell>
          <table:table-cell office:value-type="string">
            <text:p>0:03:48</text:p>
          </table:table-cell>
        </table:table-row>
        <table:table-row table:style-name="ro1">
          <table:table-cell table:style-name="ce1" office:value-type="string">
            <text:p>0:16:40</text:p>
          </table:table-cell>
          <table:table-cell office:value-type="string">
            <text:p>0:03:49</text:p>
          </table:table-cell>
        </table:table-row>
        <table:table-row table:style-name="ro1">
          <table:table-cell table:style-name="ce1" office:value-type="string">
            <text:p>0:16:45</text:p>
          </table:table-cell>
          <table:table-cell office:value-type="string">
            <text:p>0:03:50</text:p>
          </table:table-cell>
        </table:table-row>
        <table:table-row table:style-name="ro1">
          <table:table-cell table:style-name="ce1" office:value-type="string">
            <text:p>0:16:50</text:p>
          </table:table-cell>
          <table:table-cell office:value-type="string">
            <text:p>0:03:51</text:p>
          </table:table-cell>
        </table:table-row>
        <table:table-row table:style-name="ro1">
          <table:table-cell table:style-name="ce1" office:value-type="string">
            <text:p>0:16:55</text:p>
          </table:table-cell>
          <table:table-cell office:value-type="string">
            <text:p>0:03:52</text:p>
          </table:table-cell>
        </table:table-row>
        <table:table-row table:style-name="ro1">
          <table:table-cell table:style-name="ce1" office:value-type="string">
            <text:p>0:17:00</text:p>
          </table:table-cell>
          <table:table-cell office:value-type="string">
            <text:p>0:03:53</text:p>
          </table:table-cell>
        </table:table-row>
        <table:table-row table:style-name="ro1">
          <table:table-cell table:style-name="ce1" office:value-type="string">
            <text:p>0:17:05</text:p>
          </table:table-cell>
          <table:table-cell office:value-type="string">
            <text:p>0:03:54</text:p>
          </table:table-cell>
        </table:table-row>
        <table:table-row table:style-name="ro1">
          <table:table-cell table:style-name="ce1" office:value-type="string">
            <text:p>0:17:10</text:p>
          </table:table-cell>
          <table:table-cell office:value-type="string">
            <text:p>0:03:55</text:p>
          </table:table-cell>
        </table:table-row>
        <table:table-row table:style-name="ro1">
          <table:table-cell table:style-name="ce1" office:value-type="string">
            <text:p>0:17:15</text:p>
          </table:table-cell>
          <table:table-cell office:value-type="string">
            <text:p>0:03:56</text:p>
          </table:table-cell>
        </table:table-row>
        <table:table-row table:style-name="ro1">
          <table:table-cell table:style-name="ce1" office:value-type="string">
            <text:p>0:17:20</text:p>
          </table:table-cell>
          <table:table-cell office:value-type="string">
            <text:p>0:03:57</text:p>
          </table:table-cell>
        </table:table-row>
        <table:table-row table:style-name="ro1">
          <table:table-cell table:style-name="ce1" office:value-type="string">
            <text:p>0:17:25</text:p>
          </table:table-cell>
          <table:table-cell office:value-type="string">
            <text:p>0:03:58</text:p>
          </table:table-cell>
        </table:table-row>
        <table:table-row table:style-name="ro1">
          <table:table-cell table:style-name="ce1" office:value-type="string">
            <text:p>0:17:30</text:p>
          </table:table-cell>
          <table:table-cell office:value-type="string">
            <text:p>0:03:59</text:p>
          </table:table-cell>
        </table:table-row>
        <table:table-row table:style-name="ro1">
          <table:table-cell table:style-name="ce1" office:value-type="string">
            <text:p>0:17:35</text:p>
          </table:table-cell>
          <table:table-cell office:value-type="string">
            <text:p>0:04:00</text:p>
          </table:table-cell>
        </table:table-row>
        <table:table-row table:style-name="ro1">
          <table:table-cell table:style-name="ce1" office:value-type="string">
            <text:p>0:17:40</text:p>
          </table:table-cell>
          <table:table-cell office:value-type="string">
            <text:p>0:04:01</text:p>
          </table:table-cell>
        </table:table-row>
        <table:table-row table:style-name="ro1">
          <table:table-cell table:style-name="ce1" office:value-type="string">
            <text:p>0:17:45</text:p>
          </table:table-cell>
          <table:table-cell office:value-type="string">
            <text:p>0:04:02</text:p>
          </table:table-cell>
        </table:table-row>
        <table:table-row table:style-name="ro1">
          <table:table-cell table:style-name="ce1" office:value-type="string">
            <text:p>0:17:50</text:p>
          </table:table-cell>
          <table:table-cell office:value-type="string">
            <text:p>0:04:03</text:p>
          </table:table-cell>
        </table:table-row>
        <table:table-row table:style-name="ro1">
          <table:table-cell table:style-name="ce1" office:value-type="string">
            <text:p>0:17:55</text:p>
          </table:table-cell>
          <table:table-cell office:value-type="string">
            <text:p>0:04:04</text:p>
          </table:table-cell>
        </table:table-row>
        <table:table-row table:style-name="ro1">
          <table:table-cell table:style-name="ce1" office:value-type="string">
            <text:p>0:18:00</text:p>
          </table:table-cell>
          <table:table-cell office:value-type="string">
            <text:p>0:04:05</text:p>
          </table:table-cell>
        </table:table-row>
        <table:table-row table:style-name="ro1">
          <table:table-cell table:style-name="ce1" office:value-type="string">
            <text:p>0:18:05</text:p>
          </table:table-cell>
          <table:table-cell office:value-type="string">
            <text:p>0:04:06</text:p>
          </table:table-cell>
        </table:table-row>
        <table:table-row table:style-name="ro1">
          <table:table-cell table:style-name="ce1" office:value-type="string">
            <text:p>0:18:10</text:p>
          </table:table-cell>
          <table:table-cell office:value-type="string">
            <text:p>0:04:07</text:p>
          </table:table-cell>
        </table:table-row>
        <table:table-row table:style-name="ro1">
          <table:table-cell table:style-name="ce1" office:value-type="string">
            <text:p>0:18:15</text:p>
          </table:table-cell>
          <table:table-cell office:value-type="string">
            <text:p>0:04:08</text:p>
          </table:table-cell>
        </table:table-row>
        <table:table-row table:style-name="ro1">
          <table:table-cell table:style-name="ce1" office:value-type="string">
            <text:p>0:18:20</text:p>
          </table:table-cell>
          <table:table-cell office:value-type="string">
            <text:p>0:04:09</text:p>
          </table:table-cell>
        </table:table-row>
        <table:table-row table:style-name="ro1">
          <table:table-cell table:style-name="ce1" office:value-type="string">
            <text:p>0:18:25</text:p>
          </table:table-cell>
          <table:table-cell office:value-type="string">
            <text:p>0:04:10</text:p>
          </table:table-cell>
        </table:table-row>
        <table:table-row table:style-name="ro1">
          <table:table-cell table:style-name="ce1" office:value-type="string">
            <text:p>0:18:30</text:p>
          </table:table-cell>
          <table:table-cell office:value-type="string">
            <text:p>0:04:11</text:p>
          </table:table-cell>
        </table:table-row>
        <table:table-row table:style-name="ro1">
          <table:table-cell table:style-name="ce1" office:value-type="string">
            <text:p>0:18:35</text:p>
          </table:table-cell>
          <table:table-cell office:value-type="string">
            <text:p>0:04:12</text:p>
          </table:table-cell>
        </table:table-row>
        <table:table-row table:style-name="ro1">
          <table:table-cell table:style-name="ce1" office:value-type="string">
            <text:p>0:18:40</text:p>
          </table:table-cell>
          <table:table-cell office:value-type="string">
            <text:p>0:04:13</text:p>
          </table:table-cell>
        </table:table-row>
        <table:table-row table:style-name="ro1">
          <table:table-cell table:style-name="ce1" office:value-type="string">
            <text:p>0:18:45</text:p>
          </table:table-cell>
          <table:table-cell office:value-type="string">
            <text:p>0:04:14</text:p>
          </table:table-cell>
        </table:table-row>
        <table:table-row table:style-name="ro1">
          <table:table-cell table:style-name="ce1" office:value-type="string">
            <text:p>0:18:50</text:p>
          </table:table-cell>
          <table:table-cell office:value-type="string">
            <text:p>0:04:15</text:p>
          </table:table-cell>
        </table:table-row>
        <table:table-row table:style-name="ro1">
          <table:table-cell table:style-name="ce1" office:value-type="string">
            <text:p>0:18:55</text:p>
          </table:table-cell>
          <table:table-cell office:value-type="string">
            <text:p>0:04:16</text:p>
          </table:table-cell>
        </table:table-row>
        <table:table-row table:style-name="ro1">
          <table:table-cell table:style-name="ce1" office:value-type="string">
            <text:p>0:19:00</text:p>
          </table:table-cell>
          <table:table-cell office:value-type="string">
            <text:p>0:04:17</text:p>
          </table:table-cell>
        </table:table-row>
        <table:table-row table:style-name="ro1">
          <table:table-cell table:style-name="ce1" office:value-type="string">
            <text:p>0:19:05</text:p>
          </table:table-cell>
          <table:table-cell office:value-type="string">
            <text:p>0:04:18</text:p>
          </table:table-cell>
        </table:table-row>
        <table:table-row table:style-name="ro1">
          <table:table-cell table:style-name="ce1" office:value-type="string">
            <text:p>0:19:10</text:p>
          </table:table-cell>
          <table:table-cell office:value-type="string">
            <text:p>0:04:19</text:p>
          </table:table-cell>
        </table:table-row>
        <table:table-row table:style-name="ro1">
          <table:table-cell table:style-name="ce1" office:value-type="string">
            <text:p>0:19:15</text:p>
          </table:table-cell>
          <table:table-cell office:value-type="string">
            <text:p>0:04:20</text:p>
          </table:table-cell>
        </table:table-row>
        <table:table-row table:style-name="ro1">
          <table:table-cell table:style-name="ce1" office:value-type="string">
            <text:p>0:19:20</text:p>
          </table:table-cell>
          <table:table-cell office:value-type="string">
            <text:p>0:04:21</text:p>
          </table:table-cell>
        </table:table-row>
        <table:table-row table:style-name="ro1">
          <table:table-cell table:style-name="ce1" office:value-type="string">
            <text:p>0:19:25</text:p>
          </table:table-cell>
          <table:table-cell office:value-type="string">
            <text:p>0:04:22</text:p>
          </table:table-cell>
        </table:table-row>
        <table:table-row table:style-name="ro1">
          <table:table-cell table:style-name="ce1" office:value-type="string">
            <text:p>0:19:30</text:p>
          </table:table-cell>
          <table:table-cell office:value-type="string">
            <text:p>0:04:23</text:p>
          </table:table-cell>
        </table:table-row>
        <table:table-row table:style-name="ro1">
          <table:table-cell table:style-name="ce1" office:value-type="string">
            <text:p>0:19:35</text:p>
          </table:table-cell>
          <table:table-cell office:value-type="string">
            <text:p>0:04:24</text:p>
          </table:table-cell>
        </table:table-row>
        <table:table-row table:style-name="ro1">
          <table:table-cell table:style-name="ce1" office:value-type="string">
            <text:p>0:19:40</text:p>
          </table:table-cell>
          <table:table-cell office:value-type="string">
            <text:p>0:04:25</text:p>
          </table:table-cell>
        </table:table-row>
        <table:table-row table:style-name="ro1">
          <table:table-cell table:style-name="ce1" office:value-type="string">
            <text:p>0:19:45</text:p>
          </table:table-cell>
          <table:table-cell office:value-type="string">
            <text:p>0:04:26</text:p>
          </table:table-cell>
        </table:table-row>
        <table:table-row table:style-name="ro1">
          <table:table-cell office:value-type="string">
            <text:p>0:19:50</text:p>
          </table:table-cell>
          <table:table-cell office:value-type="string">
            <text:p>0:04:27</text:p>
          </table:table-cell>
        </table:table-row>
        <table:table-row table:style-name="ro1">
          <table:table-cell office:value-type="string">
            <text:p>0:19:55</text:p>
          </table:table-cell>
          <table:table-cell office:value-type="string">
            <text:p>0:04:28</text:p>
          </table:table-cell>
        </table:table-row>
        <table:table-row table:style-name="ro1">
          <table:table-cell office:value-type="string">
            <text:p>0:20:00</text:p>
          </table:table-cell>
          <table:table-cell office:value-type="string">
            <text:p>0:04:29</text:p>
          </table:table-cell>
        </table:table-row>
        <table:table-row table:style-name="ro1">
          <table:table-cell office:value-type="string">
            <text:p>0:20:05</text:p>
          </table:table-cell>
          <table:table-cell office:value-type="string">
            <text:p>0:04:30</text:p>
          </table:table-cell>
        </table:table-row>
        <table:table-row table:style-name="ro1">
          <table:table-cell office:value-type="string">
            <text:p>0:20:10</text:p>
          </table:table-cell>
          <table:table-cell office:value-type="string">
            <text:p>0:04:31</text:p>
          </table:table-cell>
        </table:table-row>
        <table:table-row table:style-name="ro1">
          <table:table-cell office:value-type="string">
            <text:p>0:20:15</text:p>
          </table:table-cell>
          <table:table-cell office:value-type="string">
            <text:p>0:04:32</text:p>
          </table:table-cell>
        </table:table-row>
        <table:table-row table:style-name="ro1">
          <table:table-cell office:value-type="string">
            <text:p>0:20:20</text:p>
          </table:table-cell>
          <table:table-cell office:value-type="string">
            <text:p>0:04:33</text:p>
          </table:table-cell>
        </table:table-row>
        <table:table-row table:style-name="ro1">
          <table:table-cell office:value-type="string">
            <text:p>0:20:25</text:p>
          </table:table-cell>
          <table:table-cell office:value-type="string">
            <text:p>0:04:34</text:p>
          </table:table-cell>
        </table:table-row>
        <table:table-row table:style-name="ro1">
          <table:table-cell office:value-type="string">
            <text:p>0:20:30</text:p>
          </table:table-cell>
          <table:table-cell office:value-type="string">
            <text:p>0:04:35</text:p>
          </table:table-cell>
        </table:table-row>
        <table:table-row table:style-name="ro1">
          <table:table-cell office:value-type="string">
            <text:p>0:20:35</text:p>
          </table:table-cell>
          <table:table-cell office:value-type="string">
            <text:p>0:04:36</text:p>
          </table:table-cell>
        </table:table-row>
        <table:table-row table:style-name="ro1">
          <table:table-cell office:value-type="string">
            <text:p>0:20:40</text:p>
          </table:table-cell>
          <table:table-cell office:value-type="string">
            <text:p>0:04:37</text:p>
          </table:table-cell>
        </table:table-row>
        <table:table-row table:style-name="ro1">
          <table:table-cell office:value-type="string">
            <text:p>0:20:45</text:p>
          </table:table-cell>
          <table:table-cell office:value-type="string">
            <text:p>0:04:38</text:p>
          </table:table-cell>
        </table:table-row>
        <table:table-row table:style-name="ro1">
          <table:table-cell office:value-type="string">
            <text:p>0:20:50</text:p>
          </table:table-cell>
          <table:table-cell office:value-type="string">
            <text:p>0:04:39</text:p>
          </table:table-cell>
        </table:table-row>
        <table:table-row table:style-name="ro1">
          <table:table-cell office:value-type="string">
            <text:p>0:20:55</text:p>
          </table:table-cell>
          <table:table-cell office:value-type="string">
            <text:p>0:04:40</text:p>
          </table:table-cell>
        </table:table-row>
        <table:table-row table:style-name="ro1">
          <table:table-cell office:value-type="string">
            <text:p>0:21:00</text:p>
          </table:table-cell>
          <table:table-cell office:value-type="string">
            <text:p>0:04:41</text:p>
          </table:table-cell>
        </table:table-row>
        <table:table-row table:style-name="ro1">
          <table:table-cell office:value-type="string">
            <text:p>0:21:05</text:p>
          </table:table-cell>
          <table:table-cell office:value-type="string">
            <text:p>0:04:42</text:p>
          </table:table-cell>
        </table:table-row>
        <table:table-row table:style-name="ro1">
          <table:table-cell office:value-type="string">
            <text:p>0:21:10</text:p>
          </table:table-cell>
          <table:table-cell office:value-type="string">
            <text:p>0:04:43</text:p>
          </table:table-cell>
        </table:table-row>
        <table:table-row table:style-name="ro1">
          <table:table-cell office:value-type="string">
            <text:p>0:21:15</text:p>
          </table:table-cell>
          <table:table-cell office:value-type="string">
            <text:p>0:04:44</text:p>
          </table:table-cell>
        </table:table-row>
        <table:table-row table:style-name="ro1">
          <table:table-cell office:value-type="string">
            <text:p>0:21:20</text:p>
          </table:table-cell>
          <table:table-cell office:value-type="string">
            <text:p>0:04:45</text:p>
          </table:table-cell>
        </table:table-row>
        <table:table-row table:style-name="ro1">
          <table:table-cell office:value-type="string">
            <text:p>0:21:25</text:p>
          </table:table-cell>
          <table:table-cell office:value-type="string">
            <text:p>0:04:46</text:p>
          </table:table-cell>
        </table:table-row>
        <table:table-row table:style-name="ro1">
          <table:table-cell office:value-type="string">
            <text:p>0:21:30</text:p>
          </table:table-cell>
          <table:table-cell office:value-type="string">
            <text:p>0:04:47</text:p>
          </table:table-cell>
        </table:table-row>
        <table:table-row table:style-name="ro1">
          <table:table-cell office:value-type="string">
            <text:p>0:21:35</text:p>
          </table:table-cell>
          <table:table-cell office:value-type="string">
            <text:p>0:04:48</text:p>
          </table:table-cell>
        </table:table-row>
        <table:table-row table:style-name="ro1">
          <table:table-cell office:value-type="string">
            <text:p>0:21:40</text:p>
          </table:table-cell>
          <table:table-cell office:value-type="string">
            <text:p>0:04:49</text:p>
          </table:table-cell>
        </table:table-row>
        <table:table-row table:style-name="ro1">
          <table:table-cell office:value-type="string">
            <text:p>0:21:45</text:p>
          </table:table-cell>
          <table:table-cell office:value-type="string">
            <text:p>0:04:50</text:p>
          </table:table-cell>
        </table:table-row>
        <table:table-row table:style-name="ro1">
          <table:table-cell office:value-type="string">
            <text:p>0:21:50</text:p>
          </table:table-cell>
          <table:table-cell office:value-type="string">
            <text:p>0:04:51</text:p>
          </table:table-cell>
        </table:table-row>
        <table:table-row table:style-name="ro1">
          <table:table-cell office:value-type="string">
            <text:p>0:21:55</text:p>
          </table:table-cell>
          <table:table-cell office:value-type="string">
            <text:p>0:04:52</text:p>
          </table:table-cell>
        </table:table-row>
        <table:table-row table:style-name="ro1">
          <table:table-cell office:value-type="string">
            <text:p>0:22:00</text:p>
          </table:table-cell>
          <table:table-cell office:value-type="string">
            <text:p>0:04:53</text:p>
          </table:table-cell>
        </table:table-row>
        <table:table-row table:style-name="ro1">
          <table:table-cell office:value-type="string">
            <text:p>0:22:05</text:p>
          </table:table-cell>
          <table:table-cell office:value-type="string">
            <text:p>0:04:54</text:p>
          </table:table-cell>
        </table:table-row>
        <table:table-row table:style-name="ro1">
          <table:table-cell office:value-type="string">
            <text:p>0:22:10</text:p>
          </table:table-cell>
          <table:table-cell office:value-type="string">
            <text:p>0:04:55</text:p>
          </table:table-cell>
        </table:table-row>
        <table:table-row table:style-name="ro1">
          <table:table-cell office:value-type="string">
            <text:p>0:22:15</text:p>
          </table:table-cell>
          <table:table-cell office:value-type="string">
            <text:p>0:04:56</text:p>
          </table:table-cell>
        </table:table-row>
        <table:table-row table:style-name="ro1">
          <table:table-cell office:value-type="string">
            <text:p>0:22:20</text:p>
          </table:table-cell>
          <table:table-cell office:value-type="string">
            <text:p>0:04:57</text:p>
          </table:table-cell>
        </table:table-row>
        <table:table-row table:style-name="ro1">
          <table:table-cell office:value-type="string">
            <text:p>0:22:25</text:p>
          </table:table-cell>
          <table:table-cell office:value-type="string">
            <text:p>0:04:58</text:p>
          </table:table-cell>
        </table:table-row>
        <table:table-row table:style-name="ro1">
          <table:table-cell office:value-type="string">
            <text:p>0:22:30</text:p>
          </table:table-cell>
          <table:table-cell office:value-type="string">
            <text:p>0:04:59</text:p>
          </table:table-cell>
        </table:table-row>
        <table:table-row table:style-name="ro1">
          <table:table-cell office:value-type="string">
            <text:p>0:22:35</text:p>
          </table:table-cell>
          <table:table-cell office:value-type="string">
            <text:p>0:05:00</text:p>
          </table:table-cell>
        </table:table-row>
        <table:table-row table:style-name="ro1">
          <table:table-cell office:value-type="string">
            <text:p>0:22:40</text:p>
          </table:table-cell>
          <table:table-cell office:value-type="string">
            <text:p>0:05:01</text:p>
          </table:table-cell>
        </table:table-row>
        <table:table-row table:style-name="ro1">
          <table:table-cell office:value-type="string">
            <text:p>0:22:45</text:p>
          </table:table-cell>
          <table:table-cell office:value-type="string">
            <text:p>0:05:02</text:p>
          </table:table-cell>
        </table:table-row>
        <table:table-row table:style-name="ro1">
          <table:table-cell office:value-type="string">
            <text:p>0:22:50</text:p>
          </table:table-cell>
          <table:table-cell office:value-type="string">
            <text:p>0:05:03</text:p>
          </table:table-cell>
        </table:table-row>
        <table:table-row table:style-name="ro1">
          <table:table-cell office:value-type="string">
            <text:p>0:22:55</text:p>
          </table:table-cell>
          <table:table-cell office:value-type="string">
            <text:p>0:05:04</text:p>
          </table:table-cell>
        </table:table-row>
        <table:table-row table:style-name="ro1">
          <table:table-cell office:value-type="string">
            <text:p>0:23:00</text:p>
          </table:table-cell>
          <table:table-cell office:value-type="string">
            <text:p>0:05:05</text:p>
          </table:table-cell>
        </table:table-row>
        <table:table-row table:style-name="ro1">
          <table:table-cell office:value-type="string">
            <text:p>0:23:05</text:p>
          </table:table-cell>
          <table:table-cell office:value-type="string">
            <text:p>0:05:06</text:p>
          </table:table-cell>
        </table:table-row>
        <table:table-row table:style-name="ro1">
          <table:table-cell office:value-type="string">
            <text:p>0:23:10</text:p>
          </table:table-cell>
          <table:table-cell office:value-type="string">
            <text:p>0:05:07</text:p>
          </table:table-cell>
        </table:table-row>
        <table:table-row table:style-name="ro1">
          <table:table-cell office:value-type="string">
            <text:p>0:23:15</text:p>
          </table:table-cell>
          <table:table-cell office:value-type="string">
            <text:p>0:05:08</text:p>
          </table:table-cell>
        </table:table-row>
        <table:table-row table:style-name="ro1">
          <table:table-cell office:value-type="string">
            <text:p>0:23:20</text:p>
          </table:table-cell>
          <table:table-cell office:value-type="string">
            <text:p>0:05:09</text:p>
          </table:table-cell>
        </table:table-row>
        <table:table-row table:style-name="ro1">
          <table:table-cell office:value-type="string">
            <text:p>0:23:25</text:p>
          </table:table-cell>
          <table:table-cell office:value-type="string">
            <text:p>0:05:10</text:p>
          </table:table-cell>
        </table:table-row>
        <table:table-row table:style-name="ro1">
          <table:table-cell office:value-type="string">
            <text:p>0:23:30</text:p>
          </table:table-cell>
          <table:table-cell office:value-type="string">
            <text:p>0:05:11</text:p>
          </table:table-cell>
        </table:table-row>
        <table:table-row table:style-name="ro1">
          <table:table-cell office:value-type="string">
            <text:p>0:23:35</text:p>
          </table:table-cell>
          <table:table-cell office:value-type="string">
            <text:p>0:05:12</text:p>
          </table:table-cell>
        </table:table-row>
        <table:table-row table:style-name="ro1">
          <table:table-cell office:value-type="string">
            <text:p>0:23:40</text:p>
          </table:table-cell>
          <table:table-cell office:value-type="string">
            <text:p>0:05:13</text:p>
          </table:table-cell>
        </table:table-row>
        <table:table-row table:style-name="ro1">
          <table:table-cell office:value-type="string">
            <text:p>0:23:45</text:p>
          </table:table-cell>
          <table:table-cell office:value-type="string">
            <text:p>0:05:14</text:p>
          </table:table-cell>
        </table:table-row>
        <table:table-row table:style-name="ro1">
          <table:table-cell office:value-type="string">
            <text:p>0:23:50</text:p>
          </table:table-cell>
          <table:table-cell office:value-type="string">
            <text:p>0:05:15</text:p>
          </table:table-cell>
        </table:table-row>
        <table:table-row table:style-name="ro1">
          <table:table-cell office:value-type="string">
            <text:p>0:23:55</text:p>
          </table:table-cell>
          <table:table-cell office:value-type="string">
            <text:p>0:05:16</text:p>
          </table:table-cell>
        </table:table-row>
        <table:table-row table:style-name="ro1">
          <table:table-cell office:value-type="string">
            <text:p>0:24:00</text:p>
          </table:table-cell>
          <table:table-cell office:value-type="string">
            <text:p>0:05:17</text:p>
          </table:table-cell>
        </table:table-row>
        <table:table-row table:style-name="ro1">
          <table:table-cell office:value-type="string">
            <text:p>0:24:05</text:p>
          </table:table-cell>
          <table:table-cell office:value-type="string">
            <text:p>0:05:18</text:p>
          </table:table-cell>
        </table:table-row>
        <table:table-row table:style-name="ro1">
          <table:table-cell office:value-type="string">
            <text:p>0:24:10</text:p>
          </table:table-cell>
          <table:table-cell office:value-type="string">
            <text:p>0:05:19</text:p>
          </table:table-cell>
        </table:table-row>
        <table:table-row table:style-name="ro1">
          <table:table-cell office:value-type="string">
            <text:p>0:24:15</text:p>
          </table:table-cell>
          <table:table-cell office:value-type="string">
            <text:p>0:05:20</text:p>
          </table:table-cell>
        </table:table-row>
        <table:table-row table:style-name="ro1">
          <table:table-cell office:value-type="string">
            <text:p>0:24:20</text:p>
          </table:table-cell>
          <table:table-cell office:value-type="string">
            <text:p>0:05:21</text:p>
          </table:table-cell>
        </table:table-row>
        <table:table-row table:style-name="ro1">
          <table:table-cell office:value-type="string">
            <text:p>0:24:25</text:p>
          </table:table-cell>
          <table:table-cell office:value-type="string">
            <text:p>0:05:22</text:p>
          </table:table-cell>
        </table:table-row>
        <table:table-row table:style-name="ro1">
          <table:table-cell office:value-type="string">
            <text:p>0:24:30</text:p>
          </table:table-cell>
          <table:table-cell office:value-type="string">
            <text:p>0:05:23</text:p>
          </table:table-cell>
        </table:table-row>
        <table:table-row table:style-name="ro1">
          <table:table-cell office:value-type="string">
            <text:p>0:24:35</text:p>
          </table:table-cell>
          <table:table-cell office:value-type="string">
            <text:p>0:05:24</text:p>
          </table:table-cell>
        </table:table-row>
        <table:table-row table:style-name="ro1">
          <table:table-cell office:value-type="string">
            <text:p>0:24:40</text:p>
          </table:table-cell>
          <table:table-cell office:value-type="string">
            <text:p>0:05:25</text:p>
          </table:table-cell>
        </table:table-row>
        <table:table-row table:style-name="ro1">
          <table:table-cell office:value-type="string">
            <text:p>0:24:45</text:p>
          </table:table-cell>
          <table:table-cell office:value-type="string">
            <text:p>0:05:26</text:p>
          </table:table-cell>
        </table:table-row>
        <table:table-row table:style-name="ro1">
          <table:table-cell office:value-type="string">
            <text:p>0:24:50</text:p>
          </table:table-cell>
          <table:table-cell office:value-type="string">
            <text:p>0:05:27</text:p>
          </table:table-cell>
        </table:table-row>
        <table:table-row table:style-name="ro1">
          <table:table-cell office:value-type="string">
            <text:p>0:24:55</text:p>
          </table:table-cell>
          <table:table-cell office:value-type="string">
            <text:p>0:05:28</text:p>
          </table:table-cell>
        </table:table-row>
        <table:table-row table:style-name="ro1">
          <table:table-cell office:value-type="string">
            <text:p>0:25:00</text:p>
          </table:table-cell>
          <table:table-cell office:value-type="string">
            <text:p>0:05:29</text:p>
          </table:table-cell>
        </table:table-row>
        <table:table-row table:style-name="ro1">
          <table:table-cell office:value-type="string">
            <text:p>0:25:05</text:p>
          </table:table-cell>
          <table:table-cell office:value-type="string">
            <text:p>0:05:30</text:p>
          </table:table-cell>
        </table:table-row>
        <table:table-row table:style-name="ro1">
          <table:table-cell office:value-type="string">
            <text:p>0:25:10</text:p>
          </table:table-cell>
          <table:table-cell office:value-type="string">
            <text:p>0:05:31</text:p>
          </table:table-cell>
        </table:table-row>
        <table:table-row table:style-name="ro1">
          <table:table-cell office:value-type="string">
            <text:p>0:25:15</text:p>
          </table:table-cell>
          <table:table-cell office:value-type="string">
            <text:p>0:05:32</text:p>
          </table:table-cell>
        </table:table-row>
        <table:table-row table:style-name="ro1">
          <table:table-cell office:value-type="string">
            <text:p>0:25:20</text:p>
          </table:table-cell>
          <table:table-cell office:value-type="string">
            <text:p>0:05:33</text:p>
          </table:table-cell>
        </table:table-row>
        <table:table-row table:style-name="ro1">
          <table:table-cell office:value-type="string">
            <text:p>0:25:25</text:p>
          </table:table-cell>
          <table:table-cell office:value-type="string">
            <text:p>0:05:34</text:p>
          </table:table-cell>
        </table:table-row>
        <table:table-row table:style-name="ro1">
          <table:table-cell office:value-type="string">
            <text:p>0:25:30</text:p>
          </table:table-cell>
          <table:table-cell office:value-type="string">
            <text:p>0:05:35</text:p>
          </table:table-cell>
        </table:table-row>
        <table:table-row table:style-name="ro1">
          <table:table-cell office:value-type="string">
            <text:p>0:25:35</text:p>
          </table:table-cell>
          <table:table-cell office:value-type="string">
            <text:p>0:05:36</text:p>
          </table:table-cell>
        </table:table-row>
        <table:table-row table:style-name="ro1">
          <table:table-cell office:value-type="string">
            <text:p>0:25:40</text:p>
          </table:table-cell>
          <table:table-cell office:value-type="string">
            <text:p>0:05:37</text:p>
          </table:table-cell>
        </table:table-row>
        <table:table-row table:style-name="ro1">
          <table:table-cell office:value-type="string">
            <text:p>0:25:45</text:p>
          </table:table-cell>
          <table:table-cell office:value-type="string">
            <text:p>0:05:38</text:p>
          </table:table-cell>
        </table:table-row>
        <table:table-row table:style-name="ro1">
          <table:table-cell office:value-type="string">
            <text:p>0:25:50</text:p>
          </table:table-cell>
          <table:table-cell office:value-type="string">
            <text:p>0:05:39</text:p>
          </table:table-cell>
        </table:table-row>
        <table:table-row table:style-name="ro1">
          <table:table-cell office:value-type="string">
            <text:p>0:25:55</text:p>
          </table:table-cell>
          <table:table-cell office:value-type="string">
            <text:p>0:05:40</text:p>
          </table:table-cell>
        </table:table-row>
        <table:table-row table:style-name="ro1">
          <table:table-cell office:value-type="string">
            <text:p>0:26:00</text:p>
          </table:table-cell>
          <table:table-cell office:value-type="string">
            <text:p>0:05:41</text:p>
          </table:table-cell>
        </table:table-row>
        <table:table-row table:style-name="ro1">
          <table:table-cell office:value-type="string">
            <text:p>0:26:05</text:p>
          </table:table-cell>
          <table:table-cell office:value-type="string">
            <text:p>0:05:42</text:p>
          </table:table-cell>
        </table:table-row>
        <table:table-row table:style-name="ro1">
          <table:table-cell office:value-type="string">
            <text:p>0:26:10</text:p>
          </table:table-cell>
          <table:table-cell office:value-type="string">
            <text:p>0:05:43</text:p>
          </table:table-cell>
        </table:table-row>
        <table:table-row table:style-name="ro1">
          <table:table-cell office:value-type="string">
            <text:p>0:26:15</text:p>
          </table:table-cell>
          <table:table-cell office:value-type="string">
            <text:p>0:05:44</text:p>
          </table:table-cell>
        </table:table-row>
        <table:table-row table:style-name="ro1">
          <table:table-cell office:value-type="string">
            <text:p>0:26:20</text:p>
          </table:table-cell>
          <table:table-cell office:value-type="string">
            <text:p>0:05:45</text:p>
          </table:table-cell>
        </table:table-row>
        <table:table-row table:style-name="ro1">
          <table:table-cell office:value-type="string">
            <text:p>0:26:25</text:p>
          </table:table-cell>
          <table:table-cell office:value-type="string">
            <text:p>0:05:46</text:p>
          </table:table-cell>
        </table:table-row>
        <table:table-row table:style-name="ro1">
          <table:table-cell office:value-type="string">
            <text:p>0:26:30</text:p>
          </table:table-cell>
          <table:table-cell office:value-type="string">
            <text:p>0:05:47</text:p>
          </table:table-cell>
        </table:table-row>
        <table:table-row table:style-name="ro1">
          <table:table-cell office:value-type="string">
            <text:p>0:26:35</text:p>
          </table:table-cell>
          <table:table-cell office:value-type="string">
            <text:p>0:05:48</text:p>
          </table:table-cell>
        </table:table-row>
        <table:table-row table:style-name="ro1">
          <table:table-cell office:value-type="string">
            <text:p>0:26:40</text:p>
          </table:table-cell>
          <table:table-cell office:value-type="string">
            <text:p>0:05:49</text:p>
          </table:table-cell>
        </table:table-row>
        <table:table-row table:style-name="ro1">
          <table:table-cell office:value-type="string">
            <text:p>0:26:45</text:p>
          </table:table-cell>
          <table:table-cell office:value-type="string">
            <text:p>0:05:50</text:p>
          </table:table-cell>
        </table:table-row>
        <table:table-row table:style-name="ro1">
          <table:table-cell office:value-type="string">
            <text:p>0:26:50</text:p>
          </table:table-cell>
          <table:table-cell office:value-type="string">
            <text:p>0:05:51</text:p>
          </table:table-cell>
        </table:table-row>
        <table:table-row table:style-name="ro1">
          <table:table-cell office:value-type="string">
            <text:p>0:26:55</text:p>
          </table:table-cell>
          <table:table-cell office:value-type="string">
            <text:p>0:05:52</text:p>
          </table:table-cell>
        </table:table-row>
        <table:table-row table:style-name="ro1">
          <table:table-cell office:value-type="string">
            <text:p>0:27:00</text:p>
          </table:table-cell>
          <table:table-cell office:value-type="string">
            <text:p>0:05:53</text:p>
          </table:table-cell>
        </table:table-row>
        <table:table-row table:style-name="ro1">
          <table:table-cell office:value-type="string">
            <text:p>0:27:05</text:p>
          </table:table-cell>
          <table:table-cell office:value-type="string">
            <text:p>0:05:54</text:p>
          </table:table-cell>
        </table:table-row>
        <table:table-row table:style-name="ro1">
          <table:table-cell office:value-type="string">
            <text:p>0:27:10</text:p>
          </table:table-cell>
          <table:table-cell office:value-type="string">
            <text:p>0:05:55</text:p>
          </table:table-cell>
        </table:table-row>
        <table:table-row table:style-name="ro1">
          <table:table-cell office:value-type="string">
            <text:p>0:27:15</text:p>
          </table:table-cell>
          <table:table-cell office:value-type="string">
            <text:p>0:05:56</text:p>
          </table:table-cell>
        </table:table-row>
        <table:table-row table:style-name="ro1">
          <table:table-cell office:value-type="string">
            <text:p>0:27:20</text:p>
          </table:table-cell>
          <table:table-cell office:value-type="string">
            <text:p>0:05:57</text:p>
          </table:table-cell>
        </table:table-row>
        <table:table-row table:style-name="ro1">
          <table:table-cell office:value-type="string">
            <text:p>0:27:25</text:p>
          </table:table-cell>
          <table:table-cell office:value-type="string">
            <text:p>0:05:58</text:p>
          </table:table-cell>
        </table:table-row>
        <table:table-row table:style-name="ro1">
          <table:table-cell office:value-type="string">
            <text:p>0:27:30</text:p>
          </table:table-cell>
          <table:table-cell office:value-type="string">
            <text:p>0:05:59</text:p>
          </table:table-cell>
        </table:table-row>
        <table:table-row table:style-name="ro1">
          <table:table-cell office:value-type="string">
            <text:p>0:27:35</text:p>
          </table:table-cell>
          <table:table-cell office:value-type="string">
            <text:p>0:06:00</text:p>
          </table:table-cell>
        </table:table-row>
        <table:table-row table:style-name="ro1">
          <table:table-cell office:value-type="string">
            <text:p>0:27:40</text:p>
          </table:table-cell>
          <table:table-cell office:value-type="string">
            <text:p>0:06:01</text:p>
          </table:table-cell>
        </table:table-row>
        <table:table-row table:style-name="ro1">
          <table:table-cell office:value-type="string">
            <text:p>0:27:45</text:p>
          </table:table-cell>
          <table:table-cell office:value-type="string">
            <text:p>0:06:02</text:p>
          </table:table-cell>
        </table:table-row>
        <table:table-row table:style-name="ro1">
          <table:table-cell office:value-type="string">
            <text:p>0:27:50</text:p>
          </table:table-cell>
          <table:table-cell office:value-type="string">
            <text:p>0:06:03</text:p>
          </table:table-cell>
        </table:table-row>
        <table:table-row table:style-name="ro1">
          <table:table-cell office:value-type="string">
            <text:p>0:27:55</text:p>
          </table:table-cell>
          <table:table-cell office:value-type="string">
            <text:p>0:06:04</text:p>
          </table:table-cell>
        </table:table-row>
        <table:table-row table:style-name="ro1">
          <table:table-cell office:value-type="string">
            <text:p>0:28:00</text:p>
          </table:table-cell>
          <table:table-cell office:value-type="string">
            <text:p>0:06:05</text:p>
          </table:table-cell>
        </table:table-row>
        <table:table-row table:style-name="ro1">
          <table:table-cell office:value-type="string">
            <text:p>0:28:05</text:p>
          </table:table-cell>
          <table:table-cell office:value-type="string">
            <text:p>0:06:06</text:p>
          </table:table-cell>
        </table:table-row>
        <table:table-row table:style-name="ro1">
          <table:table-cell office:value-type="string">
            <text:p>0:28:10</text:p>
          </table:table-cell>
          <table:table-cell office:value-type="string">
            <text:p>0:06:07</text:p>
          </table:table-cell>
        </table:table-row>
        <table:table-row table:style-name="ro1">
          <table:table-cell office:value-type="string">
            <text:p>0:28:15</text:p>
          </table:table-cell>
          <table:table-cell office:value-type="string">
            <text:p>0:06:08</text:p>
          </table:table-cell>
        </table:table-row>
        <table:table-row table:style-name="ro1">
          <table:table-cell office:value-type="string">
            <text:p>0:28:20</text:p>
          </table:table-cell>
          <table:table-cell office:value-type="string">
            <text:p>0:06:09</text:p>
          </table:table-cell>
        </table:table-row>
        <table:table-row table:style-name="ro1">
          <table:table-cell office:value-type="string">
            <text:p>0:28:25</text:p>
          </table:table-cell>
          <table:table-cell office:value-type="string">
            <text:p>0:06:10</text:p>
          </table:table-cell>
        </table:table-row>
        <table:table-row table:style-name="ro1">
          <table:table-cell office:value-type="string">
            <text:p>0:28:30</text:p>
          </table:table-cell>
          <table:table-cell office:value-type="string">
            <text:p>0:06:11</text:p>
          </table:table-cell>
        </table:table-row>
        <table:table-row table:style-name="ro1">
          <table:table-cell office:value-type="string">
            <text:p>0:28:35</text:p>
          </table:table-cell>
          <table:table-cell office:value-type="string">
            <text:p>0:06:12</text:p>
          </table:table-cell>
        </table:table-row>
        <table:table-row table:style-name="ro1">
          <table:table-cell office:value-type="string">
            <text:p>0:28:40</text:p>
          </table:table-cell>
          <table:table-cell office:value-type="string">
            <text:p>0:06:13</text:p>
          </table:table-cell>
        </table:table-row>
        <table:table-row table:style-name="ro1">
          <table:table-cell office:value-type="string">
            <text:p>0:28:45</text:p>
          </table:table-cell>
          <table:table-cell office:value-type="string">
            <text:p>0:06:14</text:p>
          </table:table-cell>
        </table:table-row>
        <table:table-row table:style-name="ro1">
          <table:table-cell office:value-type="string">
            <text:p>0:28:50</text:p>
          </table:table-cell>
          <table:table-cell office:value-type="string">
            <text:p>0:06:15</text:p>
          </table:table-cell>
        </table:table-row>
        <table:table-row table:style-name="ro1">
          <table:table-cell office:value-type="string">
            <text:p>0:28:55</text:p>
          </table:table-cell>
          <table:table-cell office:value-type="string">
            <text:p>0:06:16</text:p>
          </table:table-cell>
        </table:table-row>
        <table:table-row table:style-name="ro1">
          <table:table-cell office:value-type="string">
            <text:p>0:29:00</text:p>
          </table:table-cell>
          <table:table-cell office:value-type="string">
            <text:p>0:06:17</text:p>
          </table:table-cell>
        </table:table-row>
        <table:table-row table:style-name="ro1">
          <table:table-cell office:value-type="string">
            <text:p>0:29:05</text:p>
          </table:table-cell>
          <table:table-cell office:value-type="string">
            <text:p>0:06:18</text:p>
          </table:table-cell>
        </table:table-row>
        <table:table-row table:style-name="ro1">
          <table:table-cell office:value-type="string">
            <text:p>0:29:10</text:p>
          </table:table-cell>
          <table:table-cell office:value-type="string">
            <text:p>0:06:19</text:p>
          </table:table-cell>
        </table:table-row>
        <table:table-row table:style-name="ro1">
          <table:table-cell office:value-type="string">
            <text:p>0:29:15</text:p>
          </table:table-cell>
          <table:table-cell office:value-type="string">
            <text:p>0:06:20</text:p>
          </table:table-cell>
        </table:table-row>
        <table:table-row table:style-name="ro1">
          <table:table-cell office:value-type="string">
            <text:p>0:29:20</text:p>
          </table:table-cell>
          <table:table-cell office:value-type="string">
            <text:p>0:06:21</text:p>
          </table:table-cell>
        </table:table-row>
        <table:table-row table:style-name="ro1">
          <table:table-cell office:value-type="string">
            <text:p>0:29:25</text:p>
          </table:table-cell>
          <table:table-cell office:value-type="string">
            <text:p>0:06:22</text:p>
          </table:table-cell>
        </table:table-row>
        <table:table-row table:style-name="ro1">
          <table:table-cell office:value-type="string">
            <text:p>0:29:30</text:p>
          </table:table-cell>
          <table:table-cell office:value-type="string">
            <text:p>0:06:23</text:p>
          </table:table-cell>
        </table:table-row>
        <table:table-row table:style-name="ro1">
          <table:table-cell office:value-type="string">
            <text:p>0:29:35</text:p>
          </table:table-cell>
          <table:table-cell office:value-type="string">
            <text:p>0:06:24</text:p>
          </table:table-cell>
        </table:table-row>
        <table:table-row table:style-name="ro1">
          <table:table-cell office:value-type="string">
            <text:p>0:29:40</text:p>
          </table:table-cell>
          <table:table-cell office:value-type="string">
            <text:p>0:06:25</text:p>
          </table:table-cell>
        </table:table-row>
        <table:table-row table:style-name="ro1">
          <table:table-cell office:value-type="string">
            <text:p>0:29:45</text:p>
          </table:table-cell>
          <table:table-cell office:value-type="string">
            <text:p>0:06:26</text:p>
          </table:table-cell>
        </table:table-row>
        <table:table-row table:style-name="ro1">
          <table:table-cell office:value-type="string">
            <text:p>0:29:50</text:p>
          </table:table-cell>
          <table:table-cell office:value-type="string">
            <text:p>0:06:27</text:p>
          </table:table-cell>
        </table:table-row>
        <table:table-row table:style-name="ro1">
          <table:table-cell office:value-type="string">
            <text:p>0:29:55</text:p>
          </table:table-cell>
          <table:table-cell office:value-type="string">
            <text:p>0:06:28</text:p>
          </table:table-cell>
        </table:table-row>
        <table:table-row table:style-name="ro1">
          <table:table-cell office:value-type="string">
            <text:p>0:30:00</text:p>
          </table:table-cell>
          <table:table-cell office:value-type="string">
            <text:p>0:06:29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5km time</text:p>
          </table:table-cell>
          <table:table-cell office:value-type="string">
            <text:p>easy</text:p>
          </table:table-cell>
        </table:table-row>
        <table:table-row table:style-name="ro1">
          <table:table-cell table:style-name="ce1" office:value-type="string">
            <text:p>0:15:00</text:p>
          </table:table-cell>
          <table:table-cell office:value-type="time" office:time-value="PT00H04M10S">
            <text:p>00:04:10</text:p>
          </table:table-cell>
        </table:table-row>
        <table:table-row table:style-name="ro1">
          <table:table-cell table:style-name="ce1" office:value-type="string">
            <text:p>0:15:05</text:p>
          </table:table-cell>
          <table:table-cell office:value-type="time" office:time-value="PT00H04M11S">
            <text:p>00:04:11</text:p>
          </table:table-cell>
        </table:table-row>
        <table:table-row table:style-name="ro1">
          <table:table-cell table:style-name="ce1" office:value-type="string">
            <text:p>0:15:10</text:p>
          </table:table-cell>
          <table:table-cell office:value-type="time" office:time-value="PT00H04M12S">
            <text:p>00:04:12</text:p>
          </table:table-cell>
        </table:table-row>
        <table:table-row table:style-name="ro1">
          <table:table-cell table:style-name="ce1" office:value-type="string">
            <text:p>0:15:15</text:p>
          </table:table-cell>
          <table:table-cell office:value-type="time" office:time-value="PT00H04M13S">
            <text:p>00:04:13</text:p>
          </table:table-cell>
        </table:table-row>
        <table:table-row table:style-name="ro1">
          <table:table-cell table:style-name="ce1" office:value-type="string">
            <text:p>0:15:20</text:p>
          </table:table-cell>
          <table:table-cell office:value-type="time" office:time-value="PT00H04M14S">
            <text:p>00:04:14</text:p>
          </table:table-cell>
        </table:table-row>
        <table:table-row table:style-name="ro1">
          <table:table-cell table:style-name="ce1" office:value-type="string">
            <text:p>0:15:25</text:p>
          </table:table-cell>
          <table:table-cell office:value-type="time" office:time-value="PT00H04M15S">
            <text:p>00:04:15</text:p>
          </table:table-cell>
        </table:table-row>
        <table:table-row table:style-name="ro1">
          <table:table-cell table:style-name="ce1" office:value-type="string">
            <text:p>0:15:30</text:p>
          </table:table-cell>
          <table:table-cell office:value-type="time" office:time-value="PT00H04M16S">
            <text:p>00:04:16</text:p>
          </table:table-cell>
        </table:table-row>
        <table:table-row table:style-name="ro1">
          <table:table-cell table:style-name="ce1" office:value-type="string">
            <text:p>0:15:35</text:p>
          </table:table-cell>
          <table:table-cell office:value-type="time" office:time-value="PT00H04M17S">
            <text:p>00:04:17</text:p>
          </table:table-cell>
        </table:table-row>
        <table:table-row table:style-name="ro1">
          <table:table-cell table:style-name="ce1" office:value-type="string">
            <text:p>0:15:40</text:p>
          </table:table-cell>
          <table:table-cell office:value-type="time" office:time-value="PT00H04M18S">
            <text:p>00:04:18</text:p>
          </table:table-cell>
        </table:table-row>
        <table:table-row table:style-name="ro1">
          <table:table-cell table:style-name="ce1" office:value-type="string">
            <text:p>0:15:45</text:p>
          </table:table-cell>
          <table:table-cell office:value-type="time" office:time-value="PT00H04M19S">
            <text:p>00:04:19</text:p>
          </table:table-cell>
        </table:table-row>
        <table:table-row table:style-name="ro1">
          <table:table-cell table:style-name="ce1" office:value-type="string">
            <text:p>0:15:50</text:p>
          </table:table-cell>
          <table:table-cell office:value-type="time" office:time-value="PT00H04M20S">
            <text:p>00:04:20</text:p>
          </table:table-cell>
        </table:table-row>
        <table:table-row table:style-name="ro1">
          <table:table-cell table:style-name="ce1" office:value-type="string">
            <text:p>0:15:55</text:p>
          </table:table-cell>
          <table:table-cell office:value-type="time" office:time-value="PT00H04M21S">
            <text:p>00:04:21</text:p>
          </table:table-cell>
        </table:table-row>
        <table:table-row table:style-name="ro1">
          <table:table-cell table:style-name="ce1" office:value-type="string">
            <text:p>0:16:00</text:p>
          </table:table-cell>
          <table:table-cell office:value-type="time" office:time-value="PT00H04M22S">
            <text:p>00:04:22</text:p>
          </table:table-cell>
        </table:table-row>
        <table:table-row table:style-name="ro1">
          <table:table-cell table:style-name="ce1" office:value-type="string">
            <text:p>0:16:05</text:p>
          </table:table-cell>
          <table:table-cell office:value-type="time" office:time-value="PT00H04M23S">
            <text:p>00:04:23</text:p>
          </table:table-cell>
        </table:table-row>
        <table:table-row table:style-name="ro1">
          <table:table-cell table:style-name="ce1" office:value-type="string">
            <text:p>0:16:10</text:p>
          </table:table-cell>
          <table:table-cell office:value-type="time" office:time-value="PT00H04M24S">
            <text:p>00:04:24</text:p>
          </table:table-cell>
        </table:table-row>
        <table:table-row table:style-name="ro1">
          <table:table-cell table:style-name="ce1" office:value-type="string">
            <text:p>0:16:15</text:p>
          </table:table-cell>
          <table:table-cell office:value-type="time" office:time-value="PT00H04M25S">
            <text:p>00:04:25</text:p>
          </table:table-cell>
        </table:table-row>
        <table:table-row table:style-name="ro1">
          <table:table-cell table:style-name="ce1" office:value-type="string">
            <text:p>0:16:20</text:p>
          </table:table-cell>
          <table:table-cell office:value-type="time" office:time-value="PT00H04M26S">
            <text:p>00:04:26</text:p>
          </table:table-cell>
        </table:table-row>
        <table:table-row table:style-name="ro1">
          <table:table-cell table:style-name="ce1" office:value-type="string">
            <text:p>0:16:25</text:p>
          </table:table-cell>
          <table:table-cell office:value-type="time" office:time-value="PT00H04M27S">
            <text:p>00:04:27</text:p>
          </table:table-cell>
        </table:table-row>
        <table:table-row table:style-name="ro1">
          <table:table-cell table:style-name="ce1" office:value-type="string">
            <text:p>0:16:30</text:p>
          </table:table-cell>
          <table:table-cell office:value-type="time" office:time-value="PT00H04M28S">
            <text:p>00:04:28</text:p>
          </table:table-cell>
        </table:table-row>
        <table:table-row table:style-name="ro1">
          <table:table-cell table:style-name="ce1" office:value-type="string">
            <text:p>0:16:35</text:p>
          </table:table-cell>
          <table:table-cell office:value-type="time" office:time-value="PT00H04M29S">
            <text:p>00:04:29</text:p>
          </table:table-cell>
        </table:table-row>
        <table:table-row table:style-name="ro1">
          <table:table-cell table:style-name="ce1" office:value-type="string">
            <text:p>0:16:40</text:p>
          </table:table-cell>
          <table:table-cell office:value-type="time" office:time-value="PT00H04M30S">
            <text:p>00:04:30</text:p>
          </table:table-cell>
        </table:table-row>
        <table:table-row table:style-name="ro1">
          <table:table-cell table:style-name="ce1" office:value-type="string">
            <text:p>0:16:45</text:p>
          </table:table-cell>
          <table:table-cell office:value-type="time" office:time-value="PT00H04M31S">
            <text:p>00:04:31</text:p>
          </table:table-cell>
        </table:table-row>
        <table:table-row table:style-name="ro1">
          <table:table-cell table:style-name="ce1" office:value-type="string">
            <text:p>0:16:50</text:p>
          </table:table-cell>
          <table:table-cell office:value-type="time" office:time-value="PT00H04M32S">
            <text:p>00:04:32</text:p>
          </table:table-cell>
        </table:table-row>
        <table:table-row table:style-name="ro1">
          <table:table-cell table:style-name="ce1" office:value-type="string">
            <text:p>0:16:55</text:p>
          </table:table-cell>
          <table:table-cell office:value-type="time" office:time-value="PT00H04M33S">
            <text:p>00:04:33</text:p>
          </table:table-cell>
        </table:table-row>
        <table:table-row table:style-name="ro1">
          <table:table-cell table:style-name="ce1" office:value-type="string">
            <text:p>0:17:00</text:p>
          </table:table-cell>
          <table:table-cell office:value-type="time" office:time-value="PT00H04M34S">
            <text:p>00:04:34</text:p>
          </table:table-cell>
        </table:table-row>
        <table:table-row table:style-name="ro1">
          <table:table-cell table:style-name="ce1" office:value-type="string">
            <text:p>0:17:05</text:p>
          </table:table-cell>
          <table:table-cell office:value-type="time" office:time-value="PT00H04M35S">
            <text:p>00:04:35</text:p>
          </table:table-cell>
        </table:table-row>
        <table:table-row table:style-name="ro1">
          <table:table-cell table:style-name="ce1" office:value-type="string">
            <text:p>0:17:10</text:p>
          </table:table-cell>
          <table:table-cell office:value-type="time" office:time-value="PT00H04M36S">
            <text:p>00:04:36</text:p>
          </table:table-cell>
        </table:table-row>
        <table:table-row table:style-name="ro1">
          <table:table-cell table:style-name="ce1" office:value-type="string">
            <text:p>0:17:15</text:p>
          </table:table-cell>
          <table:table-cell office:value-type="time" office:time-value="PT00H04M37S">
            <text:p>00:04:37</text:p>
          </table:table-cell>
        </table:table-row>
        <table:table-row table:style-name="ro1">
          <table:table-cell table:style-name="ce1" office:value-type="string">
            <text:p>0:17:20</text:p>
          </table:table-cell>
          <table:table-cell office:value-type="time" office:time-value="PT00H04M38S">
            <text:p>00:04:38</text:p>
          </table:table-cell>
        </table:table-row>
        <table:table-row table:style-name="ro1">
          <table:table-cell table:style-name="ce1" office:value-type="string">
            <text:p>0:17:25</text:p>
          </table:table-cell>
          <table:table-cell office:value-type="time" office:time-value="PT00H04M39S">
            <text:p>00:04:39</text:p>
          </table:table-cell>
        </table:table-row>
        <table:table-row table:style-name="ro1">
          <table:table-cell table:style-name="ce1" office:value-type="string">
            <text:p>0:17:30</text:p>
          </table:table-cell>
          <table:table-cell office:value-type="time" office:time-value="PT00H04M40S">
            <text:p>00:04:40</text:p>
          </table:table-cell>
        </table:table-row>
        <table:table-row table:style-name="ro1">
          <table:table-cell table:style-name="ce1" office:value-type="string">
            <text:p>0:17:35</text:p>
          </table:table-cell>
          <table:table-cell office:value-type="time" office:time-value="PT00H04M41S">
            <text:p>00:04:41</text:p>
          </table:table-cell>
        </table:table-row>
        <table:table-row table:style-name="ro1">
          <table:table-cell table:style-name="ce1" office:value-type="string">
            <text:p>0:17:40</text:p>
          </table:table-cell>
          <table:table-cell office:value-type="time" office:time-value="PT00H04M42S">
            <text:p>00:04:42</text:p>
          </table:table-cell>
        </table:table-row>
        <table:table-row table:style-name="ro1">
          <table:table-cell table:style-name="ce1" office:value-type="string">
            <text:p>0:17:45</text:p>
          </table:table-cell>
          <table:table-cell office:value-type="time" office:time-value="PT00H04M43S">
            <text:p>00:04:43</text:p>
          </table:table-cell>
        </table:table-row>
        <table:table-row table:style-name="ro1">
          <table:table-cell table:style-name="ce1" office:value-type="string">
            <text:p>0:17:50</text:p>
          </table:table-cell>
          <table:table-cell office:value-type="time" office:time-value="PT00H04M44S">
            <text:p>00:04:44</text:p>
          </table:table-cell>
        </table:table-row>
        <table:table-row table:style-name="ro1">
          <table:table-cell table:style-name="ce1" office:value-type="string">
            <text:p>0:17:55</text:p>
          </table:table-cell>
          <table:table-cell office:value-type="time" office:time-value="PT00H04M45S">
            <text:p>00:04:45</text:p>
          </table:table-cell>
        </table:table-row>
        <table:table-row table:style-name="ro1">
          <table:table-cell table:style-name="ce1" office:value-type="string">
            <text:p>0:18:00</text:p>
          </table:table-cell>
          <table:table-cell office:value-type="time" office:time-value="PT00H04M46S">
            <text:p>00:04:46</text:p>
          </table:table-cell>
        </table:table-row>
        <table:table-row table:style-name="ro1">
          <table:table-cell table:style-name="ce1" office:value-type="string">
            <text:p>0:18:05</text:p>
          </table:table-cell>
          <table:table-cell office:value-type="time" office:time-value="PT00H04M47S">
            <text:p>00:04:47</text:p>
          </table:table-cell>
        </table:table-row>
        <table:table-row table:style-name="ro1">
          <table:table-cell table:style-name="ce1" office:value-type="string">
            <text:p>0:18:10</text:p>
          </table:table-cell>
          <table:table-cell office:value-type="time" office:time-value="PT00H04M48S">
            <text:p>00:04:48</text:p>
          </table:table-cell>
        </table:table-row>
        <table:table-row table:style-name="ro1">
          <table:table-cell table:style-name="ce1" office:value-type="string">
            <text:p>0:18:15</text:p>
          </table:table-cell>
          <table:table-cell office:value-type="time" office:time-value="PT00H04M49S">
            <text:p>00:04:49</text:p>
          </table:table-cell>
        </table:table-row>
        <table:table-row table:style-name="ro1">
          <table:table-cell table:style-name="ce1" office:value-type="string">
            <text:p>0:18:20</text:p>
          </table:table-cell>
          <table:table-cell office:value-type="time" office:time-value="PT00H04M50S">
            <text:p>00:04:50</text:p>
          </table:table-cell>
        </table:table-row>
        <table:table-row table:style-name="ro1">
          <table:table-cell table:style-name="ce1" office:value-type="string">
            <text:p>0:18:25</text:p>
          </table:table-cell>
          <table:table-cell office:value-type="time" office:time-value="PT00H04M51S">
            <text:p>00:04:51</text:p>
          </table:table-cell>
        </table:table-row>
        <table:table-row table:style-name="ro1">
          <table:table-cell table:style-name="ce1" office:value-type="string">
            <text:p>0:18:30</text:p>
          </table:table-cell>
          <table:table-cell office:value-type="time" office:time-value="PT00H04M52S">
            <text:p>00:04:52</text:p>
          </table:table-cell>
        </table:table-row>
        <table:table-row table:style-name="ro1">
          <table:table-cell table:style-name="ce1" office:value-type="string">
            <text:p>0:18:35</text:p>
          </table:table-cell>
          <table:table-cell office:value-type="time" office:time-value="PT00H04M53S">
            <text:p>00:04:53</text:p>
          </table:table-cell>
        </table:table-row>
        <table:table-row table:style-name="ro1">
          <table:table-cell table:style-name="ce1" office:value-type="string">
            <text:p>0:18:40</text:p>
          </table:table-cell>
          <table:table-cell office:value-type="time" office:time-value="PT00H04M54S">
            <text:p>00:04:54</text:p>
          </table:table-cell>
        </table:table-row>
        <table:table-row table:style-name="ro1">
          <table:table-cell table:style-name="ce1" office:value-type="string">
            <text:p>0:18:45</text:p>
          </table:table-cell>
          <table:table-cell office:value-type="time" office:time-value="PT00H04M55S">
            <text:p>00:04:55</text:p>
          </table:table-cell>
        </table:table-row>
        <table:table-row table:style-name="ro1">
          <table:table-cell table:style-name="ce1" office:value-type="string">
            <text:p>0:18:50</text:p>
          </table:table-cell>
          <table:table-cell office:value-type="time" office:time-value="PT00H04M56S">
            <text:p>00:04:56</text:p>
          </table:table-cell>
        </table:table-row>
        <table:table-row table:style-name="ro1">
          <table:table-cell table:style-name="ce1" office:value-type="string">
            <text:p>0:18:55</text:p>
          </table:table-cell>
          <table:table-cell office:value-type="time" office:time-value="PT00H04M57S">
            <text:p>00:04:57</text:p>
          </table:table-cell>
        </table:table-row>
        <table:table-row table:style-name="ro1">
          <table:table-cell table:style-name="ce1" office:value-type="string">
            <text:p>0:19:00</text:p>
          </table:table-cell>
          <table:table-cell office:value-type="time" office:time-value="PT00H04M58S">
            <text:p>00:04:58</text:p>
          </table:table-cell>
        </table:table-row>
        <table:table-row table:style-name="ro1">
          <table:table-cell table:style-name="ce1" office:value-type="string">
            <text:p>0:19:05</text:p>
          </table:table-cell>
          <table:table-cell office:value-type="time" office:time-value="PT00H04M59S">
            <text:p>00:04:59</text:p>
          </table:table-cell>
        </table:table-row>
        <table:table-row table:style-name="ro1">
          <table:table-cell table:style-name="ce1" office:value-type="string">
            <text:p>0:19:1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table:style-name="ce1" office:value-type="string">
            <text:p>0:19:15</text:p>
          </table:table-cell>
          <table:table-cell office:value-type="time" office:time-value="PT00H05M01S">
            <text:p>00:05:01</text:p>
          </table:table-cell>
        </table:table-row>
        <table:table-row table:style-name="ro1">
          <table:table-cell table:style-name="ce1" office:value-type="string">
            <text:p>0:19:20</text:p>
          </table:table-cell>
          <table:table-cell office:value-type="time" office:time-value="PT00H05M02S">
            <text:p>00:05:02</text:p>
          </table:table-cell>
        </table:table-row>
        <table:table-row table:style-name="ro1">
          <table:table-cell table:style-name="ce1" office:value-type="string">
            <text:p>0:19:25</text:p>
          </table:table-cell>
          <table:table-cell office:value-type="time" office:time-value="PT00H05M03S">
            <text:p>00:05:03</text:p>
          </table:table-cell>
        </table:table-row>
        <table:table-row table:style-name="ro1">
          <table:table-cell table:style-name="ce1" office:value-type="string">
            <text:p>0:19:30</text:p>
          </table:table-cell>
          <table:table-cell office:value-type="time" office:time-value="PT00H05M04S">
            <text:p>00:05:04</text:p>
          </table:table-cell>
        </table:table-row>
        <table:table-row table:style-name="ro1">
          <table:table-cell table:style-name="ce1" office:value-type="string">
            <text:p>0:19:35</text:p>
          </table:table-cell>
          <table:table-cell office:value-type="time" office:time-value="PT00H05M05S">
            <text:p>00:05:05</text:p>
          </table:table-cell>
        </table:table-row>
        <table:table-row table:style-name="ro1">
          <table:table-cell table:style-name="ce1" office:value-type="string">
            <text:p>0:19:40</text:p>
          </table:table-cell>
          <table:table-cell office:value-type="time" office:time-value="PT00H05M06S">
            <text:p>00:05:06</text:p>
          </table:table-cell>
        </table:table-row>
        <table:table-row table:style-name="ro1">
          <table:table-cell table:style-name="ce1" office:value-type="string">
            <text:p>0:19:45</text:p>
          </table:table-cell>
          <table:table-cell office:value-type="time" office:time-value="PT00H05M07S">
            <text:p>00:05:07</text:p>
          </table:table-cell>
        </table:table-row>
        <table:table-row table:style-name="ro1">
          <table:table-cell office:value-type="string">
            <text:p>0:19:50</text:p>
          </table:table-cell>
          <table:table-cell office:value-type="time" office:time-value="PT00H05M08S">
            <text:p>00:05:08</text:p>
          </table:table-cell>
        </table:table-row>
        <table:table-row table:style-name="ro1">
          <table:table-cell office:value-type="string">
            <text:p>0:19:55</text:p>
          </table:table-cell>
          <table:table-cell office:value-type="time" office:time-value="PT00H05M09S">
            <text:p>00:05:09</text:p>
          </table:table-cell>
        </table:table-row>
        <table:table-row table:style-name="ro1">
          <table:table-cell office:value-type="string">
            <text:p>0:20:00</text:p>
          </table:table-cell>
          <table:table-cell office:value-type="time" office:time-value="PT00H05M10S">
            <text:p>00:05:10</text:p>
          </table:table-cell>
        </table:table-row>
        <table:table-row table:style-name="ro1">
          <table:table-cell office:value-type="string">
            <text:p>0:20:05</text:p>
          </table:table-cell>
          <table:table-cell office:value-type="time" office:time-value="PT00H05M11S">
            <text:p>00:05:11</text:p>
          </table:table-cell>
        </table:table-row>
        <table:table-row table:style-name="ro1">
          <table:table-cell office:value-type="string">
            <text:p>0:20:10</text:p>
          </table:table-cell>
          <table:table-cell office:value-type="time" office:time-value="PT00H05M12S">
            <text:p>00:05:12</text:p>
          </table:table-cell>
        </table:table-row>
        <table:table-row table:style-name="ro1">
          <table:table-cell office:value-type="string">
            <text:p>0:20:15</text:p>
          </table:table-cell>
          <table:table-cell office:value-type="time" office:time-value="PT00H05M13S">
            <text:p>00:05:13</text:p>
          </table:table-cell>
        </table:table-row>
        <table:table-row table:style-name="ro1">
          <table:table-cell office:value-type="string">
            <text:p>0:20:20</text:p>
          </table:table-cell>
          <table:table-cell office:value-type="time" office:time-value="PT00H05M14S">
            <text:p>00:05:14</text:p>
          </table:table-cell>
        </table:table-row>
        <table:table-row table:style-name="ro1">
          <table:table-cell office:value-type="string">
            <text:p>0:20:25</text:p>
          </table:table-cell>
          <table:table-cell office:value-type="time" office:time-value="PT00H05M15S">
            <text:p>00:05:15</text:p>
          </table:table-cell>
        </table:table-row>
        <table:table-row table:style-name="ro1">
          <table:table-cell office:value-type="string">
            <text:p>0:20:30</text:p>
          </table:table-cell>
          <table:table-cell office:value-type="time" office:time-value="PT00H05M16S">
            <text:p>00:05:16</text:p>
          </table:table-cell>
        </table:table-row>
        <table:table-row table:style-name="ro1">
          <table:table-cell office:value-type="string">
            <text:p>0:20:35</text:p>
          </table:table-cell>
          <table:table-cell office:value-type="time" office:time-value="PT00H05M17S">
            <text:p>00:05:17</text:p>
          </table:table-cell>
        </table:table-row>
        <table:table-row table:style-name="ro1">
          <table:table-cell office:value-type="string">
            <text:p>0:20:40</text:p>
          </table:table-cell>
          <table:table-cell office:value-type="time" office:time-value="PT00H05M18S">
            <text:p>00:05:18</text:p>
          </table:table-cell>
        </table:table-row>
        <table:table-row table:style-name="ro1">
          <table:table-cell office:value-type="string">
            <text:p>0:20:45</text:p>
          </table:table-cell>
          <table:table-cell office:value-type="time" office:time-value="PT00H05M19S">
            <text:p>00:05:19</text:p>
          </table:table-cell>
        </table:table-row>
        <table:table-row table:style-name="ro1">
          <table:table-cell office:value-type="string">
            <text:p>0:20:50</text:p>
          </table:table-cell>
          <table:table-cell office:value-type="time" office:time-value="PT00H05M20S">
            <text:p>00:05:20</text:p>
          </table:table-cell>
        </table:table-row>
        <table:table-row table:style-name="ro1">
          <table:table-cell office:value-type="string">
            <text:p>0:20:55</text:p>
          </table:table-cell>
          <table:table-cell office:value-type="time" office:time-value="PT00H05M21S">
            <text:p>00:05:21</text:p>
          </table:table-cell>
        </table:table-row>
        <table:table-row table:style-name="ro1">
          <table:table-cell office:value-type="string">
            <text:p>0:21:00</text:p>
          </table:table-cell>
          <table:table-cell office:value-type="time" office:time-value="PT00H05M22S">
            <text:p>00:05:22</text:p>
          </table:table-cell>
        </table:table-row>
        <table:table-row table:style-name="ro1">
          <table:table-cell office:value-type="string">
            <text:p>0:21:05</text:p>
          </table:table-cell>
          <table:table-cell office:value-type="time" office:time-value="PT00H05M23S">
            <text:p>00:05:23</text:p>
          </table:table-cell>
        </table:table-row>
        <table:table-row table:style-name="ro1">
          <table:table-cell office:value-type="string">
            <text:p>0:21:10</text:p>
          </table:table-cell>
          <table:table-cell office:value-type="time" office:time-value="PT00H05M24S">
            <text:p>00:05:24</text:p>
          </table:table-cell>
        </table:table-row>
        <table:table-row table:style-name="ro1">
          <table:table-cell office:value-type="string">
            <text:p>0:21:15</text:p>
          </table:table-cell>
          <table:table-cell office:value-type="time" office:time-value="PT00H05M25S">
            <text:p>00:05:25</text:p>
          </table:table-cell>
        </table:table-row>
        <table:table-row table:style-name="ro1">
          <table:table-cell office:value-type="string">
            <text:p>0:21:20</text:p>
          </table:table-cell>
          <table:table-cell office:value-type="time" office:time-value="PT00H05M26S">
            <text:p>00:05:26</text:p>
          </table:table-cell>
        </table:table-row>
        <table:table-row table:style-name="ro1">
          <table:table-cell office:value-type="string">
            <text:p>0:21:25</text:p>
          </table:table-cell>
          <table:table-cell office:value-type="time" office:time-value="PT00H05M27S">
            <text:p>00:05:27</text:p>
          </table:table-cell>
        </table:table-row>
        <table:table-row table:style-name="ro1">
          <table:table-cell office:value-type="string">
            <text:p>0:21:30</text:p>
          </table:table-cell>
          <table:table-cell office:value-type="time" office:time-value="PT00H05M28S">
            <text:p>00:05:28</text:p>
          </table:table-cell>
        </table:table-row>
        <table:table-row table:style-name="ro1">
          <table:table-cell office:value-type="string">
            <text:p>0:21:35</text:p>
          </table:table-cell>
          <table:table-cell office:value-type="time" office:time-value="PT00H05M29S">
            <text:p>00:05:29</text:p>
          </table:table-cell>
        </table:table-row>
        <table:table-row table:style-name="ro1">
          <table:table-cell office:value-type="string">
            <text:p>0:21:40</text:p>
          </table:table-cell>
          <table:table-cell office:value-type="time" office:time-value="PT00H05M30S">
            <text:p>00:05:30</text:p>
          </table:table-cell>
        </table:table-row>
        <table:table-row table:style-name="ro1">
          <table:table-cell office:value-type="string">
            <text:p>0:21:45</text:p>
          </table:table-cell>
          <table:table-cell office:value-type="time" office:time-value="PT00H05M31S">
            <text:p>00:05:31</text:p>
          </table:table-cell>
        </table:table-row>
        <table:table-row table:style-name="ro1">
          <table:table-cell office:value-type="string">
            <text:p>0:21:50</text:p>
          </table:table-cell>
          <table:table-cell office:value-type="time" office:time-value="PT00H05M32S">
            <text:p>00:05:32</text:p>
          </table:table-cell>
        </table:table-row>
        <table:table-row table:style-name="ro1">
          <table:table-cell office:value-type="string">
            <text:p>0:21:55</text:p>
          </table:table-cell>
          <table:table-cell office:value-type="time" office:time-value="PT00H05M33S">
            <text:p>00:05:33</text:p>
          </table:table-cell>
        </table:table-row>
        <table:table-row table:style-name="ro1">
          <table:table-cell office:value-type="string">
            <text:p>0:22:00</text:p>
          </table:table-cell>
          <table:table-cell office:value-type="time" office:time-value="PT00H05M34S">
            <text:p>00:05:34</text:p>
          </table:table-cell>
        </table:table-row>
        <table:table-row table:style-name="ro1">
          <table:table-cell office:value-type="string">
            <text:p>0:22:05</text:p>
          </table:table-cell>
          <table:table-cell office:value-type="time" office:time-value="PT00H05M35S">
            <text:p>00:05:35</text:p>
          </table:table-cell>
        </table:table-row>
        <table:table-row table:style-name="ro1">
          <table:table-cell office:value-type="string">
            <text:p>0:22:10</text:p>
          </table:table-cell>
          <table:table-cell office:value-type="time" office:time-value="PT00H05M36S">
            <text:p>00:05:36</text:p>
          </table:table-cell>
        </table:table-row>
        <table:table-row table:style-name="ro1">
          <table:table-cell office:value-type="string">
            <text:p>0:22:15</text:p>
          </table:table-cell>
          <table:table-cell office:value-type="time" office:time-value="PT00H05M37S">
            <text:p>00:05:37</text:p>
          </table:table-cell>
        </table:table-row>
        <table:table-row table:style-name="ro1">
          <table:table-cell office:value-type="string">
            <text:p>0:22:20</text:p>
          </table:table-cell>
          <table:table-cell office:value-type="time" office:time-value="PT00H05M38S">
            <text:p>00:05:38</text:p>
          </table:table-cell>
        </table:table-row>
        <table:table-row table:style-name="ro1">
          <table:table-cell office:value-type="string">
            <text:p>0:22:25</text:p>
          </table:table-cell>
          <table:table-cell office:value-type="time" office:time-value="PT00H05M39S">
            <text:p>00:05:39</text:p>
          </table:table-cell>
        </table:table-row>
        <table:table-row table:style-name="ro1">
          <table:table-cell office:value-type="string">
            <text:p>0:22:30</text:p>
          </table:table-cell>
          <table:table-cell office:value-type="time" office:time-value="PT00H05M40S">
            <text:p>00:05:40</text:p>
          </table:table-cell>
        </table:table-row>
        <table:table-row table:style-name="ro1">
          <table:table-cell office:value-type="string">
            <text:p>0:22:35</text:p>
          </table:table-cell>
          <table:table-cell office:value-type="time" office:time-value="PT00H05M41S">
            <text:p>00:05:41</text:p>
          </table:table-cell>
        </table:table-row>
        <table:table-row table:style-name="ro1">
          <table:table-cell office:value-type="string">
            <text:p>0:22:40</text:p>
          </table:table-cell>
          <table:table-cell office:value-type="time" office:time-value="PT00H05M42S">
            <text:p>00:05:42</text:p>
          </table:table-cell>
        </table:table-row>
        <table:table-row table:style-name="ro1">
          <table:table-cell office:value-type="string">
            <text:p>0:22:45</text:p>
          </table:table-cell>
          <table:table-cell office:value-type="time" office:time-value="PT00H05M43S">
            <text:p>00:05:43</text:p>
          </table:table-cell>
        </table:table-row>
        <table:table-row table:style-name="ro1">
          <table:table-cell office:value-type="string">
            <text:p>0:22:50</text:p>
          </table:table-cell>
          <table:table-cell office:value-type="time" office:time-value="PT00H05M44S">
            <text:p>00:05:44</text:p>
          </table:table-cell>
        </table:table-row>
        <table:table-row table:style-name="ro1">
          <table:table-cell office:value-type="string">
            <text:p>0:22:55</text:p>
          </table:table-cell>
          <table:table-cell office:value-type="time" office:time-value="PT00H05M45S">
            <text:p>00:05:45</text:p>
          </table:table-cell>
        </table:table-row>
        <table:table-row table:style-name="ro1">
          <table:table-cell office:value-type="string">
            <text:p>0:23:00</text:p>
          </table:table-cell>
          <table:table-cell office:value-type="time" office:time-value="PT00H05M46S">
            <text:p>00:05:46</text:p>
          </table:table-cell>
        </table:table-row>
        <table:table-row table:style-name="ro1">
          <table:table-cell office:value-type="string">
            <text:p>0:23:05</text:p>
          </table:table-cell>
          <table:table-cell office:value-type="time" office:time-value="PT00H05M47S">
            <text:p>00:05:47</text:p>
          </table:table-cell>
        </table:table-row>
        <table:table-row table:style-name="ro1">
          <table:table-cell office:value-type="string">
            <text:p>0:23:10</text:p>
          </table:table-cell>
          <table:table-cell office:value-type="time" office:time-value="PT00H05M48S">
            <text:p>00:05:48</text:p>
          </table:table-cell>
        </table:table-row>
        <table:table-row table:style-name="ro1">
          <table:table-cell office:value-type="string">
            <text:p>0:23:15</text:p>
          </table:table-cell>
          <table:table-cell office:value-type="time" office:time-value="PT00H05M49S">
            <text:p>00:05:49</text:p>
          </table:table-cell>
        </table:table-row>
        <table:table-row table:style-name="ro1">
          <table:table-cell office:value-type="string">
            <text:p>0:23:20</text:p>
          </table:table-cell>
          <table:table-cell office:value-type="time" office:time-value="PT00H05M50S">
            <text:p>00:05:50</text:p>
          </table:table-cell>
        </table:table-row>
        <table:table-row table:style-name="ro1">
          <table:table-cell office:value-type="string">
            <text:p>0:23:25</text:p>
          </table:table-cell>
          <table:table-cell office:value-type="time" office:time-value="PT00H05M51S">
            <text:p>00:05:51</text:p>
          </table:table-cell>
        </table:table-row>
        <table:table-row table:style-name="ro1">
          <table:table-cell office:value-type="string">
            <text:p>0:23:30</text:p>
          </table:table-cell>
          <table:table-cell office:value-type="time" office:time-value="PT00H05M52S">
            <text:p>00:05:52</text:p>
          </table:table-cell>
        </table:table-row>
        <table:table-row table:style-name="ro1">
          <table:table-cell office:value-type="string">
            <text:p>0:23:35</text:p>
          </table:table-cell>
          <table:table-cell office:value-type="time" office:time-value="PT00H05M53S">
            <text:p>00:05:53</text:p>
          </table:table-cell>
        </table:table-row>
        <table:table-row table:style-name="ro1">
          <table:table-cell office:value-type="string">
            <text:p>0:23:40</text:p>
          </table:table-cell>
          <table:table-cell office:value-type="time" office:time-value="PT00H05M54S">
            <text:p>00:05:54</text:p>
          </table:table-cell>
        </table:table-row>
        <table:table-row table:style-name="ro1">
          <table:table-cell office:value-type="string">
            <text:p>0:23:45</text:p>
          </table:table-cell>
          <table:table-cell office:value-type="time" office:time-value="PT00H05M55S">
            <text:p>00:05:55</text:p>
          </table:table-cell>
        </table:table-row>
        <table:table-row table:style-name="ro1">
          <table:table-cell office:value-type="string">
            <text:p>0:23:50</text:p>
          </table:table-cell>
          <table:table-cell office:value-type="time" office:time-value="PT00H05M56S">
            <text:p>00:05:56</text:p>
          </table:table-cell>
        </table:table-row>
        <table:table-row table:style-name="ro1">
          <table:table-cell office:value-type="string">
            <text:p>0:23:55</text:p>
          </table:table-cell>
          <table:table-cell office:value-type="time" office:time-value="PT00H05M57S">
            <text:p>00:05:57</text:p>
          </table:table-cell>
        </table:table-row>
        <table:table-row table:style-name="ro1">
          <table:table-cell office:value-type="string">
            <text:p>0:24:00</text:p>
          </table:table-cell>
          <table:table-cell office:value-type="time" office:time-value="PT00H05M58S">
            <text:p>00:05:58</text:p>
          </table:table-cell>
        </table:table-row>
        <table:table-row table:style-name="ro1">
          <table:table-cell office:value-type="string">
            <text:p>0:24:05</text:p>
          </table:table-cell>
          <table:table-cell office:value-type="time" office:time-value="PT00H05M59S">
            <text:p>00:05:59</text:p>
          </table:table-cell>
        </table:table-row>
        <table:table-row table:style-name="ro1">
          <table:table-cell office:value-type="string">
            <text:p>0:24:10</text:p>
          </table:table-cell>
          <table:table-cell office:value-type="time" office:time-value="PT00H06M00S">
            <text:p>00:06:00</text:p>
          </table:table-cell>
        </table:table-row>
        <table:table-row table:style-name="ro1">
          <table:table-cell office:value-type="string">
            <text:p>0:24:15</text:p>
          </table:table-cell>
          <table:table-cell office:value-type="time" office:time-value="PT00H06M01S">
            <text:p>00:06:01</text:p>
          </table:table-cell>
        </table:table-row>
        <table:table-row table:style-name="ro1">
          <table:table-cell office:value-type="string">
            <text:p>0:24:20</text:p>
          </table:table-cell>
          <table:table-cell office:value-type="time" office:time-value="PT00H06M02S">
            <text:p>00:06:02</text:p>
          </table:table-cell>
        </table:table-row>
        <table:table-row table:style-name="ro1">
          <table:table-cell office:value-type="string">
            <text:p>0:24:25</text:p>
          </table:table-cell>
          <table:table-cell office:value-type="time" office:time-value="PT00H06M03S">
            <text:p>00:06:03</text:p>
          </table:table-cell>
        </table:table-row>
        <table:table-row table:style-name="ro1">
          <table:table-cell office:value-type="string">
            <text:p>0:24:30</text:p>
          </table:table-cell>
          <table:table-cell office:value-type="time" office:time-value="PT00H06M04S">
            <text:p>00:06:04</text:p>
          </table:table-cell>
        </table:table-row>
        <table:table-row table:style-name="ro1">
          <table:table-cell office:value-type="string">
            <text:p>0:24:35</text:p>
          </table:table-cell>
          <table:table-cell office:value-type="time" office:time-value="PT00H06M05S">
            <text:p>00:06:05</text:p>
          </table:table-cell>
        </table:table-row>
        <table:table-row table:style-name="ro1">
          <table:table-cell office:value-type="string">
            <text:p>0:24:40</text:p>
          </table:table-cell>
          <table:table-cell office:value-type="time" office:time-value="PT00H06M06S">
            <text:p>00:06:06</text:p>
          </table:table-cell>
        </table:table-row>
        <table:table-row table:style-name="ro1">
          <table:table-cell office:value-type="string">
            <text:p>0:24:45</text:p>
          </table:table-cell>
          <table:table-cell office:value-type="time" office:time-value="PT00H06M07S">
            <text:p>00:06:07</text:p>
          </table:table-cell>
        </table:table-row>
        <table:table-row table:style-name="ro1">
          <table:table-cell office:value-type="string">
            <text:p>0:24:50</text:p>
          </table:table-cell>
          <table:table-cell office:value-type="time" office:time-value="PT00H06M08S">
            <text:p>00:06:08</text:p>
          </table:table-cell>
        </table:table-row>
        <table:table-row table:style-name="ro1">
          <table:table-cell office:value-type="string">
            <text:p>0:24:55</text:p>
          </table:table-cell>
          <table:table-cell office:value-type="time" office:time-value="PT00H06M09S">
            <text:p>00:06:09</text:p>
          </table:table-cell>
        </table:table-row>
        <table:table-row table:style-name="ro1">
          <table:table-cell office:value-type="string">
            <text:p>0:25:00</text:p>
          </table:table-cell>
          <table:table-cell office:value-type="time" office:time-value="PT00H06M10S">
            <text:p>00:06:10</text:p>
          </table:table-cell>
        </table:table-row>
        <table:table-row table:style-name="ro1">
          <table:table-cell office:value-type="string">
            <text:p>0:25:05</text:p>
          </table:table-cell>
          <table:table-cell office:value-type="time" office:time-value="PT00H06M11S">
            <text:p>00:06:11</text:p>
          </table:table-cell>
        </table:table-row>
        <table:table-row table:style-name="ro1">
          <table:table-cell office:value-type="string">
            <text:p>0:25:10</text:p>
          </table:table-cell>
          <table:table-cell office:value-type="time" office:time-value="PT00H06M12S">
            <text:p>00:06:12</text:p>
          </table:table-cell>
        </table:table-row>
        <table:table-row table:style-name="ro1">
          <table:table-cell office:value-type="string">
            <text:p>0:25:15</text:p>
          </table:table-cell>
          <table:table-cell office:value-type="time" office:time-value="PT00H06M13S">
            <text:p>00:06:13</text:p>
          </table:table-cell>
        </table:table-row>
        <table:table-row table:style-name="ro1">
          <table:table-cell office:value-type="string">
            <text:p>0:25:20</text:p>
          </table:table-cell>
          <table:table-cell office:value-type="time" office:time-value="PT00H06M14S">
            <text:p>00:06:14</text:p>
          </table:table-cell>
        </table:table-row>
        <table:table-row table:style-name="ro1">
          <table:table-cell office:value-type="string">
            <text:p>0:25:25</text:p>
          </table:table-cell>
          <table:table-cell office:value-type="time" office:time-value="PT00H06M15S">
            <text:p>00:06:15</text:p>
          </table:table-cell>
        </table:table-row>
        <table:table-row table:style-name="ro1">
          <table:table-cell office:value-type="string">
            <text:p>0:25:30</text:p>
          </table:table-cell>
          <table:table-cell office:value-type="time" office:time-value="PT00H06M16S">
            <text:p>00:06:16</text:p>
          </table:table-cell>
        </table:table-row>
        <table:table-row table:style-name="ro1">
          <table:table-cell office:value-type="string">
            <text:p>0:25:35</text:p>
          </table:table-cell>
          <table:table-cell office:value-type="time" office:time-value="PT00H06M17S">
            <text:p>00:06:17</text:p>
          </table:table-cell>
        </table:table-row>
        <table:table-row table:style-name="ro1">
          <table:table-cell office:value-type="string">
            <text:p>0:25:40</text:p>
          </table:table-cell>
          <table:table-cell office:value-type="time" office:time-value="PT00H06M18S">
            <text:p>00:06:18</text:p>
          </table:table-cell>
        </table:table-row>
        <table:table-row table:style-name="ro1">
          <table:table-cell office:value-type="string">
            <text:p>0:25:45</text:p>
          </table:table-cell>
          <table:table-cell office:value-type="time" office:time-value="PT00H06M19S">
            <text:p>00:06:19</text:p>
          </table:table-cell>
        </table:table-row>
        <table:table-row table:style-name="ro1">
          <table:table-cell office:value-type="string">
            <text:p>0:25:50</text:p>
          </table:table-cell>
          <table:table-cell office:value-type="time" office:time-value="PT00H06M20S">
            <text:p>00:06:20</text:p>
          </table:table-cell>
        </table:table-row>
        <table:table-row table:style-name="ro1">
          <table:table-cell office:value-type="string">
            <text:p>0:25:55</text:p>
          </table:table-cell>
          <table:table-cell office:value-type="time" office:time-value="PT00H06M21S">
            <text:p>00:06:21</text:p>
          </table:table-cell>
        </table:table-row>
        <table:table-row table:style-name="ro1">
          <table:table-cell office:value-type="string">
            <text:p>0:26:00</text:p>
          </table:table-cell>
          <table:table-cell office:value-type="time" office:time-value="PT00H06M22S">
            <text:p>00:06:22</text:p>
          </table:table-cell>
        </table:table-row>
        <table:table-row table:style-name="ro1">
          <table:table-cell office:value-type="string">
            <text:p>0:26:05</text:p>
          </table:table-cell>
          <table:table-cell office:value-type="time" office:time-value="PT00H06M23S">
            <text:p>00:06:23</text:p>
          </table:table-cell>
        </table:table-row>
        <table:table-row table:style-name="ro1">
          <table:table-cell office:value-type="string">
            <text:p>0:26:10</text:p>
          </table:table-cell>
          <table:table-cell office:value-type="time" office:time-value="PT00H06M24S">
            <text:p>00:06:24</text:p>
          </table:table-cell>
        </table:table-row>
        <table:table-row table:style-name="ro1">
          <table:table-cell office:value-type="string">
            <text:p>0:26:15</text:p>
          </table:table-cell>
          <table:table-cell office:value-type="time" office:time-value="PT00H06M25S">
            <text:p>00:06:25</text:p>
          </table:table-cell>
        </table:table-row>
        <table:table-row table:style-name="ro1">
          <table:table-cell office:value-type="string">
            <text:p>0:26:20</text:p>
          </table:table-cell>
          <table:table-cell office:value-type="time" office:time-value="PT00H06M26S">
            <text:p>00:06:26</text:p>
          </table:table-cell>
        </table:table-row>
        <table:table-row table:style-name="ro1">
          <table:table-cell office:value-type="string">
            <text:p>0:26:25</text:p>
          </table:table-cell>
          <table:table-cell office:value-type="time" office:time-value="PT00H06M27S">
            <text:p>00:06:27</text:p>
          </table:table-cell>
        </table:table-row>
        <table:table-row table:style-name="ro1">
          <table:table-cell office:value-type="string">
            <text:p>0:26:30</text:p>
          </table:table-cell>
          <table:table-cell office:value-type="time" office:time-value="PT00H06M28S">
            <text:p>00:06:28</text:p>
          </table:table-cell>
        </table:table-row>
        <table:table-row table:style-name="ro1">
          <table:table-cell office:value-type="string">
            <text:p>0:26:35</text:p>
          </table:table-cell>
          <table:table-cell office:value-type="time" office:time-value="PT00H06M29S">
            <text:p>00:06:29</text:p>
          </table:table-cell>
        </table:table-row>
        <table:table-row table:style-name="ro1">
          <table:table-cell office:value-type="string">
            <text:p>0:26:40</text:p>
          </table:table-cell>
          <table:table-cell office:value-type="time" office:time-value="PT00H06M30S">
            <text:p>00:06:30</text:p>
          </table:table-cell>
        </table:table-row>
        <table:table-row table:style-name="ro1">
          <table:table-cell office:value-type="string">
            <text:p>0:26:45</text:p>
          </table:table-cell>
          <table:table-cell office:value-type="time" office:time-value="PT00H06M31S">
            <text:p>00:06:31</text:p>
          </table:table-cell>
        </table:table-row>
        <table:table-row table:style-name="ro1">
          <table:table-cell office:value-type="string">
            <text:p>0:26:50</text:p>
          </table:table-cell>
          <table:table-cell office:value-type="time" office:time-value="PT00H06M32S">
            <text:p>00:06:32</text:p>
          </table:table-cell>
        </table:table-row>
        <table:table-row table:style-name="ro1">
          <table:table-cell office:value-type="string">
            <text:p>0:26:55</text:p>
          </table:table-cell>
          <table:table-cell office:value-type="time" office:time-value="PT00H06M33S">
            <text:p>00:06:33</text:p>
          </table:table-cell>
        </table:table-row>
        <table:table-row table:style-name="ro1">
          <table:table-cell office:value-type="string">
            <text:p>0:27:00</text:p>
          </table:table-cell>
          <table:table-cell office:value-type="time" office:time-value="PT00H06M34S">
            <text:p>00:06:34</text:p>
          </table:table-cell>
        </table:table-row>
        <table:table-row table:style-name="ro1">
          <table:table-cell office:value-type="string">
            <text:p>0:27:05</text:p>
          </table:table-cell>
          <table:table-cell office:value-type="time" office:time-value="PT00H06M35S">
            <text:p>00:06:35</text:p>
          </table:table-cell>
        </table:table-row>
        <table:table-row table:style-name="ro1">
          <table:table-cell office:value-type="string">
            <text:p>0:27:10</text:p>
          </table:table-cell>
          <table:table-cell office:value-type="time" office:time-value="PT00H06M36S">
            <text:p>00:06:36</text:p>
          </table:table-cell>
        </table:table-row>
        <table:table-row table:style-name="ro1">
          <table:table-cell office:value-type="string">
            <text:p>0:27:15</text:p>
          </table:table-cell>
          <table:table-cell office:value-type="time" office:time-value="PT00H06M37S">
            <text:p>00:06:37</text:p>
          </table:table-cell>
        </table:table-row>
        <table:table-row table:style-name="ro1">
          <table:table-cell office:value-type="string">
            <text:p>0:27:20</text:p>
          </table:table-cell>
          <table:table-cell office:value-type="time" office:time-value="PT00H06M38S">
            <text:p>00:06:38</text:p>
          </table:table-cell>
        </table:table-row>
        <table:table-row table:style-name="ro1">
          <table:table-cell office:value-type="string">
            <text:p>0:27:25</text:p>
          </table:table-cell>
          <table:table-cell office:value-type="time" office:time-value="PT00H06M39S">
            <text:p>00:06:39</text:p>
          </table:table-cell>
        </table:table-row>
        <table:table-row table:style-name="ro1">
          <table:table-cell office:value-type="string">
            <text:p>0:27:30</text:p>
          </table:table-cell>
          <table:table-cell office:value-type="time" office:time-value="PT00H06M40S">
            <text:p>00:06:40</text:p>
          </table:table-cell>
        </table:table-row>
        <table:table-row table:style-name="ro1">
          <table:table-cell office:value-type="string">
            <text:p>0:27:35</text:p>
          </table:table-cell>
          <table:table-cell office:value-type="time" office:time-value="PT00H06M41S">
            <text:p>00:06:41</text:p>
          </table:table-cell>
        </table:table-row>
        <table:table-row table:style-name="ro1">
          <table:table-cell office:value-type="string">
            <text:p>0:27:40</text:p>
          </table:table-cell>
          <table:table-cell office:value-type="time" office:time-value="PT00H06M42S">
            <text:p>00:06:42</text:p>
          </table:table-cell>
        </table:table-row>
        <table:table-row table:style-name="ro1">
          <table:table-cell office:value-type="string">
            <text:p>0:27:45</text:p>
          </table:table-cell>
          <table:table-cell office:value-type="time" office:time-value="PT00H06M43S">
            <text:p>00:06:43</text:p>
          </table:table-cell>
        </table:table-row>
        <table:table-row table:style-name="ro1">
          <table:table-cell office:value-type="string">
            <text:p>0:27:50</text:p>
          </table:table-cell>
          <table:table-cell office:value-type="time" office:time-value="PT00H06M44S">
            <text:p>00:06:44</text:p>
          </table:table-cell>
        </table:table-row>
        <table:table-row table:style-name="ro1">
          <table:table-cell office:value-type="string">
            <text:p>0:27:55</text:p>
          </table:table-cell>
          <table:table-cell office:value-type="time" office:time-value="PT00H06M45S">
            <text:p>00:06:45</text:p>
          </table:table-cell>
        </table:table-row>
        <table:table-row table:style-name="ro1">
          <table:table-cell office:value-type="string">
            <text:p>0:28:00</text:p>
          </table:table-cell>
          <table:table-cell office:value-type="time" office:time-value="PT00H06M46S">
            <text:p>00:06:46</text:p>
          </table:table-cell>
        </table:table-row>
        <table:table-row table:style-name="ro1">
          <table:table-cell office:value-type="string">
            <text:p>0:28:05</text:p>
          </table:table-cell>
          <table:table-cell office:value-type="time" office:time-value="PT00H06M47S">
            <text:p>00:06:47</text:p>
          </table:table-cell>
        </table:table-row>
        <table:table-row table:style-name="ro1">
          <table:table-cell office:value-type="string">
            <text:p>0:28:10</text:p>
          </table:table-cell>
          <table:table-cell office:value-type="time" office:time-value="PT00H06M48S">
            <text:p>00:06:48</text:p>
          </table:table-cell>
        </table:table-row>
        <table:table-row table:style-name="ro1">
          <table:table-cell office:value-type="string">
            <text:p>0:28:15</text:p>
          </table:table-cell>
          <table:table-cell office:value-type="time" office:time-value="PT00H06M49S">
            <text:p>00:06:49</text:p>
          </table:table-cell>
        </table:table-row>
        <table:table-row table:style-name="ro1">
          <table:table-cell office:value-type="string">
            <text:p>0:28:20</text:p>
          </table:table-cell>
          <table:table-cell office:value-type="time" office:time-value="PT00H06M50S">
            <text:p>00:06:50</text:p>
          </table:table-cell>
        </table:table-row>
        <table:table-row table:style-name="ro1">
          <table:table-cell office:value-type="string">
            <text:p>0:28:25</text:p>
          </table:table-cell>
          <table:table-cell office:value-type="time" office:time-value="PT00H06M51S">
            <text:p>00:06:51</text:p>
          </table:table-cell>
        </table:table-row>
        <table:table-row table:style-name="ro1">
          <table:table-cell office:value-type="string">
            <text:p>0:28:30</text:p>
          </table:table-cell>
          <table:table-cell office:value-type="time" office:time-value="PT00H06M52S">
            <text:p>00:06:52</text:p>
          </table:table-cell>
        </table:table-row>
        <table:table-row table:style-name="ro1">
          <table:table-cell office:value-type="string">
            <text:p>0:28:35</text:p>
          </table:table-cell>
          <table:table-cell office:value-type="time" office:time-value="PT00H06M53S">
            <text:p>00:06:53</text:p>
          </table:table-cell>
        </table:table-row>
        <table:table-row table:style-name="ro1">
          <table:table-cell office:value-type="string">
            <text:p>0:28:40</text:p>
          </table:table-cell>
          <table:table-cell office:value-type="time" office:time-value="PT00H06M54S">
            <text:p>00:06:54</text:p>
          </table:table-cell>
        </table:table-row>
        <table:table-row table:style-name="ro1">
          <table:table-cell office:value-type="string">
            <text:p>0:28:45</text:p>
          </table:table-cell>
          <table:table-cell office:value-type="time" office:time-value="PT00H06M55S">
            <text:p>00:06:55</text:p>
          </table:table-cell>
        </table:table-row>
        <table:table-row table:style-name="ro1">
          <table:table-cell office:value-type="string">
            <text:p>0:28:50</text:p>
          </table:table-cell>
          <table:table-cell office:value-type="time" office:time-value="PT00H06M56S">
            <text:p>00:06:56</text:p>
          </table:table-cell>
        </table:table-row>
        <table:table-row table:style-name="ro1">
          <table:table-cell office:value-type="string">
            <text:p>0:28:55</text:p>
          </table:table-cell>
          <table:table-cell office:value-type="time" office:time-value="PT00H06M57S">
            <text:p>00:06:57</text:p>
          </table:table-cell>
        </table:table-row>
        <table:table-row table:style-name="ro1">
          <table:table-cell office:value-type="string">
            <text:p>0:29:00</text:p>
          </table:table-cell>
          <table:table-cell office:value-type="time" office:time-value="PT00H06M58S">
            <text:p>00:06:58</text:p>
          </table:table-cell>
        </table:table-row>
        <table:table-row table:style-name="ro1">
          <table:table-cell office:value-type="string">
            <text:p>0:29:05</text:p>
          </table:table-cell>
          <table:table-cell office:value-type="time" office:time-value="PT00H06M59S">
            <text:p>00:06:59</text:p>
          </table:table-cell>
        </table:table-row>
        <table:table-row table:style-name="ro1">
          <table:table-cell office:value-type="string">
            <text:p>0:29:10</text:p>
          </table:table-cell>
          <table:table-cell office:value-type="time" office:time-value="PT00H07M00S">
            <text:p>00:07:00</text:p>
          </table:table-cell>
        </table:table-row>
        <table:table-row table:style-name="ro1">
          <table:table-cell office:value-type="string">
            <text:p>0:29:15</text:p>
          </table:table-cell>
          <table:table-cell office:value-type="time" office:time-value="PT00H07M01S">
            <text:p>00:07:01</text:p>
          </table:table-cell>
        </table:table-row>
        <table:table-row table:style-name="ro1">
          <table:table-cell office:value-type="string">
            <text:p>0:29:20</text:p>
          </table:table-cell>
          <table:table-cell office:value-type="time" office:time-value="PT00H07M02S">
            <text:p>00:07:02</text:p>
          </table:table-cell>
        </table:table-row>
        <table:table-row table:style-name="ro1">
          <table:table-cell office:value-type="string">
            <text:p>0:29:25</text:p>
          </table:table-cell>
          <table:table-cell office:value-type="time" office:time-value="PT00H07M03S">
            <text:p>00:07:03</text:p>
          </table:table-cell>
        </table:table-row>
        <table:table-row table:style-name="ro1">
          <table:table-cell office:value-type="string">
            <text:p>0:29:30</text:p>
          </table:table-cell>
          <table:table-cell office:value-type="time" office:time-value="PT00H07M04S">
            <text:p>00:07:04</text:p>
          </table:table-cell>
        </table:table-row>
        <table:table-row table:style-name="ro1">
          <table:table-cell office:value-type="string">
            <text:p>0:29:35</text:p>
          </table:table-cell>
          <table:table-cell office:value-type="time" office:time-value="PT00H07M05S">
            <text:p>00:07:05</text:p>
          </table:table-cell>
        </table:table-row>
        <table:table-row table:style-name="ro1">
          <table:table-cell office:value-type="string">
            <text:p>0:29:40</text:p>
          </table:table-cell>
          <table:table-cell office:value-type="time" office:time-value="PT00H07M06S">
            <text:p>00:07:06</text:p>
          </table:table-cell>
        </table:table-row>
        <table:table-row table:style-name="ro1">
          <table:table-cell office:value-type="string">
            <text:p>0:29:45</text:p>
          </table:table-cell>
          <table:table-cell office:value-type="time" office:time-value="PT00H07M07S">
            <text:p>00:07:07</text:p>
          </table:table-cell>
        </table:table-row>
        <table:table-row table:style-name="ro1">
          <table:table-cell office:value-type="string">
            <text:p>0:29:50</text:p>
          </table:table-cell>
          <table:table-cell office:value-type="time" office:time-value="PT00H07M08S">
            <text:p>00:07:08</text:p>
          </table:table-cell>
        </table:table-row>
        <table:table-row table:style-name="ro1">
          <table:table-cell office:value-type="string">
            <text:p>0:29:55</text:p>
          </table:table-cell>
          <table:table-cell office:value-type="time" office:time-value="PT00H07M09S">
            <text:p>00:07:09</text:p>
          </table:table-cell>
        </table:table-row>
        <table:table-row table:style-name="ro1">
          <table:table-cell office:value-type="string">
            <text:p>0:30:00</text:p>
          </table:table-cell>
          <table:table-cell office:value-type="time" office:time-value="PT00H07M10S">
            <text:p>00:07: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09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hys Campbell</meta:initial-creator>
    <meta:creation-date>2012-02-21T08:46:30</meta:creation-date>
    <dc:date>2012-02-21T09:02:33</dc:date>
    <dc:creator>Rhys Campbell</dc:creator>
    <meta:editing-duration>PT16M3S</meta:editing-duration>
    <meta:editing-cycles>1</meta:editing-cycles>
    <meta:document-statistic meta:table-count="5" meta:cell-count="2372" meta:object-count="0"/>
    <meta:generator>OpenOffice.org/3.3$Unix OpenOffice.org_project/330m20$Build-9567</meta:generator>
  </office:meta>
</office:document-meta>
</file>